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D000001FF97F071DD5FC0A37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TimesNewRomanPS" svg:font-family="TimesNewRomanPS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e13" officeooo:paragraph-rsid="00043e13"/>
    </style:style>
    <style:style style:name="P2" style:family="paragraph" style:parent-style-name="Standard">
      <style:text-properties officeooo:rsid="00043e13" officeooo:paragraph-rsid="0004ff3c"/>
    </style:style>
    <style:style style:name="P3" style:family="paragraph" style:parent-style-name="Standard">
      <style:paragraph-properties fo:text-align="start" style:justify-single-word="false"/>
      <style:text-properties officeooo:rsid="00043e13" officeooo:paragraph-rsid="0004ff3c"/>
    </style:style>
    <style:style style:name="P4" style:family="paragraph" style:parent-style-name="Standard">
      <style:text-properties fo:font-size="18pt" fo:font-weight="bold" officeooo:rsid="00043e13" officeooo:paragraph-rsid="00043e1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officeooo:rsid="00043e13" officeooo:paragraph-rsid="00043e13" style:font-size-asian="14pt" style:font-size-complex="14pt"/>
    </style:style>
    <style:style style:name="P6" style:family="paragraph" style:parent-style-name="Standard">
      <style:text-properties fo:font-size="14pt" fo:font-weight="bold" officeooo:rsid="00043e13" officeooo:paragraph-rsid="00043e1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43e13" officeooo:paragraph-rsid="0004ff3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43e13" officeooo:paragraph-rsid="0005894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43e13" officeooo:paragraph-rsid="000a928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43e13" officeooo:paragraph-rsid="000f2df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43e13" officeooo:paragraph-rsid="00158ea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58940" officeooo:paragraph-rsid="0005894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paragraph-rsid="0005894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69983" officeooo:paragraph-rsid="00169983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04ff3c" officeooo:paragraph-rsid="0004ff3c"/>
    </style:style>
    <style:style style:name="P16" style:family="paragraph" style:parent-style-name="Standard">
      <style:text-properties officeooo:paragraph-rsid="00058940"/>
    </style:style>
    <style:style style:name="P17" style:family="paragraph" style:parent-style-name="Standard">
      <style:text-properties officeooo:rsid="00058940" officeooo:paragraph-rsid="00058940"/>
    </style:style>
    <style:style style:name="P18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Liberation Serif" fo:font-size="14pt" fo:font-weight="bold" officeooo:paragraph-rsid="0005894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fo:font-weight="bold" officeooo:paragraph-rsid="00085eb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officeooo:rsid="00043e13" officeooo:paragraph-rsid="00043e13" style:font-size-asian="36pt" style:font-weight-asian="bold" style:font-size-complex="3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36pt" fo:font-weight="bold" officeooo:rsid="00043e13" officeooo:paragraph-rsid="00043e13" style:font-size-asian="36pt" style:font-weight-asian="bold" style:font-size-complex="3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36pt" officeooo:paragraph-rsid="00043e13" style:font-size-asian="36pt" style:font-size-complex="36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43e13" officeooo:paragraph-rsid="00043e13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751f5" officeooo:paragraph-rsid="00043e1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2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paragraph-rsid="000a3138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style:font-size-asian="12pt" style:font-size-complex="12pt"/>
    </style:style>
    <style:style style:name="P31" style:family="paragraph" style:parent-style-name="Standard">
      <style:text-properties style:font-name="Liberation Serif" fo:font-size="12pt" officeooo:paragraph-rsid="00085eb3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0a3138" style:font-size-asian="12pt" style:font-size-complex="12pt"/>
    </style:style>
    <style:style style:name="P33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paragraph-rsid="00058940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paragraph-rsid="0007990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paragraph-rsid="000a3138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079902" officeooo:paragraph-rsid="00079902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079902" officeooo:paragraph-rsid="00085eb3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085eb3" officeooo:paragraph-rsid="00085eb3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8pt" fo:font-weight="bold" officeooo:rsid="000751f5" officeooo:paragraph-rsid="000751f5" style:font-size-asian="18pt" style:font-weight-asian="bold" style:font-size-complex="18pt" style:font-weight-complex="bold"/>
    </style:style>
    <style:style style:name="P41" style:family="paragraph" style:parent-style-name="Standard">
      <style:text-properties fo:font-size="12pt" fo:font-weight="normal" officeooo:rsid="00043e13" officeooo:paragraph-rsid="000f2df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043e13" officeooo:paragraph-rsid="00058940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0f2dfc" officeooo:paragraph-rsid="000f2df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0a9289" officeooo:paragraph-rsid="000a9289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58ea1" officeooo:paragraph-rsid="00158ea1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weight="bold" officeooo:rsid="00058940" officeooo:paragraph-rsid="00058940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5pt" officeooo:paragraph-rsid="000751f5" style:font-size-asian="15pt" style:font-size-complex="15pt"/>
    </style:style>
    <style:style style:name="P48" style:family="paragraph" style:parent-style-name="Standard">
      <style:text-properties officeooo:paragraph-rsid="00085eb3"/>
    </style:style>
    <style:style style:name="P49" style:family="paragraph" style:parent-style-name="Standard">
      <style:text-properties style:font-name="sans-serif" fo:font-size="21pt" fo:font-weight="bold" style:font-size-asian="14pt" style:font-weight-asian="bold" style:font-size-complex="14pt" style:font-weight-complex="bold"/>
    </style:style>
    <style:style style:name="P50" style:family="paragraph" style:parent-style-name="Standard">
      <style:text-properties officeooo:rsid="001883c9" officeooo:paragraph-rsid="001883c9"/>
    </style:style>
    <style:style style:name="P51" style:family="paragraph" style:parent-style-name="Table_20_Contents">
      <style:paragraph-properties fo:text-align="center" style:justify-single-word="false"/>
      <style:text-properties officeooo:rsid="001883c9"/>
    </style:style>
    <style:style style:name="P52" style:family="paragraph" style:parent-style-name="Table_20_Contents">
      <style:paragraph-properties fo:text-align="center" style:justify-single-word="false"/>
      <style:text-properties officeooo:rsid="001883c9" officeooo:paragraph-rsid="001883c9"/>
    </style:style>
    <style:style style:name="P53" style:family="paragraph" style:parent-style-name="Table_20_Contents">
      <style:text-properties officeooo:rsid="001883c9" officeooo:paragraph-rsid="001883c9"/>
    </style:style>
    <style:style style:name="P54" style:family="paragraph" style:parent-style-name="Standard" style:list-style-name="L1">
      <style:text-properties fo:font-size="12pt" fo:font-weight="normal" officeooo:rsid="0004ff3c" officeooo:paragraph-rsid="0004ff3c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bold" officeooo:rsid="001d6279" officeooo:paragraph-rsid="001d6279" style:font-size-asian="12pt" style:font-weight-asian="bold" style:font-size-complex="12pt" style:font-weight-complex="bold"/>
    </style:style>
    <style:style style:name="P56" style:family="paragraph" style:parent-style-name="Standard" style:list-style-name="L1">
      <style:text-properties officeooo:rsid="00043e13" officeooo:paragraph-rsid="0004ff3c"/>
    </style:style>
    <style:style style:name="P57" style:family="paragraph" style:parent-style-name="Standard" style:list-style-name="L2">
      <style:text-properties officeooo:paragraph-rsid="0004ff3c"/>
    </style:style>
    <style:style style:name="P58" style:family="paragraph" style:parent-style-name="Standard" style:list-style-name="L2">
      <style:text-properties officeooo:paragraph-rsid="00058940"/>
    </style:style>
    <style:style style:name="P59" style:family="paragraph" style:parent-style-name="Standard" style:list-style-name="L2">
      <style:text-properties officeooo:paragraph-rsid="001be42f"/>
    </style:style>
    <style:style style:name="P60" style:family="paragraph" style:parent-style-name="Standard" style:list-style-name="L2">
      <style:text-properties officeooo:rsid="0004ff3c" officeooo:paragraph-rsid="0004ff3c"/>
    </style:style>
    <style:style style:name="P61" style:family="paragraph" style:parent-style-name="Standard" style:list-style-name="L2">
      <style:text-properties officeooo:rsid="0004ff3c" officeooo:paragraph-rsid="00058940"/>
    </style:style>
    <style:style style:name="P62" style:family="paragraph" style:parent-style-name="Standard" style:list-style-name="L2">
      <style:text-properties officeooo:rsid="00058940" officeooo:paragraph-rsid="00058940"/>
    </style:style>
    <style:style style:name="P63" style:family="paragraph" style:parent-style-name="Standard" style:list-style-name="L3">
      <style:text-properties officeooo:rsid="00058940" officeooo:paragraph-rsid="00058940"/>
    </style:style>
    <style:style style:name="P64" style:family="paragraph" style:parent-style-name="Standard" style:list-style-name="L4">
      <style:text-properties officeooo:paragraph-rsid="00085eb3"/>
    </style:style>
    <style:style style:name="P65" style:family="paragraph" style:parent-style-name="Standard" style:list-style-name="L4">
      <style:text-properties style:font-name="Liberation Serif" fo:font-size="12pt" fo:font-weight="normal" officeooo:rsid="00085eb3" officeooo:paragraph-rsid="00085eb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8pt" fo:font-weight="bold" officeooo:rsid="00043e13" officeooo:paragraph-rsid="00043e13" style:font-size-asian="18pt" style:font-weight-asian="bold" style:font-size-complex="1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1be42f" officeooo:paragraph-rsid="001be42f"/>
    </style:style>
    <style:style style:name="P68" style:family="paragraph" style:parent-style-name="Table_20_Contents">
      <style:text-properties officeooo:rsid="001be42f" officeooo:paragraph-rsid="001be42f"/>
    </style:style>
    <style:style style:name="P69" style:family="paragraph">
      <loext:graphic-properties draw:fill="solid" draw:fill-color="#cccccc"/>
    </style:style>
    <style:style style:name="P70" style:family="paragraph">
      <style:paragraph-properties fo:text-align="start" style:writing-mode="lr-tb"/>
    </style:style>
    <style:style style:name="P71" style:family="paragraph">
      <loext:graphic-properties draw:fill="none"/>
      <style:paragraph-properties fo:text-align="start" style:writing-mode="lr-tb"/>
      <style:text-properties fo:font-size="11.3000001907349pt" style:font-size-asian="11.3000001907349pt" style:font-size-complex="11.3000001907349pt"/>
    </style:style>
    <style:style style:name="P72" style:family="paragraph">
      <loext:graphic-properties draw:fill="solid" draw:fill-color="#000000"/>
    </style:style>
    <style:style style:name="P73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ff3c" style:font-weight-asian="bold" style:font-weight-complex="bold"/>
    </style:style>
    <style:style style:name="T4" style:family="text">
      <style:text-properties fo:font-weight="bold" officeooo:rsid="0013dfa7" style:font-weight-asian="bold" style:font-weight-complex="bold"/>
    </style:style>
    <style:style style:name="T5" style:family="text">
      <style:text-properties officeooo:rsid="0004ff3c"/>
    </style:style>
    <style:style style:name="T6" style:family="text">
      <style:text-properties fo:font-size="12pt" fo:font-weight="normal" officeooo:rsid="0007990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a928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dfa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be42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85eb3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f2dfc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3dfa7" style:font-size-asian="12pt" style:font-weight-asian="normal" style:font-size-complex="12pt" style:font-weight-complex="normal"/>
    </style:style>
    <style:style style:name="T13" style:family="text">
      <style:text-properties officeooo:rsid="000751f5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0751f5"/>
    </style:style>
    <style:style style:name="T16" style:family="text">
      <style:text-properties style:font-name="Liberation Serif" fo:font-weight="bold" officeooo:rsid="000751f5" style:font-weight-asian="bold" style:font-weight-complex="bold"/>
    </style:style>
    <style:style style:name="T17" style:family="text">
      <style:text-properties style:font-name="Liberation Serif" fo:font-weight="bold" officeooo:rsid="00043e13" style:font-weight-asian="bold" style:font-weight-complex="bold"/>
    </style:style>
    <style:style style:name="T18" style:family="text">
      <style:text-properties style:font-name="Liberation Serif" fo:font-weight="normal" officeooo:rsid="000751f5" style:font-weight-asian="normal" style:font-weight-complex="normal"/>
    </style:style>
    <style:style style:name="T19" style:family="text">
      <style:text-properties style:font-name="Liberation Serif" fo:font-size="12pt" fo:font-weight="normal" officeooo:rsid="00079902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085eb3" style:font-size-asian="10.5pt" style:font-weight-asian="normal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4ff3c" style:font-weight-asian="normal" style:font-weight-complex="normal"/>
    </style:style>
    <style:style style:name="T23" style:family="text">
      <style:text-properties fo:font-weight="normal" officeooo:rsid="001be42f" style:font-weight-asian="normal" style:font-weight-complex="normal"/>
    </style:style>
    <style:style style:name="T24" style:family="text">
      <style:text-properties officeooo:rsid="00079902"/>
    </style:style>
    <style:style style:name="T25" style:family="text">
      <style:text-properties officeooo:rsid="00085eb3"/>
    </style:style>
    <style:style style:name="T26" style:family="text">
      <style:text-properties officeooo:rsid="000a3138"/>
    </style:style>
    <style:style style:name="T27" style:family="text">
      <style:text-properties officeooo:rsid="000f2dfc"/>
    </style:style>
    <style:style style:name="T28" style:family="text">
      <style:text-properties officeooo:rsid="0013dfa7"/>
    </style:style>
    <style:style style:name="T29" style:family="text">
      <style:text-properties officeooo:rsid="00169983"/>
    </style:style>
    <style:style style:name="T30" style:family="text">
      <style:text-properties officeooo:rsid="001883c9"/>
    </style:style>
    <style:style style:name="T31" style:family="text">
      <style:text-properties officeooo:rsid="001a6f8f"/>
    </style:style>
    <style:style style:name="T32" style:family="text">
      <style:text-properties officeooo:rsid="001be42f"/>
    </style:style>
    <style:style style:name="T33" style:family="text">
      <style:text-properties fo:color="#000000" style:font-name="TimesNewRomanPS" fo:font-size="11.3000001907349pt" fo:font-weight="bold" style:font-size-asian="11.3000001907349pt" style:font-name-complex="TimesNewRomanPS" style:font-size-complex="11.3000001907349pt" style:font-weight-complex="bold"/>
    </style:style>
    <style:style style:name="T34" style:family="text">
      <style:text-properties fo:color="#000000" style:font-name="TimesNewRoman" fo:font-size="11.3000001907349pt" style:font-size-asian="11.3000001907349pt" style:font-name-complex="TimesNewRoman" style:font-size-complex="11.3000001907349pt"/>
    </style:style>
    <style:style style:name="T35" style:family="text">
      <style:text-properties fo:color="#000000" style:font-name="TimesNewRoman" fo:font-size="10.3999996185303pt" style:font-size-asian="10.3999996185303pt" style:font-name-complex="TimesNewRoman" style:font-size-complex="10.399999618530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ccccc" style:run-through="foreground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1854in" fo:min-width="0.548in" fo:padding-top="0in" fo:padding-bottom="0in" fo:padding-left="0in" fo:padding-right="0in" style:run-through="foreground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1854in" fo:min-width="4.6165in" fo:padding-top="0in" fo:padding-bottom="0in" fo:padding-left="0in" fo:padding-right="0in" style:run-through="foreground"/>
    </style:style>
    <style:style style:name="gr5" style:family="graphic">
      <style:graphic-properties draw:stroke="none" draw:fill="solid" draw:fill-color="#000000" style:run-through="foreground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1811in" fo:min-width="0.1563in" fo:padding-top="0in" fo:padding-bottom="0in" fo:padding-left="0in" fo:padding-right="0in" style:run-through="foreground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1854in" fo:min-width="0.6654in" fo:padding-top="0in" fo:padding-bottom="0in" fo:padding-left="0in" fo:padding-right="0in" style:run-through="foreground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1854in" fo:min-width="0.7547in" fo:padding-top="0in" fo:padding-bottom="0in" fo:padding-left="0in" fo:padding-right="0in" style:run-through="foreground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1854in" fo:min-width="0.5744in" fo:padding-top="0in" fo:padding-bottom="0in" fo:padding-left="0in" fo:padding-right="0in" style:run-through="foreground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1854in" fo:min-width="1.5583in" fo:padding-top="0in" fo:padding-bottom="0in" fo:padding-left="0in" fo:padding-right="0in" style:run-through="foreground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1673in" fo:min-width="0.5807in" fo:padding-top="0in" fo:padding-bottom="0in" fo:padding-left="0in" fo:padding-right="0in" style:run-through="foreground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1673in" fo:min-width="1.3374in" fo:padding-top="0in" fo:padding-bottom="0in" fo:padding-left="0in" fo:padding-right="0in" style:run-through="foreground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1673in" fo:min-width="0.698in" fo:padding-top="0in" fo:padding-bottom="0in" fo:padding-left="0in" fo:padding-right="0in" style:run-through="foreground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1673in" fo:min-width="0.5307in" fo:padding-top="0in" fo:padding-bottom="0in" fo:padding-left="0in" fo:padding-right="0in" style:run-through="foreground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3661in" fo:min-width="1.0874in" fo:padding-top="0in" fo:padding-bottom="0in" fo:padding-left="0in" fo:padding-right="0in" style:run-through="foreground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1673in" fo:min-width="3.0362in" fo:padding-top="0in" fo:padding-bottom="0in" fo:padding-left="0in" fo:padding-right="0in" style:run-through="foreground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1854in" fo:min-width="0.8453in" fo:padding-top="0in" fo:padding-bottom="0in" fo:padding-left="0in" fo:padding-right="0in" style:run-through="foreground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1854in" fo:min-width="0.6665in" fo:padding-top="0in" fo:padding-bottom="0in" fo:padding-left="0in" fo:padding-right="0in" style:run-through="foreground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1854in" fo:min-width="0.6008in" fo:padding-top="0in" fo:padding-bottom="0in" fo:padding-left="0in" fo:padding-right="0in" style:run-through="foreground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1854in" fo:min-width="0.7346in" fo:padding-top="0in" fo:padding-bottom="0in" fo:padding-left="0in" fo:padding-right="0in" style:run-through="foreground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1854in" fo:min-width="1.2425in" fo:padding-top="0in" fo:padding-bottom="0in" fo:padding-left="0in" fo:padding-right="0in" style:run-through="foreground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3339in" fo:min-width="0.9126in" fo:padding-top="0in" fo:padding-bottom="0in" fo:padding-left="0in" fo:padding-right="0in" style:run-through="foreground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3339in" fo:min-width="0.5063in" fo:padding-top="0in" fo:padding-bottom="0in" fo:padding-left="0in" fo:padding-right="0in" style:run-through="foreground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5008in" fo:min-width="0.952in" fo:padding-top="0in" fo:padding-bottom="0in" fo:padding-left="0in" fo:padding-right="0in" style:run-through="foreground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1854in" fo:min-width="0.1563in" fo:padding-top="0in" fo:padding-bottom="0in" fo:padding-left="0in" fo:padding-right="0in" style:run-through="foreground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1854in" fo:min-width="0.7575in" fo:padding-top="0in" fo:padding-bottom="0in" fo:padding-left="0in" fo:padding-right="0in" style:run-through="foreground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3339in" fo:min-width="4.8091in" fo:padding-top="0in" fo:padding-bottom="0in" fo:padding-left="0in" fo:padding-right="0in" style:run-through="foreground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1854in" fo:min-width="0.6138in" fo:padding-top="0in" fo:padding-bottom="0in" fo:padding-left="0in" fo:padding-right="0in" style:run-through="foreground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1854in" fo:min-width="0.8575in" fo:padding-top="0in" fo:padding-bottom="0in" fo:padding-left="0in" fo:padding-right="0in" style:run-through="foreground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102in" fo:min-width="0.548in" fo:padding-top="0in" fo:padding-bottom="0in" fo:padding-left="0in" fo:padding-right="0in" style:run-through="foreground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102in" fo:min-width="4.6165in" fo:padding-top="0in" fo:padding-bottom="0in" fo:padding-left="0in" fo:padding-right="0in" style:run-through="foreground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02in" fo:min-width="0.1563in" fo:padding-top="0in" fo:padding-bottom="0in" fo:padding-left="0in" fo:padding-right="0in" style:run-through="foreground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102in" fo:min-width="0.6654in" fo:padding-top="0in" fo:padding-bottom="0in" fo:padding-left="0in" fo:padding-right="0in" style:run-through="foreground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3102in" fo:min-width="0.7547in" fo:padding-top="0in" fo:padding-bottom="0in" fo:padding-left="0in" fo:padding-right="0in" style:run-through="foreground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102in" fo:min-width="0.5744in" fo:padding-top="0in" fo:padding-bottom="0in" fo:padding-left="0in" fo:padding-right="0in" style:run-through="foreground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102in" fo:min-width="1.5583in" fo:padding-top="0in" fo:padding-bottom="0in" fo:padding-left="0in" fo:padding-right="0in" style:run-through="foreground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2811in" fo:min-width="0.5807in" fo:padding-top="0in" fo:padding-bottom="0in" fo:padding-left="0in" fo:padding-right="0in" style:run-through="foreground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2811in" fo:min-width="1.3374in" fo:padding-top="0in" fo:padding-bottom="0in" fo:padding-left="0in" fo:padding-right="0in" style:run-through="foreground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2811in" fo:min-width="0.698in" fo:padding-top="0in" fo:padding-bottom="0in" fo:padding-left="0in" fo:padding-right="0in" style:run-through="foreground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2811in" fo:min-width="0.5307in" fo:padding-top="0in" fo:padding-bottom="0in" fo:padding-left="0in" fo:padding-right="0in" style:run-through="foreground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6126in" fo:min-width="1.0874in" fo:padding-top="0in" fo:padding-bottom="0in" fo:padding-left="0in" fo:padding-right="0in" style:run-through="foreground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689in" fo:min-width="4.6917in" fo:padding-top="0in" fo:padding-bottom="0in" fo:padding-left="0in" fo:padding-right="0in" style:run-through="foreground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11in" fo:min-width="0.8453in" fo:padding-top="0in" fo:padding-bottom="0in" fo:padding-left="0in" fo:padding-right="0in" style:run-through="foreground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311in" fo:min-width="0.6665in" fo:padding-top="0in" fo:padding-bottom="0in" fo:padding-left="0in" fo:padding-right="0in" style:run-through="foreground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311in" fo:min-width="0.6008in" fo:padding-top="0in" fo:padding-bottom="0in" fo:padding-left="0in" fo:padding-right="0in" style:run-through="foreground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311in" fo:min-width="0.7346in" fo:padding-top="0in" fo:padding-bottom="0in" fo:padding-left="0in" fo:padding-right="0in" style:run-through="foreground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311in" fo:min-width="1.2425in" fo:padding-top="0in" fo:padding-bottom="0in" fo:padding-left="0in" fo:padding-right="0in" style:run-through="foreground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5598in" fo:min-width="0.9126in" fo:padding-top="0in" fo:padding-bottom="0in" fo:padding-left="0in" fo:padding-right="0in" style:run-through="foreground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5598in" fo:min-width="0.5063in" fo:padding-top="0in" fo:padding-bottom="0in" fo:padding-left="0in" fo:padding-right="0in" style:run-through="foreground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8382in" fo:min-width="0.952in" fo:padding-top="0in" fo:padding-bottom="0in" fo:padding-left="0in" fo:padding-right="0in" style:run-through="foreground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3098in" fo:min-width="0.1563in" fo:padding-top="0in" fo:padding-bottom="0in" fo:padding-left="0in" fo:padding-right="0in" style:run-through="foreground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3098in" fo:min-width="0.7575in" fo:padding-top="0in" fo:padding-bottom="0in" fo:padding-left="0in" fo:padding-right="0in" style:run-through="foreground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5583in" fo:min-width="4.8091in" fo:padding-top="0in" fo:padding-bottom="0in" fo:padding-left="0in" fo:padding-right="0in" style:run-through="foreground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3098in" fo:min-width="0.6138in" fo:padding-top="0in" fo:padding-bottom="0in" fo:padding-left="0in" fo:padding-right="0in" style:run-through="foreground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3102in" fo:min-width="0.8575in" fo:padding-top="0in" fo:padding-bottom="0in" fo:padding-left="0in" fo:padding-right="0in" style:run-through="foreground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1673in" fo:min-width="3.3035in" fo:padding-top="0in" fo:padding-bottom="0in" fo:padding-left="0in" fo:padding-right="0in" style:run-through="foreground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1673in" fo:min-width="4.6516in" fo:padding-top="0in" fo:padding-bottom="0in" fo:padding-left="0in" fo:padding-right="0in" style:run-through="foreground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6673in" fo:min-width="0.9925in" fo:padding-top="0in" fo:padding-bottom="0in" fo:padding-left="0in" fo:padding-right="0in" style:run-through="foreground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4402in" fo:min-width="0.548in" fo:padding-top="0in" fo:padding-bottom="0in" fo:padding-left="0in" fo:padding-right="0in" style:run-through="foreground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4425in" fo:min-width="4.6165in" fo:padding-top="0in" fo:padding-bottom="0in" fo:padding-left="0in" fo:padding-right="0in" style:run-through="foreground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4299in" fo:min-width="0.1563in" fo:padding-top="0in" fo:padding-bottom="0in" fo:padding-left="0in" fo:padding-right="0in" style:run-through="foreground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4409in" fo:min-width="0.6654in" fo:padding-top="0in" fo:padding-bottom="0in" fo:padding-left="0in" fo:padding-right="0in" style:run-through="foreground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4409in" fo:min-width="0.7547in" fo:padding-top="0in" fo:padding-bottom="0in" fo:padding-left="0in" fo:padding-right="0in" style:run-through="foreground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4409in" fo:min-width="0.5744in" fo:padding-top="0in" fo:padding-bottom="0in" fo:padding-left="0in" fo:padding-right="0in" style:run-through="foreground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4409in" fo:min-width="1.5583in" fo:padding-top="0in" fo:padding-bottom="0in" fo:padding-left="0in" fo:padding-right="0in" style:run-through="foreground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3984in" fo:min-width="0.5807in" fo:padding-top="0in" fo:padding-bottom="0in" fo:padding-left="0in" fo:padding-right="0in" style:run-through="foreground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3984in" fo:min-width="1.3374in" fo:padding-top="0in" fo:padding-bottom="0in" fo:padding-left="0in" fo:padding-right="0in" style:run-through="foreground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3984in" fo:min-width="0.698in" fo:padding-top="0in" fo:padding-bottom="0in" fo:padding-left="0in" fo:padding-right="0in" style:run-through="foreground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3984in" fo:min-width="0.5307in" fo:padding-top="0in" fo:padding-bottom="0in" fo:padding-left="0in" fo:padding-right="0in" style:run-through="foreground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8709in" fo:min-width="1.0874in" fo:padding-top="0in" fo:padding-bottom="0in" fo:padding-left="0in" fo:padding-right="0in" style:run-through="foreground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398in" fo:min-width="3.0626in" fo:padding-top="0in" fo:padding-bottom="0in" fo:padding-left="0in" fo:padding-right="0in" style:run-through="foreground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4417in" fo:min-width="0.8453in" fo:padding-top="0in" fo:padding-bottom="0in" fo:padding-left="0in" fo:padding-right="0in" style:run-through="foreground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4417in" fo:min-width="0.6665in" fo:padding-top="0in" fo:padding-bottom="0in" fo:padding-left="0in" fo:padding-right="0in" style:run-through="foreground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4417in" fo:min-width="0.6008in" fo:padding-top="0in" fo:padding-bottom="0in" fo:padding-left="0in" fo:padding-right="0in" style:run-through="foreground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4417in" fo:min-width="0.7346in" fo:padding-top="0in" fo:padding-bottom="0in" fo:padding-left="0in" fo:padding-right="0in" style:run-through="foreground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4417in" fo:min-width="1.2425in" fo:padding-top="0in" fo:padding-bottom="0in" fo:padding-left="0in" fo:padding-right="0in" style:run-through="foreground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1.0008in" fo:min-width="0.9126in" fo:padding-top="0in" fo:padding-bottom="0in" fo:padding-left="0in" fo:padding-right="0in" style:run-through="foreground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7937in" fo:min-width="0.5063in" fo:padding-top="0in" fo:padding-bottom="0in" fo:padding-left="0in" fo:padding-right="0in" style:run-through="foreground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1.1898in" fo:min-width="0.9925in" fo:padding-top="0in" fo:padding-bottom="0in" fo:padding-left="0in" fo:padding-right="0in" style:run-through="foreground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4409in" fo:min-width="0.1563in" fo:padding-top="0in" fo:padding-bottom="0in" fo:padding-left="0in" fo:padding-right="0in" style:run-through="foreground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4409in" fo:min-width="0.7575in" fo:padding-top="0in" fo:padding-bottom="0in" fo:padding-left="0in" fo:padding-right="0in" style:run-through="foreground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8339in" fo:min-width="4.8091in" fo:padding-top="0in" fo:padding-bottom="0in" fo:padding-left="0in" fo:padding-right="0in" style:run-through="foreground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4402in" fo:min-width="0.6138in" fo:padding-top="0in" fo:padding-bottom="0in" fo:padding-left="0in" fo:padding-right="0in" style:run-through="foreground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4409in" fo:min-width="0.8575in" fo:padding-top="0in" fo:padding-bottom="0in" fo:padding-left="0in" fo:padding-right="0in" style:run-through="foreground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5008in" fo:min-width="0.8161in" fo:padding-top="0in" fo:padding-bottom="0in" fo:padding-left="0in" fo:padding-right="0in" style:run-through="foreground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1673in" fo:min-width="4.8091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>Especificación de </text:p>
      <text:p text:style-name="P22">Requisitos de Software</text:p>
      <text:p text:style-name="P23"/>
      <text:p text:style-name="P23"/>
      <text:p text:style-name="P23"/>
      <text:p text:style-name="P23"/>
      <text:p text:style-name="P23"/>
      <text:p text:style-name="P24">Proyecto: <text:span text:style-name="T13">Truco</text:span></text:p>
      <text:p text:style-name="P23"/>
      <text:p text:style-name="P23"/>
      <text:p text:style-name="P4"/>
      <text:p text:style-name="P4"/>
      <text:p text:style-name="P26"/>
      <text:p text:style-name="P26"/>
      <text:p text:style-name="P47"><text:span text:style-name="T16">I</text:span><text:span text:style-name="T17">ntegrantes:</text:span></text:p>
      <text:p text:style-name="P47"><text:span text:style-name="T18">Serra Patricio Daniel</text:span><text:span text:style-name="T14">, DNI: 3</text:span><text:span text:style-name="T15">6</text:span><text:span text:style-name="T14">.</text:span><text:span text:style-name="T15">824</text:span><text:span text:style-name="T14">.</text:span><text:span text:style-name="T15">231</text:span></text:p>
      <text:p text:style-name="P27"><text:span text:style-name="T31">Mauricio Delle vedove</text:span>, DNI: <text:span text:style-name="T31">37</text:span>.<text:span text:style-name="T31">167</text:span>.<text:span text:style-name="T31">069</text:span></text:p>
      <text:p text:style-name="P25"/>
      <text:p text:style-name="P4"/>
      <text:p text:style-name="P55">Universidad Nacional de Río Cuarto</text:p>
      <text:p text:style-name="P55">Facultad de Ciencias Exactas, Físico-Químicas y Naturales</text:p>
      <text:p text:style-name="P55">Departamento de Computación</text:p>
      <text:p text:style-name="P55">Asignatura: ANÁLISIS Y DISEÑO DE SISTEMAS (3303)</text:p>
      <text:p text:style-name="P55">Año 2016</text:p>
      <text:p text:style-name="P4"/>
      <text:p text:style-name="P4"><text:soft-page-break/></text:p>
      <text:p text:style-name="P4"/>
      <text:p text:style-name="P4"/>
      <text:p text:style-name="P4">Indice general</text:p>
      <text:p text:style-name="P5"/>
      <text:p text:style-name="P5"/>
      <text:p text:style-name="P5"><text:span text:style-name="T2">Registro de cambios............................................................……</text:span>.. <text:s text:c="2"/><text:span text:style-name="T29">2</text:span></text:p>
      <text:p text:style-name="P6"/>
      <text:p text:style-name="P5"><text:span text:style-name="T2">1 Introducción</text:span> ...........................................................................…. <text:span text:style-name="T29">3</text:span></text:p>
      <text:p text:style-name="P5"/>
      <text:p text:style-name="P5">1.1 Propósito ................................................................................… <text:span text:style-name="T29">3</text:span></text:p>
      <text:p text:style-name="P5">1.2 Alcance .........................................................................………. <text:span text:style-name="T29">3</text:span></text:p>
      <text:p text:style-name="P5">1.3 Definiciones, acrónimos y <text:s/>abreviaciones .............................… <text:span text:style-name="T29">3</text:span></text:p>
      <text:p text:style-name="P5">1.4 <text:s/>Glosario ..........................................................................…….. <text:span text:style-name="T29">3</text:span></text:p>
      <text:p text:style-name="P5">1.5 Referencias .....................................................................…….. <text:span text:style-name="T29">4</text:span></text:p>
      <text:p text:style-name="P5">1.6 Visión <text:s/>Global ......................................................................… <text:span text:style-name="T29">4</text:span></text:p>
      <text:p text:style-name="P6"/>
      <text:p text:style-name="P5"><text:span text:style-name="T2">2 Descripción <text:s/>Global</text:span> ...............................................................… <text:span text:style-name="T29">4</text:span></text:p>
      <text:p text:style-name="P5"/>
      <text:p text:style-name="P5">2.1 Perspectiva del <text:s text:c="4"/>producto ...................................................… <text:span text:style-name="T29">4</text:span></text:p>
      <text:p text:style-name="P5">2.2 Funciones del producto ..................................................…….. <text:span text:style-name="T29">4</text:span></text:p>
      <text:p text:style-name="P5">2.3 Características del usuario ....................................................… <text:span text:style-name="T29">5</text:span></text:p>
      <text:p text:style-name="P5">2.4 Restricciones generales .........................................................… <text:span text:style-name="T29">5</text:span></text:p>
      <text:p text:style-name="P5">2.5 Suposiciones y dependencias .........................................…….. <text:span text:style-name="T29">6</text:span></text:p>
      <text:p text:style-name="P6"/>
      <text:p text:style-name="P5"><text:span text:style-name="T2">3 Requerimientos específicos </text:span>........................................................<text:span text:style-name="T29">6</text:span></text:p>
      <text:p text:style-name="P5"/>
      <text:p text:style-name="P5">3.1 Interfaces externas .....................................................................<text:span text:style-name="T30">6</text:span></text:p>
      <text:p text:style-name="P5"><text:tab/>3.1.1 Interfaces de usuario .....................................................<text:span text:style-name="T30">6</text:span></text:p>
      <text:p text:style-name="P5"><text:tab/>3.1.2 Interfaces de hardware ..................................................<text:span text:style-name="T30">6</text:span></text:p>
      <text:p text:style-name="P5"><text:tab/>3.1.3 Interfaces de software ..................................................<text:span text:style-name="T30">6</text:span></text:p>
      <text:p text:style-name="P5"><text:tab/>3.1.4 Interfaces de comunicación .........................................<text:span text:style-name="T30">6</text:span></text:p>
      <text:p text:style-name="P5">3.2 Requerimientos funcionales ..............................................… <text:span text:style-name="T30">7,8,9</text:span></text:p>
      <text:p text:style-name="P5">3.3 Hardware ...............................................................................… <text:span text:style-name="T30">9</text:span></text:p>
      <text:p text:style-name="P5">3.4 Portabilidad ........................................................................…… <text:span text:style-name="T30">9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0"/>
      <text:p text:style-name="P4">Registro de Cambio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1">FECHA</text:p>
          </table:table-cell>
          <table:table-cell table:style-name="Table1.A1" office:value-type="string">
            <text:p text:style-name="P52">AUTOR</text:p>
          </table:table-cell>
          <table:table-cell table:style-name="Table1.A1" office:value-type="string">
            <text:p text:style-name="P52">VERSION</text:p>
          </table:table-cell>
          <table:table-cell table:style-name="Table1.D1" office:value-type="string">
            <text:p text:style-name="P52">COMENTARIO</text:p>
          </table:table-cell>
        </table:table-row>
        <table:table-row>
          <table:table-cell table:style-name="Table1.A2" office:value-type="string">
            <text:p text:style-name="P52">20-06-2016</text:p>
          </table:table-cell>
          <table:table-cell table:style-name="Table1.A2" office:value-type="string">
            <text:p text:style-name="P53">Serra, Delle vedove</text:p>
          </table:table-cell>
          <table:table-cell table:style-name="Table1.A2" office:value-type="string">
            <text:p text:style-name="P52">0.01</text:p>
          </table:table-cell>
          <table:table-cell table:style-name="Table1.D2" office:value-type="string">
            <text:p text:style-name="P53">Inicio de S.R.S</text:p>
          </table:table-cell>
        </table:table-row>
        <table:table-row>
          <table:table-cell table:style-name="Table1.A2" office:value-type="string">
            <text:p text:style-name="P52">21-06-2016</text:p>
          </table:table-cell>
          <table:table-cell table:style-name="Table1.A2" office:value-type="string">
            <text:p text:style-name="P53">Serra, Delle vedove</text:p>
          </table:table-cell>
          <table:table-cell table:style-name="Table1.A2" office:value-type="string">
            <text:p text:style-name="P52">0.03</text:p>
          </table:table-cell>
          <table:table-cell table:style-name="Table1.D2" office:value-type="string">
            <text:p text:style-name="P53">Modificacion de S.R.S</text:p>
          </table:table-cell>
        </table:table-row>
        <table:table-row>
          <table:table-cell table:style-name="Table1.A2" office:value-type="string">
            <text:p text:style-name="P67">23-06-2016</text:p>
          </table:table-cell>
          <table:table-cell table:style-name="Table1.A2" office:value-type="string">
            <text:p text:style-name="P68">Serra, Delle vedove</text:p>
          </table:table-cell>
          <table:table-cell table:style-name="Table1.A2" office:value-type="string">
            <text:p text:style-name="P67">0.05</text:p>
          </table:table-cell>
          <table:table-cell table:style-name="Table1.D2" office:value-type="string">
            <text:p text:style-name="P68">Modificacion de S.R.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4"><text:s/><text:span text:style-name="T13">1 </text:span>Introducción</text:p>
      <text:p text:style-name="P1"/>
      <text:p text:style-name="P1"/>
      <text:p text:style-name="P1"/>
      <text:p text:style-name="P6">1.1 Propósito</text:p>
      <text:p text:style-name="P1"><text:tab/></text:p>
      <text:p text:style-name="P3"><text:tab/><text:span text:style-name="T5">El propósito de este documento es especificar los requerimientos de software de una aplicación web que permitirá jugar al Truco a través de un browser. Este documento provee una descripción global del alcance del producto de software,las restricciones de diseño y los requerimientos, tanto funcionales como no funcionales.</text:span></text:p>
      <text:p text:style-name="P1"/>
      <text:p text:style-name="P6">1.2 Alcance</text:p>
      <text:p text:style-name="P2"><text:tab/></text:p>
      <text:p text:style-name="P15"><text:tab/>El producto de software se identificará con el nombre Truco, y como ya se dijo, es una</text:p>
      <text:p text:style-name="P15">aplicación web desarrollada en Java. La funcionalidad incluye una GUI -accesible desde un</text:p>
      <text:p text:style-name="P15">browser- para permitir a los usuarios su utilización, la parte propiamente lógica del sistema -la cual</text:p>
      <text:p text:style-name="P15">se ejecutará en un servidor web- y bases de datos -que estarán almacenadas en un servidor de datos-</text:p>
      <text:p text:style-name="P15">para guardar y recuperar la información producida por la misma. Para esto último se utiliza el Mongoose y Mongodb.</text:p>
      <text:p text:style-name="P15">El sistema permitirá básicamente a un usuario registrarse y realizar un proceso de login en el</text:p>
      <text:p text:style-name="P15">mismo para jugar partidas de Truco <text:s/>con un companiero manera <text:span text:style-name="T32">local</text:span> en la modalidad jugador vs</text:p>
      <text:p text:style-name="P15">jugador.</text:p>
      <text:p text:style-name="P1"/>
      <text:p text:style-name="P7">1.3 <text:span text:style-name="T5">Definiciones, acrónimos y abreviaciones</text:span></text:p>
      <text:p text:style-name="P7"><text:tab/></text:p>
      <text:list xml:id="list405709816137779111" text:style-name="L1">
        <text:list-item>
          <text:p text:style-name="P54">GUI: Interfaz Gráfica de Usuario</text:p>
          <text:p text:style-name="P56"/>
        </text:list-item>
      </text:list>
      <text:p text:style-name="P7">1.4 Glosario</text:p>
      <text:list xml:id="list7606348249120586484" text:style-name="L2">
        <text:list-item>
          <text:p text:style-name="P59"><text:span text:style-name="T3">Invitado: </text:span><text:span text:style-name="T5">toda aquella persona que </text:span><text:span text:style-name="T22">acompa</text:span><text:span text:style-name="T21">ñ</text:span><text:span text:style-name="T22">a</text:span><text:span text:style-name="T5"> al jugador a jugar en la aplicacion, sin realizar el proceso de login.</text:span></text:p>
        </text:list-item>
        <text:list-item>
          <text:p text:style-name="P57"><text:span text:style-name="T4">Usuario</text:span><text:span text:style-name="T3">:</text:span><text:span text:style-name="T5"> toda aquella persona que se encuentra registrada y realiza el proceso de login en el sistema.</text:span></text:p>
        </text:list-item>
        <text:list-item>
          <text:p text:style-name="P57"><text:span text:style-name="T3">Regist</text:span><text:span text:style-name="T4">ro</text:span><text:span text:style-name="T3">:</text:span><text:span text:style-name="T5"> proceso de asentar los datos de un usuario en el sistema, en este caso particular, usuario y contraseña.</text:span></text:p>
        </text:list-item>
        <text:list-item>
          <text:p text:style-name="P57"><text:span text:style-name="T3">Login: </text:span><text:span text:style-name="T5">proceso mediante el cual un usuario accede al sistema ingresando sus datos de</text:span></text:p>
          <text:p text:style-name="P60">identificación en el mismo.</text:p>
        </text:list-item>
        <text:list-item>
          <text:p text:style-name="P57"><text:span text:style-name="T3">Nickname:</text:span><text:span text:style-name="T5"> nombre alternativo o apodo de un jugador que permite identificar a un jugador</text:span></text:p>
          <text:p text:style-name="P61">dentro del sistema.</text:p>
        </text:list-item>
        <text:list-item>
          <text:p text:style-name="P58"><text:span text:style-name="T3">Browser:</text:span><text:span text:style-name="T5"> también conocido como navegador web, es un software que permite el acceso a</text:span></text:p>
          <text:p text:style-name="P61">Internet, interpretando la información de distintos tipos de archivos y sitios web para que éstos puedan ser visualizados.</text:p>
        </text:list-item>
        <text:list-item>
          <text:p text:style-name="P62"><text:span text:style-name="T2">Base de Datos:</text:span> conjunto de datos pertenecientes a un mismo contexto y almacenados</text:p>
          <text:p text:style-name="P62">sistemáticamente para su posterior uso.</text:p>
        </text:list-item>
        <text:list-item>
          <text:p text:style-name="P62"><text:span text:style-name="T2">Sistema de Gestión de Bases de Datos:</text:span> software dedicado a servir de interfaz entre la base</text:p>
          <text:p text:style-name="P62">de datos, el usuario y las aplicaciones que la utilizan.</text:p>
        </text:list-item>
        <text:list-item>
          <text:p text:style-name="P62"><text:span text:style-name="T2">Servidor Web:</text:span> programa informático que implementa el protocolo HTTP.</text:p>
        </text:list-item>
      </text:list>
      <text:p text:style-name="P46"><text:soft-page-break/></text:p>
      <text:p text:style-name="P46"/>
      <text:p text:style-name="P46"/>
      <text:p text:style-name="P12">1.5 Referencias</text:p>
      <text:p text:style-name="P17"><text:tab/></text:p>
      <text:p text:style-name="P17"> IEEE 830-1998:</text:p>
      <text:p text:style-name="P17"><text:tab/><text:a xlink:type="simple" xlink:href="http://dc.exa.unrc.edu.ar/moodle/pluginfile.php/2430/mod_resource/content/1/IEEE830_esp.pdf" text:style-name="Internet_20_link" text:visited-style-name="Visited_20_Internet_20_Link">http://dc.exa.unrc.edu.ar/moodle/pluginfile.php/2430/mod_resource/content/1/IEEE830_esp.pdf</text:a></text:p>
      <text:p text:style-name="P17"/>
      <text:p text:style-name="P17"/>
      <text:p text:style-name="P12"><text:span text:style-name="T13">1.6</text:span> Visión Global</text:p>
      <text:p text:style-name="P17"/>
      <text:list xml:id="list2781952885292971970" text:style-name="L3">
        <text:list-item>
          <text:p text:style-name="P63">La Sección 1 se enfoca en la explicación, objetivos, metas y descripción del documento.</text:p>
        </text:list-item>
        <text:list-item>
          <text:p text:style-name="P63">La Sección 2 está orientada, como su nombre lo indica, a la descripción general del sistema,</text:p>
          <text:p text:style-name="P63">dónde la información está orientada al cliente/usuario potencial.</text:p>
        </text:list-item>
        <text:list-item>
          <text:p text:style-name="P63">La Sección 3 trata sobre los requisitos específicos. Se emplean términos técnicos orientados</text:p>
          <text:p text:style-name="P63">principalmente a los desarrolladores y programadores.</text:p>
        </text:list-item>
      </text:list>
      <text:p text:style-name="P16"/>
      <text:p text:style-name="P40">2 Descripcion Global</text:p>
      <text:p text:style-name="P19"/>
      <text:p text:style-name="P19">2.1 Perspectiva del producto</text:p>
      <text:p text:style-name="P35"/>
      <text:p text:style-name="P35"><text:span text:style-name="T24"><text:tab/>La sistema</text:span> será un produc<text:span text:style-name="T24">t</text:span>o que trabajara en forma Cliente/Servidor, además de trabajar</text:p>
      <text:p text:style-name="P33">de manera independiente con lo que no interactuara con otros sistemas.</text:p>
      <text:p text:style-name="P34"/>
      <text:p text:style-name="P19"/>
      <text:p text:style-name="P18"><draw:frame draw:style-name="fr1" draw:name="Image1" text:anchor-type="paragraph" svg:x="0.1854in" svg:y="0.0984in" svg:width="5.2661in" svg:height="4.448in" draw:z-index="3"><draw:image xlink:href="Pictures/100002010000025D000001FF97F071DD5FC0A37B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2.2 Funciones del producto</text:p>
      <text:p text:style-name="P18"/>
      <text:p text:style-name="P18"><text:tab/></text:p>
      <text:p text:style-name="P20"><text:tab/><text:span text:style-name="T6">El sistema permitira las siguiente funcionalidades:</text:span></text:p>
      <text:p text:style-name="P38"><text:tab/><text:tab/></text:p>
      <text:p text:style-name="P48"><text:span text:style-name="T19"><text:tab/><text:tab/></text:span><text:span text:style-name="T20">Usuarios:</text:span></text:p>
      <text:list xml:id="list4612606364854436471" text:style-name="L4">
        <text:list-item>
          <text:p text:style-name="P64"><text:span text:style-name="T19">Registrar </text:span><text:span text:style-name="T20">u</text:span><text:span text:style-name="T19">suario: </text:span><text:span text:style-name="T20">El usuario</text:span><text:span text:style-name="T19"> </text:span><text:span text:style-name="T20">podra</text:span><text:span text:style-name="T19"> </text:span><text:span text:style-name="T20">registrarse</text:span><text:span text:style-name="T19">, con un nombre de usuario y password .</text:span></text:p>
        </text:list-item>
        <text:list-item>
          <text:p text:style-name="P64"><text:span text:style-name="T19">Logear usuario : e</text:span><text:span text:style-name="T20">l usuario </text:span><text:span text:style-name="T19">podra conectar</text:span><text:span text:style-name="T20">se </text:span><text:span text:style-name="T19">a</text:span><text:span text:style-name="T20">l</text:span><text:span text:style-name="T19"> servidor </text:span><text:span text:style-name="T20">con el usuario y password con el que se registro anteriormente</text:span><text:span text:style-name="T19">.</text:span></text:p>
        </text:list-item>
        <text:list-item>
          <text:p text:style-name="P65">Crear nueva partida; el usuario podra crear una partida ingresado el nombre de la misma y el nombre del oponente(invitado con el que jugara).</text:p>
        </text:list-item>
        <text:list-item>
          <text:p text:style-name="P65">Cantar truco</text:p>
        </text:list-item>
        <text:list-item>
          <text:p text:style-name="P65">Cantar envido</text:p>
        </text:list-item>
        <text:list-item>
          <text:p text:style-name="P65">Cantar envido <text:span text:style-name="T28">envido</text:span></text:p>
        </text:list-item>
        <text:list-item>
          <text:p text:style-name="P65">Decir quiero</text:p>
        </text:list-item>
        <text:list-item>
          <text:p text:style-name="P65">Decir noQuiero</text:p>
        </text:list-item>
        <text:list-item>
          <text:p text:style-name="P65">Jugar Carta</text:p>
        </text:list-item>
      </text:list>
      <text:p text:style-name="P39"/>
      <text:p text:style-name="P37"><text:tab/><text:tab/></text:p>
      <text:p text:style-name="P18"/>
      <text:p text:style-name="P18"/>
      <text:p text:style-name="P18"/>
      <text:p text:style-name="P18">2.3 Características del usuario</text:p>
      <text:p text:style-name="P18"><text:tab/></text:p>
      <text:p text:style-name="P20"><text:tab/><text:span text:style-name="T10">Los usuarios potenciales de este software no requieren tener conocimientos técnicos específicos, es suficiente con tener conocimientos básicos acerca del manejo de computadoras, uso de programas y navegadores web. Solamente deberan saber las reglas del Truco.</text:span></text:p>
      <text:p text:style-name="P18"/>
      <text:p text:style-name="P18"/>
      <text:p text:style-name="P18">2.4 Restricciones</text:p>
      <text:p text:style-name="P49"/>
      <text:p text:style-name="P28">2.4.1 Políticas Reguladoras</text:p>
      <text:p text:style-name="P36"><text:tab/></text:p>
      <text:p text:style-name="P36"><text:tab/>La aplicación se desarrollara mediante software de licencia abierta por lo tanto no se </text:p>
      <text:p text:style-name="P36">deberá pagar por el uso de : servidor WE<text:span text:style-name="T26">B(localhost)</text:span>, Sistema de Gestión de Base de <text:span text:style-name="T26">datos(mongo db)</text:span> y el lenguaje de programación (<text:span text:style-name="T26">javascript</text:span>), por lo tanto, la utilización de estos programas se hará mediantes las políticas establecidas por este tipo de licenciamiento.</text:p>
      <text:p text:style-name="P33"/>
      <text:p text:style-name="P29">2.4.2 Limitaciones de Hardware</text:p>
      <text:p text:style-name="P36"><text:tab/>Para esta aplicación será necesario un computador .</text:p>
      <text:p text:style-name="P18"/>
      <text:p text:style-name="P18"/>
      <text:p text:style-name="P28">2.4.3 Interfaces con otras aplicaciones</text:p>
      <text:p text:style-name="P30"><text:tab/>Debido a que el sistema no interactúa con otros sistemas y es autónomo no se desarrollan interfaces con otras aplicaciones. Las conexiones necesarias para la utilización del servidor web <text:span text:style-name="T28">y</text:span> <text:span text:style-name="T25">mongodb </text:span>se hará por medio de la configuración de estos programas.</text:p>
      <text:p text:style-name="P30"/>
      <text:p text:style-name="P28"><text:soft-page-break/>2.4.4 Funcionamiento Paralelo</text:p>
      <text:p text:style-name="P31"><text:tab/></text:p>
      <text:p text:style-name="P31"><text:tab/>No es condición del Proyecto</text:p>
      <text:p text:style-name="P28"/>
      <text:p text:style-name="P28">2.4.5 Funciones de Auditoria</text:p>
      <text:p text:style-name="P31"><text:tab/></text:p>
      <text:p text:style-name="P31"><text:tab/>No es condición del Proyecto</text:p>
      <text:p text:style-name="P31"/>
      <text:p text:style-name="P28">2.4.6 Funciones de Control</text:p>
      <text:p text:style-name="P30"/>
      <text:p text:style-name="P31"><text:tab/>El sistema debe controlar <text:span text:style-name="T26">que el usuario ingresado al logear este registrado</text:span>. Debe tener controles adecuados para la validación de datos. <text:span text:style-name="T26">Ademas debera controlar que un jugador no pueda realizar jugadas que vayan en contra de las reglas del Truco.</text:span></text:p>
      <text:p text:style-name="P30"/>
      <text:p text:style-name="P28">2.4.7 Requisitos del Lenguaje</text:p>
      <text:p text:style-name="P32"><text:tab/></text:p>
      <text:p text:style-name="P32"><text:tab/>Todo el material que se realice para el usuario y la aplicación debe de estar en lenguaje Español.</text:p>
      <text:p text:style-name="P30"/>
      <text:p text:style-name="P28">2.4.8 Protocolos Señalados</text:p>
      <text:p text:style-name="P30"><text:tab/><text:span text:style-name="T26">No se utilizan.</text:span></text:p>
      <text:p text:style-name="P30"/>
      <text:p text:style-name="P28">2.4.9 Credibilidad de la aplicación</text:p>
      <text:p text:style-name="P32"><text:tab/></text:p>
      <text:p text:style-name="P32"><text:tab/>Para garantizar una buena credibilidad el sistema deberá ser sometido a una serie <text:span text:style-name="T26">Tests</text:span> para establecer que se encuentra acorde a los requerimientos que se plasman en el documento en tanto a la consistencia de datos como al rendimiento de la aplicación, tales como tiempos de respuesta.</text:p>
      <text:p text:style-name="P32"/>
      <text:p text:style-name="P29">2.4.10 Consideraciones de seguridad</text:p>
      <text:p text:style-name="P29"><text:tab/></text:p>
      <text:p text:style-name="P32"><text:span text:style-name="T2"><text:tab/></text:span><text:span text:style-name="T23">El cliente no podra conectarse ni jugar , si no esta registrado.</text:span></text:p>
      <text:p text:style-name="P18"/>
      <text:p text:style-name="P18"/>
      <text:p text:style-name="P18">2.5 Atención y dependencias</text:p>
      <text:p text:style-name="P18"><text:tab/></text:p>
      <text:p text:style-name="P18"><text:tab/><text:span text:style-name="T12">Sera necesario tener instalada todas las dependencias requeridas</text:span></text:p>
      <text:p text:style-name="P13"/>
      <text:p text:style-name="P8">3 Requerimientos específicos </text:p>
      <text:p text:style-name="P11"><text:tab/></text:p>
      <text:p text:style-name="P45"><text:tab/>Para satisfacer los requisitos se debera poder jugar una partida de <text:s/>truco de manera entendible con todas las funcionalidades esencianles (truco, envido, jugar, carta). <text:s/></text:p>
      <text:p text:style-name="P8"/>
      <text:p text:style-name="P8"/>
      <text:p text:style-name="P8">3.1 Interfaces externas</text:p>
      <text:p text:style-name="P8"><text:s/><text:tab/></text:p>
      <text:p text:style-name="P9"><text:tab/><text:span text:style-name="T7">El si</text:span><text:span text:style-name="T9">st</text:span><text:span text:style-name="T7">ema en un principio requerira una interfaz basica con la cual el usuario y su oponente(invitado) <text:s/>podran , ver sus cartas, jugarlas, </text:span><text:span text:style-name="T8">cantar <text:s/>truco y envido</text:span><text:span text:style-name="T7">.</text:span></text:p>
      <text:p text:style-name="P44"/>
      <text:p text:style-name="P8"/>
      <text:p text:style-name="P8"/>
      <text:p text:style-name="P14"><text:soft-page-break/></text:p>
      <text:p text:style-name="P8"/>
      <text:p text:style-name="P8"/>
      <text:p text:style-name="P8"/>
      <text:p text:style-name="P8"/>
      <text:p text:style-name="P14">3.2 Requerimientos Funcionales</text:p>
      <text:p text:style-name="P8"><text:tab/></text:p>
      <text:p text:style-name="P8"><text:s/></text:p>
      <text:p text:style-name="P8"><draw:g text:anchor-type="paragraph" draw:z-index="0" draw:style-name="gr1"><draw:polygon draw:style-name="gr2" draw:text-style-name="P69" svg:width="5.9398in" svg:height="0.3598in" svg:x="-0.1827in" svg:y="0.0728in" svg:viewBox="0 0 15088 915" draw:points="0,915 15088,915 15088,0 0,0"><text:p/></draw:polygon><draw:polygon draw:style-name="gr2" draw:text-style-name="P69" svg:width="5.8067in" svg:height="0.1768in" svg:x="-0.113in" svg:y="0.0728in" svg:viewBox="0 0 14750 450" draw:points="0,450 14750,450 14750,0 0,0"><text:p/></draw:polygon><draw:polygon draw:style-name="gr2" draw:text-style-name="P69" svg:width="5.8067in" svg:height="0.1831in" svg:x="-0.113in" svg:y="0.2492in" svg:viewBox="0 0 14750 466" draw:points="0,466 14750,466 14750,0 0,0"><text:p/></draw:polygon><draw:frame draw:style-name="gr3" draw:text-style-name="P71" svg:width="0.548in" svg:height="0.1858in" svg:x="2.5638in" svg:y="0.0728in"><draw:text-box><text:p text:style-name="P70"><text:span text:style-name="T33">CMST </text:span></text:p></draw:text-box></draw:frame><draw:frame draw:style-name="gr4" draw:text-style-name="P71" svg:width="4.6169in" svg:height="0.1858in" svg:x="1.0173in" svg:y="0.2528in"><draw:text-box><text:p text:style-name="P70"><text:span text:style-name="T33">SRS – Especificación de Requerimientos Funcionales</text:span></text:p></draw:text-box></draw:frame><draw:polygon draw:style-name="gr5" draw:text-style-name="P72" svg:width="0.0067in" svg:height="0.0067in" svg:x="-0.1894in" svg:y="0.0654in" svg:viewBox="0 0 18 18" draw:points="0,18 18,18 18,0 0,0"><text:p/></draw:polygon><draw:polygon draw:style-name="gr5" draw:text-style-name="P72" svg:width="0.0067in" svg:height="0.0067in" svg:x="-0.1894in" svg:y="0.0654in" svg:viewBox="0 0 18 18" draw:points="0,18 18,18 18,0 0,0"><text:p/></draw:polygon><draw:polygon draw:style-name="gr5" draw:text-style-name="P72" svg:width="5.9398in" svg:height="0.0067in" svg:x="-0.1827in" svg:y="0.0654in" svg:viewBox="0 0 15088 18" draw:points="0,18 15088,18 15088,0 0,0"><text:p/></draw:polygon><draw:polygon draw:style-name="gr5" draw:text-style-name="P72" svg:width="0.0067in" svg:height="0.0067in" svg:x="5.7555in" svg:y="0.0654in" svg:viewBox="0 0 18 18" draw:points="0,18 18,18 18,0 0,0"><text:p/></draw:polygon><draw:polygon draw:style-name="gr5" draw:text-style-name="P72" svg:width="0.0067in" svg:height="0.0067in" svg:x="5.7555in" svg:y="0.0654in" svg:viewBox="0 0 18 18" draw:points="0,18 18,18 18,0 0,0"><text:p/></draw:polygon><draw:polygon draw:style-name="gr5" draw:text-style-name="P72" svg:width="0.0067in" svg:height="0.3598in" svg:x="-0.1894in" svg:y="0.0728in" svg:viewBox="0 0 18 915" draw:points="0,915 18,915 18,0 0,0"><text:p/></draw:polygon><draw:polygon draw:style-name="gr5" draw:text-style-name="P72" svg:width="0.0067in" svg:height="0.3598in" svg:x="5.7555in" svg:y="0.0728in" svg:viewBox="0 0 18 915" draw:points="0,915 18,915 18,0 0,0"><text:p/></draw:polygon><draw:polygon draw:style-name="gr2" draw:text-style-name="P69" svg:width="1.1264in" svg:height="0.1768in" svg:x="-0.1827in" svg:y="0.4386in" svg:viewBox="0 0 2862 450" draw:points="0,450 2862,450 2862,0 0,0"><text:p/></draw:polygon><draw:polygon draw:style-name="gr2" draw:text-style-name="P69" svg:width="0.9866in" svg:height="0.1768in" svg:x="-0.113in" svg:y="0.4386in" svg:viewBox="0 0 2507 450" draw:points="0,450 2507,450 2507,0 0,0"><text:p/></draw:polygon><draw:frame draw:style-name="gr6" draw:text-style-name="P71" svg:width="0.1567in" svg:height="0.1815in" svg:x="4.5567in" svg:y="0.2591in"><draw:text-box><text:p text:style-name="P70"><text:span text:style-name="T34"><text:s/></text:span></text:p></draw:text-box></draw:frame><draw:polygon draw:style-name="gr2" draw:text-style-name="P69" svg:width="1.6398in" svg:height="0.1768in" svg:x="0.9469in" svg:y="0.4386in" svg:viewBox="0 0 4166 450" draw:points="0,450 4166,450 4166,0 0,0"><text:p/></draw:polygon><draw:polygon draw:style-name="gr2" draw:text-style-name="P69" svg:width="1.5035in" svg:height="0.1768in" svg:x="1.0138in" svg:y="0.4386in" svg:viewBox="0 0 3820 450" draw:points="0,450 3820,450 3820,0 0,0"><text:p/></draw:polygon><draw:frame draw:style-name="gr7" draw:text-style-name="P71" svg:width="0.6657in" svg:height="0.1858in" svg:x="0.1374in" svg:y="0.4406in"><draw:text-box><text:p text:style-name="P70"><text:span text:style-name="T33">Código </text:span></text:p></draw:text-box></draw:frame><draw:polygon draw:style-name="gr2" draw:text-style-name="P69" svg:width="0.9335in" svg:height="0.1768in" svg:x="2.5937in" svg:y="0.4386in" svg:viewBox="0 0 2372 450" draw:points="0,450 2372,450 2372,0 0,0"><text:p/></draw:polygon><draw:polygon draw:style-name="gr2" draw:text-style-name="P69" svg:width="0.7965in" svg:height="0.1768in" svg:x="2.6606in" svg:y="0.4386in" svg:viewBox="0 0 2024 450" draw:points="0,450 2024,450 2024,0 0,0"><text:p/></draw:polygon><draw:frame draw:style-name="gr8" draw:text-style-name="P71" svg:width="0.7551in" svg:height="0.1858in" svg:x="1.4902in" svg:y="0.4406in"><draw:text-box><text:p text:style-name="P70"><text:span text:style-name="T33">Nombre </text:span></text:p></draw:text-box></draw:frame><draw:polygon draw:style-name="gr2" draw:text-style-name="P69" svg:width="2.2232in" svg:height="0.1768in" svg:x="3.5339in" svg:y="0.4386in" svg:viewBox="0 0 5648 450" draw:points="0,450 5648,450 5648,0 0,0"><text:p/></draw:polygon><draw:polygon draw:style-name="gr2" draw:text-style-name="P69" svg:width="2.0933in" svg:height="0.1768in" svg:x="3.6in" svg:y="0.4386in" svg:viewBox="0 0 5318 450" draw:points="0,450 5318,450 5318,0 0,0"><text:p/></draw:polygon><draw:frame draw:style-name="gr9" draw:text-style-name="P71" svg:width="0.5748in" svg:height="0.1858in" svg:x="2.8567in" svg:y="0.4406in"><draw:text-box><text:p text:style-name="P70"><text:span text:style-name="T33">Fecha </text:span></text:p></draw:text-box></draw:frame><draw:polygon draw:style-name="gr5" draw:text-style-name="P72" svg:width="0.0067in" svg:height="0.0067in" svg:x="-0.1894in" svg:y="0.4319in" svg:viewBox="0 0 18 18" draw:points="0,18 18,18 18,0 0,0"><text:p/></draw:polygon><draw:polygon draw:style-name="gr5" draw:text-style-name="P72" svg:width="1.1264in" svg:height="0.0067in" svg:x="-0.1827in" svg:y="0.4319in" svg:viewBox="0 0 2862 18" draw:points="0,18 2862,18 2862,0 0,0"><text:p/></draw:polygon><draw:polygon draw:style-name="gr5" draw:text-style-name="P72" svg:width="0.0035in" svg:height="0.0067in" svg:x="0.9437in" svg:y="0.4319in" svg:viewBox="0 0 10 18" draw:points="0,18 10,18 10,0 0,0"><text:p/></draw:polygon><draw:polygon draw:style-name="gr5" draw:text-style-name="P72" svg:width="1.6398in" svg:height="0.0067in" svg:x="0.9469in" svg:y="0.4319in" svg:viewBox="0 0 4166 18" draw:points="0,18 4166,18 4166,0 0,0"><text:p/></draw:polygon><draw:polygon draw:style-name="gr5" draw:text-style-name="P72" svg:width="0.0067in" svg:height="0.0067in" svg:x="2.587in" svg:y="0.4319in" svg:viewBox="0 0 18 18" draw:points="0,18 18,18 18,0 0,0"><text:p/></draw:polygon><draw:polygon draw:style-name="gr5" draw:text-style-name="P72" svg:width="0.9335in" svg:height="0.0067in" svg:x="2.5937in" svg:y="0.4319in" svg:viewBox="0 0 2372 18" draw:points="0,18 2372,18 2372,0 0,0"><text:p/></draw:polygon><draw:polygon draw:style-name="gr5" draw:text-style-name="P72" svg:width="0.0067in" svg:height="0.0067in" svg:x="3.5264in" svg:y="0.4319in" svg:viewBox="0 0 18 18" draw:points="0,18 18,18 18,0 0,0"><text:p/></draw:polygon><draw:polygon draw:style-name="gr5" draw:text-style-name="P72" svg:width="2.2232in" svg:height="0.0067in" svg:x="3.5339in" svg:y="0.4319in" svg:viewBox="0 0 5648 18" draw:points="0,18 5648,18 5648,0 0,0"><text:p/></draw:polygon><draw:polygon draw:style-name="gr5" draw:text-style-name="P72" svg:width="0.0067in" svg:height="0.0067in" svg:x="5.7555in" svg:y="0.4319in" svg:viewBox="0 0 18 18" draw:points="0,18 18,18 18,0 0,0"><text:p/></draw:polygon><draw:polygon draw:style-name="gr5" draw:text-style-name="P72" svg:width="0.0067in" svg:height="0.1768in" svg:x="-0.1894in" svg:y="0.4386in" svg:viewBox="0 0 18 450" draw:points="0,450 18,450 18,0 0,0"><text:p/></draw:polygon><draw:polygon draw:style-name="gr5" draw:text-style-name="P72" svg:width="0.0035in" svg:height="0.1768in" svg:x="0.9437in" svg:y="0.4386in" svg:viewBox="0 0 10 450" draw:points="0,450 10,450 10,0 0,0"><text:p/></draw:polygon><draw:polygon draw:style-name="gr5" draw:text-style-name="P72" svg:width="0.0067in" svg:height="0.1768in" svg:x="2.587in" svg:y="0.4386in" svg:viewBox="0 0 18 450" draw:points="0,450 18,450 18,0 0,0"><text:p/></draw:polygon><draw:polygon draw:style-name="gr5" draw:text-style-name="P72" svg:width="0.0067in" svg:height="0.1768in" svg:x="3.5264in" svg:y="0.4386in" svg:viewBox="0 0 18 450" draw:points="0,450 18,450 18,0 0,0"><text:p/></draw:polygon><draw:polygon draw:style-name="gr5" draw:text-style-name="P72" svg:width="0.0067in" svg:height="0.1768in" svg:x="5.7555in" svg:y="0.4386in" svg:viewBox="0 0 18 450" draw:points="0,450 18,450 18,0 0,0"><text:p/></draw:polygon><draw:frame draw:style-name="gr10" draw:text-style-name="P71" svg:width="1.5587in" svg:height="0.1858in" svg:x="4.0673in" svg:y="0.4406in"><draw:text-box><text:p text:style-name="P70"><text:span text:style-name="T33">Grado Necesidad </text:span></text:p></draw:text-box></draw:frame><draw:frame draw:style-name="gr11" draw:text-style-name="P73" svg:width="0.5807in" svg:height="0.1677in" svg:x="0.1102in" svg:y="0.6236in"><draw:text-box><text:p text:style-name="P70"><text:span text:style-name="T35">RF 3.2.1</text:span></text:p></draw:text-box></draw:frame><draw:frame draw:style-name="gr12" draw:text-style-name="P73" svg:width="1.3378in" svg:height="0.1677in" svg:x="1.1268in" svg:y="0.6236in"><draw:text-box><text:p text:style-name="P70"><text:span text:style-name="T35"><text:tab/></text:span><text:span text:style-name="T35">Truco</text:span></text:p></draw:text-box></draw:frame><draw:frame draw:style-name="gr13" draw:text-style-name="P73" svg:width="0.698in" svg:height="0.1677in" svg:x="2.7268in" svg:y="0.6236in"><draw:text-box><text:p text:style-name="P70"><text:span text:style-name="T35">17/06/2016 </text:span></text:p></draw:text-box></draw:frame><draw:polygon draw:style-name="gr5" draw:text-style-name="P72" svg:width="0.0067in" svg:height="0.0067in" svg:x="-0.1894in" svg:y="0.6154in" svg:viewBox="0 0 18 18" draw:points="0,18 18,18 18,0 0,0"><text:p/></draw:polygon><draw:polygon draw:style-name="gr5" draw:text-style-name="P72" svg:width="1.1264in" svg:height="0.0067in" svg:x="-0.1827in" svg:y="0.6154in" svg:viewBox="0 0 2862 18" draw:points="0,18 2862,18 2862,0 0,0"><text:p/></draw:polygon><draw:polygon draw:style-name="gr5" draw:text-style-name="P72" svg:width="0.0035in" svg:height="0.0067in" svg:x="0.9437in" svg:y="0.6154in" svg:viewBox="0 0 10 18" draw:points="0,18 10,18 10,0 0,0"><text:p/></draw:polygon><draw:polygon draw:style-name="gr5" draw:text-style-name="P72" svg:width="1.6398in" svg:height="0.0067in" svg:x="0.9469in" svg:y="0.6154in" svg:viewBox="0 0 4166 18" draw:points="0,18 4166,18 4166,0 0,0"><text:p/></draw:polygon><draw:polygon draw:style-name="gr5" draw:text-style-name="P72" svg:width="0.0067in" svg:height="0.0067in" svg:x="2.587in" svg:y="0.6154in" svg:viewBox="0 0 18 18" draw:points="0,18 18,18 18,0 0,0"><text:p/></draw:polygon><draw:polygon draw:style-name="gr5" draw:text-style-name="P72" svg:width="0.9335in" svg:height="0.0067in" svg:x="2.5937in" svg:y="0.6154in" svg:viewBox="0 0 2372 18" draw:points="0,18 2372,18 2372,0 0,0"><text:p/></draw:polygon><draw:polygon draw:style-name="gr5" draw:text-style-name="P72" svg:width="0.0067in" svg:height="0.0067in" svg:x="3.5264in" svg:y="0.6154in" svg:viewBox="0 0 18 18" draw:points="0,18 18,18 18,0 0,0"><text:p/></draw:polygon><draw:polygon draw:style-name="gr5" draw:text-style-name="P72" svg:width="2.2232in" svg:height="0.0067in" svg:x="3.5339in" svg:y="0.6154in" svg:viewBox="0 0 5648 18" draw:points="0,18 5648,18 5648,0 0,0"><text:p/></draw:polygon><draw:polygon draw:style-name="gr5" draw:text-style-name="P72" svg:width="0.0067in" svg:height="0.0067in" svg:x="5.7555in" svg:y="0.6154in" svg:viewBox="0 0 18 18" draw:points="0,18 18,18 18,0 0,0"><text:p/></draw:polygon><draw:polygon draw:style-name="gr5" draw:text-style-name="P72" svg:width="0.0067in" svg:height="0.1665in" svg:x="-0.1894in" svg:y="0.6228in" svg:viewBox="0 0 18 424" draw:points="0,424 18,424 18,0 0,0"><text:p/></draw:polygon><draw:polygon draw:style-name="gr5" draw:text-style-name="P72" svg:width="0.0035in" svg:height="0.1665in" svg:x="0.9437in" svg:y="0.6228in" svg:viewBox="0 0 10 424" draw:points="0,424 10,424 10,0 0,0"><text:p/></draw:polygon><draw:polygon draw:style-name="gr5" draw:text-style-name="P72" svg:width="0.0067in" svg:height="0.1665in" svg:x="2.587in" svg:y="0.6228in" svg:viewBox="0 0 18 424" draw:points="0,424 18,424 18,0 0,0"><text:p/></draw:polygon><draw:polygon draw:style-name="gr5" draw:text-style-name="P72" svg:width="0.0067in" svg:height="0.1665in" svg:x="3.5264in" svg:y="0.6228in" svg:viewBox="0 0 18 424" draw:points="0,424 18,424 18,0 0,0"><text:p/></draw:polygon><draw:polygon draw:style-name="gr5" draw:text-style-name="P72" svg:width="0.0067in" svg:height="0.1665in" svg:x="5.7555in" svg:y="0.6228in" svg:viewBox="0 0 18 424" draw:points="0,424 18,424 18,0 0,0"><text:p/></draw:polygon><draw:polygon draw:style-name="gr2" draw:text-style-name="P69" svg:width="1.1264in" svg:height="0.1835in" svg:x="-0.1827in" svg:y="0.7953in" svg:viewBox="0 0 2862 467" draw:points="0,467 2862,467 2862,0 0,0"><text:p/></draw:polygon><draw:polygon draw:style-name="gr2" draw:text-style-name="P69" svg:width="0.9866in" svg:height="0.1799in" svg:x="-0.113in" svg:y="0.7953in" svg:viewBox="0 0 2507 458" draw:points="0,458 2507,458 2507,0 0,0"><text:p/></draw:polygon><draw:frame draw:style-name="gr14" draw:text-style-name="P73" svg:width="0.5307in" svg:height="0.1677in" svg:x="4.4004in" svg:y="0.6236in"><draw:text-box><text:p text:style-name="P70"><text:span text:style-name="T35">Esencial </text:span></text:p></draw:text-box></draw:frame><draw:frame draw:style-name="gr15" draw:text-style-name="P71" svg:width="1.0878in" svg:height="0.3661in" svg:x="-0.0169in" svg:y="0.7965in"><draw:text-box><text:p text:style-name="P70"><text:span text:style-name="T33">Descripción</text:span></text:p><text:p text:style-name="P70"><text:span text:style-name="T33"/></text:p></draw:text-box></draw:frame><draw:polygon draw:style-name="gr5" draw:text-style-name="P72" svg:width="0.0067in" svg:height="0.0067in" svg:x="-0.1894in" svg:y="0.7886in" svg:viewBox="0 0 18 18" draw:points="0,18 18,18 18,0 0,0"><text:p/></draw:polygon><draw:polygon draw:style-name="gr5" draw:text-style-name="P72" svg:width="1.1264in" svg:height="0.0067in" svg:x="-0.1827in" svg:y="0.7886in" svg:viewBox="0 0 2862 18" draw:points="0,18 2862,18 2862,0 0,0"><text:p/></draw:polygon><draw:polygon draw:style-name="gr5" draw:text-style-name="P72" svg:width="0.0035in" svg:height="0.0067in" svg:x="0.9437in" svg:y="0.7886in" svg:viewBox="0 0 10 18" draw:points="0,18 10,18 10,0 0,0"><text:p/></draw:polygon><draw:polygon draw:style-name="gr5" draw:text-style-name="P72" svg:width="1.6398in" svg:height="0.0067in" svg:x="0.9469in" svg:y="0.7886in" svg:viewBox="0 0 4166 18" draw:points="0,18 4166,18 4166,0 0,0"><text:p/></draw:polygon><draw:polygon draw:style-name="gr5" draw:text-style-name="P72" svg:width="0.0067in" svg:height="0.0067in" svg:x="2.587in" svg:y="0.7886in" svg:viewBox="0 0 18 18" draw:points="0,18 18,18 18,0 0,0"><text:p/></draw:polygon><draw:polygon draw:style-name="gr5" draw:text-style-name="P72" svg:width="0.9335in" svg:height="0.0067in" svg:x="2.5937in" svg:y="0.7886in" svg:viewBox="0 0 2372 18" draw:points="0,18 2372,18 2372,0 0,0"><text:p/></draw:polygon><draw:polygon draw:style-name="gr5" draw:text-style-name="P72" svg:width="0.0067in" svg:height="0.0067in" svg:x="3.5264in" svg:y="0.7886in" svg:viewBox="0 0 18 18" draw:points="0,18 18,18 18,0 0,0"><text:p/></draw:polygon><draw:polygon draw:style-name="gr5" draw:text-style-name="P72" svg:width="2.2232in" svg:height="0.0067in" svg:x="3.5339in" svg:y="0.7886in" svg:viewBox="0 0 5648 18" draw:points="0,18 5648,18 5648,0 0,0"><text:p/></draw:polygon><draw:polygon draw:style-name="gr5" draw:text-style-name="P72" svg:width="0.0067in" svg:height="0.0067in" svg:x="5.7555in" svg:y="0.7886in" svg:viewBox="0 0 18 18" draw:points="0,18 18,18 18,0 0,0"><text:p/></draw:polygon><draw:polygon draw:style-name="gr5" draw:text-style-name="P72" svg:width="0.0067in" svg:height="0.1835in" svg:x="-0.1894in" svg:y="0.7953in" svg:viewBox="0 0 18 467" draw:points="0,467 18,467 18,0 0,0"><text:p/></draw:polygon><draw:polygon draw:style-name="gr5" draw:text-style-name="P72" svg:width="0.0035in" svg:height="0.1835in" svg:x="0.9437in" svg:y="0.7953in" svg:viewBox="0 0 10 467" draw:points="0,467 10,467 10,0 0,0"><text:p/></draw:polygon><draw:polygon draw:style-name="gr5" draw:text-style-name="P72" svg:width="0.0067in" svg:height="0.1835in" svg:x="5.7555in" svg:y="0.7953in" svg:viewBox="0 0 18 467" draw:points="0,467 18,467 18,0 0,0"><text:p/></draw:polygon><draw:polygon draw:style-name="gr2" draw:text-style-name="P69" svg:width="1.1264in" svg:height="0.1803in" svg:x="-0.1827in" svg:y="0.9819in" svg:viewBox="0 0 2862 459" draw:points="0,459 2862,459 2862,0 0,0"><text:p/></draw:polygon><draw:polygon draw:style-name="gr2" draw:text-style-name="P69" svg:width="0.9866in" svg:height="0.1803in" svg:x="-0.113in" svg:y="0.9819in" svg:viewBox="0 0 2507 459" draw:points="0,459 2507,459 2507,0 0,0"><text:p/></draw:polygon><draw:frame draw:style-name="gr16" draw:text-style-name="P73" svg:width="3.0362in" svg:height="0.1677in" svg:x="1.0138in" svg:y="0.7965in"><draw:text-box><text:p text:style-name="P70"><text:span text:style-name="T35">El sistema debe permitirle al usuario cantar truco.</text:span></text:p></draw:text-box></draw:frame><draw:polygon draw:style-name="gr2" draw:text-style-name="P69" svg:width="1.1232in" svg:height="0.1803in" svg:x="0.9469in" svg:y="0.9819in" svg:viewBox="0 0 2854 459" draw:points="0,459 2854,459 2854,0 0,0"><text:p/></draw:polygon><draw:polygon draw:style-name="gr2" draw:text-style-name="P69" svg:width="0.9902in" svg:height="0.1803in" svg:x="1.0138in" svg:y="0.9819in" svg:viewBox="0 0 2516 459" draw:points="0,459 2516,459 2516,0 0,0"><text:p/></draw:polygon><draw:frame draw:style-name="gr17" draw:text-style-name="P71" svg:width="0.8453in" svg:height="0.1858in" svg:x="0.0673in" svg:y="0.987in"><draw:text-box><text:p text:style-name="P70"><text:span text:style-name="T33">Entradas </text:span></text:p></draw:text-box></draw:frame><draw:polygon draw:style-name="gr2" draw:text-style-name="P69" svg:width="1.1201in" svg:height="0.1803in" svg:x="2.0764in" svg:y="0.9819in" svg:viewBox="0 0 2846 459" draw:points="0,459 2846,459 2846,0 0,0"><text:p/></draw:polygon><draw:polygon draw:style-name="gr2" draw:text-style-name="P69" svg:width="0.9902in" svg:height="0.1803in" svg:x="2.1437in" svg:y="0.9819in" svg:viewBox="0 0 2516 459" draw:points="0,459 2516,459 2516,0 0,0"><text:p/></draw:polygon><draw:frame draw:style-name="gr18" draw:text-style-name="P71" svg:width="0.6669in" svg:height="0.1858in" svg:x="1.2768in" svg:y="0.987in"><draw:text-box><text:p text:style-name="P70"><text:span text:style-name="T33">Fuente </text:span></text:p></draw:text-box></draw:frame><draw:polygon draw:style-name="gr2" draw:text-style-name="P69" svg:width="1.1232in" svg:height="0.1803in" svg:x="3.2028in" svg:y="0.9819in" svg:viewBox="0 0 2854 459" draw:points="0,459 2854,459 2854,0 0,0"><text:p/></draw:polygon><draw:polygon draw:style-name="gr2" draw:text-style-name="P69" svg:width="0.9902in" svg:height="0.1803in" svg:x="3.2705in" svg:y="0.9819in" svg:viewBox="0 0 2516 459" draw:points="0,459 2516,459 2516,0 0,0"><text:p/></draw:polygon><draw:frame draw:style-name="gr19" draw:text-style-name="P71" svg:width="0.6012in" svg:height="0.1858in" svg:x="2.4236in" svg:y="0.987in"><draw:text-box><text:p text:style-name="P70"><text:span text:style-name="T33">Salida </text:span></text:p></draw:text-box></draw:frame><draw:polygon draw:style-name="gr2" draw:text-style-name="P69" svg:width="1.4232in" svg:height="0.1803in" svg:x="4.3339in" svg:y="0.9819in" svg:viewBox="0 0 3616 459" draw:points="0,459 3616,459 3616,0 0,0"><text:p/></draw:polygon><draw:polygon draw:style-name="gr2" draw:text-style-name="P69" svg:width="1.2933in" svg:height="0.1803in" svg:x="4.4in" svg:y="0.9819in" svg:viewBox="0 0 3286 459" draw:points="0,459 3286,459 3286,0 0,0"><text:p/></draw:polygon><draw:frame draw:style-name="gr20" draw:text-style-name="P71" svg:width="0.735in" svg:height="0.1858in" svg:x="3.5067in" svg:y="0.987in"><draw:text-box><text:p text:style-name="P70"><text:span text:style-name="T33">Destino </text:span></text:p></draw:text-box></draw:frame><draw:polygon draw:style-name="gr5" draw:text-style-name="P72" svg:width="0.0067in" svg:height="0.0031in" svg:x="-0.1894in" svg:y="0.9791in" svg:viewBox="0 0 18 9" draw:points="0,9 18,9 18,0 0,0"><text:p/></draw:polygon><draw:polygon draw:style-name="gr5" draw:text-style-name="P72" svg:width="1.1264in" svg:height="0.0031in" svg:x="-0.1827in" svg:y="0.9791in" svg:viewBox="0 0 2862 9" draw:points="0,9 2862,9 2862,0 0,0"><text:p/></draw:polygon><draw:polygon draw:style-name="gr5" draw:text-style-name="P72" svg:width="0.0035in" svg:height="0.0031in" svg:x="0.9437in" svg:y="0.9791in" svg:viewBox="0 0 10 9" draw:points="0,9 10,9 10,0 0,0"><text:p/></draw:polygon><draw:polygon draw:style-name="gr5" draw:text-style-name="P72" svg:width="1.1232in" svg:height="0.0031in" svg:x="0.9469in" svg:y="0.9791in" svg:viewBox="0 0 2854 9" draw:points="0,9 2854,9 2854,0 0,0"><text:p/></draw:polygon><draw:polygon draw:style-name="gr5" draw:text-style-name="P72" svg:width="0.0067in" svg:height="0.0031in" svg:x="2.0705in" svg:y="0.9791in" svg:viewBox="0 0 18 9" draw:points="0,9 18,9 18,0 0,0"><text:p/></draw:polygon><draw:polygon draw:style-name="gr5" draw:text-style-name="P72" svg:width="1.1201in" svg:height="0.0031in" svg:x="2.0764in" svg:y="0.9791in" svg:viewBox="0 0 2846 9" draw:points="0,9 2846,9 2846,0 0,0"><text:p/></draw:polygon><draw:polygon draw:style-name="gr5" draw:text-style-name="P72" svg:width="0.0067in" svg:height="0.0031in" svg:x="3.1969in" svg:y="0.9791in" svg:viewBox="0 0 18 9" draw:points="0,9 18,9 18,0 0,0"><text:p/></draw:polygon><draw:polygon draw:style-name="gr5" draw:text-style-name="P72" svg:width="1.1232in" svg:height="0.0031in" svg:x="3.2028in" svg:y="0.9791in" svg:viewBox="0 0 2854 9" draw:points="0,9 2854,9 2854,0 0,0"><text:p/></draw:polygon><draw:polygon draw:style-name="gr5" draw:text-style-name="P72" svg:width="0.0067in" svg:height="0.0031in" svg:x="4.3264in" svg:y="0.9791in" svg:viewBox="0 0 18 9" draw:points="0,9 18,9 18,0 0,0"><text:p/></draw:polygon><draw:polygon draw:style-name="gr5" draw:text-style-name="P72" svg:width="1.4232in" svg:height="0.0031in" svg:x="4.3339in" svg:y="0.9791in" svg:viewBox="0 0 3616 9" draw:points="0,9 3616,9 3616,0 0,0"><text:p/></draw:polygon><draw:polygon draw:style-name="gr5" draw:text-style-name="P72" svg:width="0.0067in" svg:height="0.0031in" svg:x="5.7555in" svg:y="0.9791in" svg:viewBox="0 0 18 9" draw:points="0,9 18,9 18,0 0,0"><text:p/></draw:polygon><draw:polygon draw:style-name="gr5" draw:text-style-name="P72" svg:width="0.0067in" svg:height="0.1803in" svg:x="-0.1894in" svg:y="0.9819in" svg:viewBox="0 0 18 459" draw:points="0,459 18,459 18,0 0,0"><text:p/></draw:polygon><draw:polygon draw:style-name="gr5" draw:text-style-name="P72" svg:width="0.0035in" svg:height="0.1803in" svg:x="0.9437in" svg:y="0.9819in" svg:viewBox="0 0 10 459" draw:points="0,459 10,459 10,0 0,0"><text:p/></draw:polygon><draw:polygon draw:style-name="gr5" draw:text-style-name="P72" svg:width="0.0067in" svg:height="0.1803in" svg:x="2.0705in" svg:y="0.9819in" svg:viewBox="0 0 18 459" draw:points="0,459 18,459 18,0 0,0"><text:p/></draw:polygon><draw:polygon draw:style-name="gr5" draw:text-style-name="P72" svg:width="0.0067in" svg:height="0.1803in" svg:x="3.1969in" svg:y="0.9819in" svg:viewBox="0 0 18 459" draw:points="0,459 18,459 18,0 0,0"><text:p/></draw:polygon><draw:polygon draw:style-name="gr5" draw:text-style-name="P72" svg:width="0.0067in" svg:height="0.1803in" svg:x="4.3264in" svg:y="0.9819in" svg:viewBox="0 0 18 459" draw:points="0,459 18,459 18,0 0,0"><text:p/></draw:polygon><draw:polygon draw:style-name="gr5" draw:text-style-name="P72" svg:width="0.0067in" svg:height="0.1803in" svg:x="5.7555in" svg:y="0.9819in" svg:viewBox="0 0 18 459" draw:points="0,459 18,459 18,0 0,0"><text:p/></draw:polygon><draw:frame draw:style-name="gr21" draw:text-style-name="P71" svg:width="1.2425in" svg:height="0.1858in" svg:x="4.6004in" svg:y="0.987in"><draw:text-box><text:p text:style-name="P70"><text:span text:style-name="T33">Restricciones </text:span></text:p></draw:text-box></draw:frame><draw:frame draw:style-name="gr22" draw:text-style-name="P73" svg:width="0.913in" svg:height="0.3343in" svg:x="-0.0563in" svg:y="1.1669in"><draw:text-box><text:p text:style-name="P70"><text:span text:style-name="T35"/></text:p><text:p text:style-name="P70"><text:span text:style-name="T35"><text:s text:c="7"/></text:span><text:span text:style-name="T35">True</text:span></text:p></draw:text-box></draw:frame><draw:frame draw:style-name="gr23" draw:text-style-name="P73" svg:width="0.5067in" svg:height="0.3343in" svg:x="3.5331in" svg:y="1.1669in"><draw:text-box><text:p text:style-name="P70"><text:span text:style-name="T35"/></text:p><text:p text:style-name="P70"><text:span text:style-name="T35">Pantalla </text:span></text:p></draw:text-box></draw:frame><draw:frame draw:style-name="gr24" draw:text-style-name="P73" svg:width="0.9524in" svg:height="0.5012in" svg:x="4.7138in" svg:y="1.1669in"><draw:text-box><text:p text:style-name="P70"><text:span text:style-name="T35">El truco no debe</text:span></text:p><text:p text:style-name="P70"><text:span text:style-name="T35">Haber sido </text:span></text:p><text:p text:style-name="P70"><text:span text:style-name="T35">Cantado antes</text:span></text:p></draw:text-box></draw:frame><draw:polygon draw:style-name="gr5" draw:text-style-name="P72" svg:width="0.0067in" svg:height="0.0063in" svg:x="-0.1894in" svg:y="1.1622in" svg:viewBox="0 0 18 17" draw:points="0,17 18,17 18,0 0,0"><text:p/></draw:polygon><draw:polygon draw:style-name="gr5" draw:text-style-name="P72" svg:width="1.1264in" svg:height="0.0063in" svg:x="-0.1827in" svg:y="1.1622in" svg:viewBox="0 0 2862 17" draw:points="0,17 2862,17 2862,0 0,0"><text:p/></draw:polygon><draw:polygon draw:style-name="gr5" draw:text-style-name="P72" svg:width="0.0035in" svg:height="0.0063in" svg:x="0.9437in" svg:y="1.1622in" svg:viewBox="0 0 10 17" draw:points="0,17 10,17 10,0 0,0"><text:p/></draw:polygon><draw:polygon draw:style-name="gr5" draw:text-style-name="P72" svg:width="1.1232in" svg:height="0.0063in" svg:x="0.9469in" svg:y="1.1622in" svg:viewBox="0 0 2854 17" draw:points="0,17 2854,17 2854,0 0,0"><text:p/></draw:polygon><draw:polygon draw:style-name="gr5" draw:text-style-name="P72" svg:width="0.0067in" svg:height="0.0063in" svg:x="2.0705in" svg:y="1.1622in" svg:viewBox="0 0 18 17" draw:points="0,17 18,17 18,0 0,0"><text:p/></draw:polygon><draw:polygon draw:style-name="gr5" draw:text-style-name="P72" svg:width="1.1201in" svg:height="0.0063in" svg:x="2.0764in" svg:y="1.1622in" svg:viewBox="0 0 2846 17" draw:points="0,17 2846,17 2846,0 0,0"><text:p/></draw:polygon><draw:polygon draw:style-name="gr5" draw:text-style-name="P72" svg:width="0.0067in" svg:height="0.0063in" svg:x="3.1969in" svg:y="1.1622in" svg:viewBox="0 0 18 17" draw:points="0,17 18,17 18,0 0,0"><text:p/></draw:polygon><draw:polygon draw:style-name="gr5" draw:text-style-name="P72" svg:width="1.1232in" svg:height="0.0063in" svg:x="3.2028in" svg:y="1.1622in" svg:viewBox="0 0 2854 17" draw:points="0,17 2854,17 2854,0 0,0"><text:p/></draw:polygon><draw:polygon draw:style-name="gr5" draw:text-style-name="P72" svg:width="0.0067in" svg:height="0.0063in" svg:x="4.3264in" svg:y="1.1622in" svg:viewBox="0 0 18 17" draw:points="0,17 18,17 18,0 0,0"><text:p/></draw:polygon><draw:polygon draw:style-name="gr5" draw:text-style-name="P72" svg:width="1.4232in" svg:height="0.0063in" svg:x="4.3339in" svg:y="1.1622in" svg:viewBox="0 0 3616 17" draw:points="0,17 3616,17 3616,0 0,0"><text:p/></draw:polygon><draw:polygon draw:style-name="gr5" draw:text-style-name="P72" svg:width="0.0067in" svg:height="0.0063in" svg:x="5.7555in" svg:y="1.1622in" svg:viewBox="0 0 18 17" draw:points="0,17 18,17 18,0 0,0"><text:p/></draw:polygon><draw:polygon draw:style-name="gr5" draw:text-style-name="P72" svg:width="0.0067in" svg:height="0.6602in" svg:x="-0.1894in" svg:y="1.1685in" svg:viewBox="0 0 18 1678" draw:points="0,1678 18,1678 18,0 0,0"><text:p/></draw:polygon><draw:polygon draw:style-name="gr5" draw:text-style-name="P72" svg:width="0.0035in" svg:height="0.6602in" svg:x="0.9437in" svg:y="1.1685in" svg:viewBox="0 0 10 1678" draw:points="0,1678 10,1678 10,0 0,0"><text:p/></draw:polygon><draw:polygon draw:style-name="gr5" draw:text-style-name="P72" svg:width="0.0067in" svg:height="0.6602in" svg:x="2.0705in" svg:y="1.1685in" svg:viewBox="0 0 18 1678" draw:points="0,1678 18,1678 18,0 0,0"><text:p/></draw:polygon><draw:polygon draw:style-name="gr5" draw:text-style-name="P72" svg:width="0.0067in" svg:height="0.6602in" svg:x="3.1969in" svg:y="1.1685in" svg:viewBox="0 0 18 1678" draw:points="0,1678 18,1678 18,0 0,0"><text:p/></draw:polygon><draw:polygon draw:style-name="gr5" draw:text-style-name="P72" svg:width="0.0067in" svg:height="0.6602in" svg:x="4.3264in" svg:y="1.1685in" svg:viewBox="0 0 18 1678" draw:points="0,1678 18,1678 18,0 0,0"><text:p/></draw:polygon><draw:polygon draw:style-name="gr5" draw:text-style-name="P72" svg:width="0.0067in" svg:height="0.6602in" svg:x="5.7555in" svg:y="1.1685in" svg:viewBox="0 0 18 1678" draw:points="0,1678 18,1678 18,0 0,0"><text:p/></draw:polygon><draw:polygon draw:style-name="gr2" draw:text-style-name="P69" svg:width="1.1264in" svg:height="0.6598in" svg:x="-0.1827in" svg:y="1.8354in" svg:viewBox="0 0 2862 1677" draw:points="0,1677 2862,1677 2862,0 0,0"><text:p/></draw:polygon><draw:polygon draw:style-name="gr2" draw:text-style-name="P69" svg:width="0.9866in" svg:height="0.1831in" svg:x="-0.113in" svg:y="1.8354in" svg:viewBox="0 0 2507 466" draw:points="0,466 2507,466 2507,0 0,0"><text:p/></draw:polygon><draw:polygon draw:style-name="gr2" draw:text-style-name="P69" svg:width="0.9866in" svg:height="0.1768in" svg:x="-0.113in" svg:y="2.0185in" svg:viewBox="0 0 2507 450" draw:points="0,450 2507,450 2507,0 0,0"><text:p/></draw:polygon><draw:frame draw:style-name="gr25" draw:text-style-name="P71" svg:width="0.1567in" svg:height="0.1858in" svg:x="0.3768in" svg:y="1.837in"><draw:text-box><text:p text:style-name="P70"><text:span text:style-name="T33"><text:s/></text:span></text:p></draw:text-box></draw:frame><draw:frame draw:style-name="gr26" draw:text-style-name="P71" svg:width="0.7579in" svg:height="0.1858in" svg:x="0.1173in" svg:y="2.0201in"><draw:text-box><text:p text:style-name="P70"><text:span text:style-name="T33">Proceso </text:span></text:p></draw:text-box></draw:frame><draw:frame draw:style-name="gr27" draw:text-style-name="P73" svg:width="4.8094in" svg:height="0.3343in" svg:x="1.0138in" svg:y="2in"><draw:text-box><text:p text:style-name="P70"><text:span text:style-name="T35">El jugador canta truco, si este no fue cantado con anterioridad, la variable esTruco</text:span></text:p><text:p text:style-name="P70"><text:span text:style-name="T35">Pasa a ser True.</text:span></text:p></draw:text-box></draw:frame><draw:polygon draw:style-name="gr5" draw:text-style-name="P72" svg:width="0.0067in" svg:height="0.0067in" svg:x="-0.1894in" svg:y="1.8291in" svg:viewBox="0 0 18 18" draw:points="0,18 18,18 18,0 0,0"><text:p/></draw:polygon><draw:polygon draw:style-name="gr5" draw:text-style-name="P72" svg:width="1.1264in" svg:height="0.0067in" svg:x="-0.1827in" svg:y="1.8291in" svg:viewBox="0 0 2862 18" draw:points="0,18 2862,18 2862,0 0,0"><text:p/></draw:polygon><draw:polygon draw:style-name="gr5" draw:text-style-name="P72" svg:width="0.0035in" svg:height="0.0067in" svg:x="0.9437in" svg:y="1.8291in" svg:viewBox="0 0 10 18" draw:points="0,18 10,18 10,0 0,0"><text:p/></draw:polygon><draw:polygon draw:style-name="gr5" draw:text-style-name="P72" svg:width="1.1232in" svg:height="0.0067in" svg:x="0.9469in" svg:y="1.8291in" svg:viewBox="0 0 2854 18" draw:points="0,18 2854,18 2854,0 0,0"><text:p/></draw:polygon><draw:polygon draw:style-name="gr5" draw:text-style-name="P72" svg:width="0.0067in" svg:height="0.0067in" svg:x="2.0705in" svg:y="1.8291in" svg:viewBox="0 0 18 18" draw:points="0,18 18,18 18,0 0,0"><text:p/></draw:polygon><draw:polygon draw:style-name="gr5" draw:text-style-name="P72" svg:width="1.1201in" svg:height="0.0067in" svg:x="2.0764in" svg:y="1.8291in" svg:viewBox="0 0 2846 18" draw:points="0,18 2846,18 2846,0 0,0"><text:p/></draw:polygon><draw:polygon draw:style-name="gr5" draw:text-style-name="P72" svg:width="0.0067in" svg:height="0.0067in" svg:x="3.1969in" svg:y="1.8291in" svg:viewBox="0 0 18 18" draw:points="0,18 18,18 18,0 0,0"><text:p/></draw:polygon><draw:polygon draw:style-name="gr5" draw:text-style-name="P72" svg:width="1.1232in" svg:height="0.0067in" svg:x="3.2028in" svg:y="1.8291in" svg:viewBox="0 0 2854 18" draw:points="0,18 2854,18 2854,0 0,0"><text:p/></draw:polygon><draw:polygon draw:style-name="gr5" draw:text-style-name="P72" svg:width="0.0067in" svg:height="0.0067in" svg:x="4.3264in" svg:y="1.8291in" svg:viewBox="0 0 18 18" draw:points="0,18 18,18 18,0 0,0"><text:p/></draw:polygon><draw:polygon draw:style-name="gr5" draw:text-style-name="P72" svg:width="1.4232in" svg:height="0.0067in" svg:x="4.3339in" svg:y="1.8291in" svg:viewBox="0 0 3616 18" draw:points="0,18 3616,18 3616,0 0,0"><text:p/></draw:polygon><draw:polygon draw:style-name="gr5" draw:text-style-name="P72" svg:width="0.0067in" svg:height="0.0067in" svg:x="5.7555in" svg:y="1.8291in" svg:viewBox="0 0 18 18" draw:points="0,18 18,18 18,0 0,0"><text:p/></draw:polygon><draw:polygon draw:style-name="gr5" draw:text-style-name="P72" svg:width="0.0067in" svg:height="0.6598in" svg:x="-0.1894in" svg:y="1.8354in" svg:viewBox="0 0 18 1677" draw:points="0,1677 18,1677 18,0 0,0"><text:p/></draw:polygon><draw:polygon draw:style-name="gr5" draw:text-style-name="P72" svg:width="0.0035in" svg:height="0.6598in" svg:x="0.9437in" svg:y="1.8354in" svg:viewBox="0 0 10 1677" draw:points="0,1677 10,1677 10,0 0,0"><text:p/></draw:polygon><draw:polygon draw:style-name="gr5" draw:text-style-name="P72" svg:width="0.0067in" svg:height="0.6598in" svg:x="5.7555in" svg:y="1.8354in" svg:viewBox="0 0 18 1677" draw:points="0,1677 18,1677 18,0 0,0"><text:p/></draw:polygon><draw:polygon draw:style-name="gr2" draw:text-style-name="P69" svg:width="1.1264in" svg:height="0.3602in" svg:x="-0.1827in" svg:y="2.5016in" svg:viewBox="0 0 2862 916" draw:points="0,916 2862,916 2862,0 0,0"><text:p/></draw:polygon><draw:polygon draw:style-name="gr2" draw:text-style-name="P69" svg:width="0.9866in" svg:height="0.1799in" svg:x="-0.113in" svg:y="2.5016in" svg:viewBox="0 0 2507 458" draw:points="0,458 2507,458 2507,0 0,0"><text:p/></draw:polygon><draw:polygon draw:style-name="gr2" draw:text-style-name="P69" svg:width="0.9866in" svg:height="0.1803in" svg:x="-0.113in" svg:y="2.6819in" svg:viewBox="0 0 2507 459" draw:points="0,459 2507,459 2507,0 0,0"><text:p/></draw:polygon><draw:frame draw:style-name="gr28" draw:text-style-name="P71" svg:width="0.6142in" svg:height="0.1858in" svg:x="0.1638in" svg:y="2.5071in"><draw:text-box><text:p text:style-name="P70"><text:span text:style-name="T33">Efecto </text:span></text:p></draw:text-box></draw:frame><draw:frame draw:style-name="gr29" draw:text-style-name="P71" svg:width="0.8579in" svg:height="0.1858in" svg:x="0.0638in" svg:y="2.6835in"><draw:text-box><text:p text:style-name="P70"><text:span text:style-name="T33">Colateral </text:span></text:p></draw:text-box></draw:frame><draw:polygon draw:style-name="gr5" draw:text-style-name="P72" svg:width="0.0067in" svg:height="0.0067in" svg:x="-0.1894in" svg:y="2.4953in" svg:viewBox="0 0 18 18" draw:points="0,18 18,18 18,0 0,0"><text:p/></draw:polygon><draw:polygon draw:style-name="gr5" draw:text-style-name="P72" svg:width="1.1264in" svg:height="0.0067in" svg:x="-0.1827in" svg:y="2.4953in" svg:viewBox="0 0 2862 18" draw:points="0,18 2862,18 2862,0 0,0"><text:p/></draw:polygon><draw:polygon draw:style-name="gr5" draw:text-style-name="P72" svg:width="0.0035in" svg:height="0.0067in" svg:x="0.9437in" svg:y="2.4953in" svg:viewBox="0 0 10 18" draw:points="0,18 10,18 10,0 0,0"><text:p/></draw:polygon><draw:polygon draw:style-name="gr5" draw:text-style-name="P72" svg:width="4.8098in" svg:height="0.0067in" svg:x="0.9469in" svg:y="2.4953in" svg:viewBox="0 0 12218 18" draw:points="0,18 12218,18 12218,0 0,0"><text:p/></draw:polygon><draw:polygon draw:style-name="gr5" draw:text-style-name="P72" svg:width="0.0067in" svg:height="0.0067in" svg:x="5.7555in" svg:y="2.4953in" svg:viewBox="0 0 18 18" draw:points="0,18 18,18 18,0 0,0"><text:p/></draw:polygon><draw:polygon draw:style-name="gr5" draw:text-style-name="P72" svg:width="0.0067in" svg:height="0.3602in" svg:x="-0.1894in" svg:y="2.5016in" svg:viewBox="0 0 18 916" draw:points="0,916 18,916 18,0 0,0"><text:p/></draw:polygon><draw:polygon draw:style-name="gr5" draw:text-style-name="P72" svg:width="0.0067in" svg:height="0.0063in" svg:x="-0.1894in" svg:y="2.8622in" svg:viewBox="0 0 18 17" draw:points="0,17 18,17 18,0 0,0"><text:p/></draw:polygon><draw:polygon draw:style-name="gr5" draw:text-style-name="P72" svg:width="0.0067in" svg:height="0.0063in" svg:x="-0.1894in" svg:y="2.8622in" svg:viewBox="0 0 18 17" draw:points="0,17 18,17 18,0 0,0"><text:p/></draw:polygon><draw:polygon draw:style-name="gr5" draw:text-style-name="P72" svg:width="1.1264in" svg:height="0.0063in" svg:x="-0.1827in" svg:y="2.8622in" svg:viewBox="0 0 2862 17" draw:points="0,17 2862,17 2862,0 0,0"><text:p/></draw:polygon><draw:polygon draw:style-name="gr5" draw:text-style-name="P72" svg:width="0.0035in" svg:height="0.3602in" svg:x="0.9437in" svg:y="2.5016in" svg:viewBox="0 0 10 916" draw:points="0,916 10,916 10,0 0,0"><text:p/></draw:polygon><draw:polygon draw:style-name="gr5" draw:text-style-name="P72" svg:width="0.0035in" svg:height="0.0063in" svg:x="0.9437in" svg:y="2.8622in" svg:viewBox="0 0 10 17" draw:points="0,17 10,17 10,0 0,0"><text:p/></draw:polygon><draw:polygon draw:style-name="gr5" draw:text-style-name="P72" svg:width="4.8098in" svg:height="0.0063in" svg:x="0.9469in" svg:y="2.8622in" svg:viewBox="0 0 12218 17" draw:points="0,17 12218,17 12218,0 0,0"><text:p/></draw:polygon><draw:polygon draw:style-name="gr5" draw:text-style-name="P72" svg:width="0.0067in" svg:height="0.3602in" svg:x="5.7555in" svg:y="2.5016in" svg:viewBox="0 0 18 916" draw:points="0,916 18,916 18,0 0,0"><text:p/></draw:polygon><draw:polygon draw:style-name="gr5" draw:text-style-name="P72" svg:width="0.0067in" svg:height="0.0063in" svg:x="5.7555in" svg:y="2.8622in" svg:viewBox="0 0 18 17" draw:points="0,17 18,17 18,0 0,0"><text:p/></draw:polygon><draw:polygon draw:style-name="gr5" draw:text-style-name="P72" svg:width="0.0067in" svg:height="0.0063in" svg:x="5.7555in" svg:y="2.8622in" svg:viewBox="0 0 18 17" draw:points="0,17 18,17 18,0 0,0"><text:p/></draw:polygon></draw:g></text:p>
      <text:p text:style-name="P8"/>
      <text:p text:style-name="P8"/>
      <text:p text:style-name="P8"/>
      <text:p text:style-name="P8"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1" draw:style-name="gr1"><draw:polygon draw:style-name="gr2" draw:text-style-name="P69" svg:width="5.9398in" svg:height="0.602in" svg:x="-0.1654in" svg:y="-2.3413in" svg:viewBox="0 0 15088 1530" draw:points="0,1530 15088,1530 15088,0 0,0"><text:p/></draw:polygon><draw:polygon draw:style-name="gr2" draw:text-style-name="P69" svg:width="5.8067in" svg:height="0.2957in" svg:x="-0.0965in" svg:y="-2.3413in" svg:viewBox="0 0 14750 752" draw:points="0,752 14750,752 14750,0 0,0"><text:p/></draw:polygon><draw:polygon draw:style-name="gr2" draw:text-style-name="P69" svg:width="5.8067in" svg:height="0.3063in" svg:x="-0.0965in" svg:y="-2.0445in" svg:viewBox="0 0 14750 779" draw:points="0,779 14750,779 14750,0 0,0"><text:p/></draw:polygon><draw:frame draw:style-name="gr30" draw:text-style-name="P71" svg:width="0.548in" svg:height="0.3106in" svg:x="2.5807in" svg:y="-2.339in"><draw:text-box><text:p text:style-name="P70"><text:span text:style-name="T33">CMST </text:span></text:p></draw:text-box></draw:frame><draw:frame draw:style-name="gr31" draw:text-style-name="P71" svg:width="4.6169in" svg:height="0.3106in" svg:x="1.0343in" svg:y="-2.0382in"><draw:text-box><text:p text:style-name="P70"><text:span text:style-name="T33">SRS – Especificación de Requerimientos Funcionales</text:span></text:p></draw:text-box></draw:frame><draw:polygon draw:style-name="gr5" draw:text-style-name="P72" svg:width="0.0067in" svg:height="0.0114in" svg:x="-0.1728in" svg:y="-2.3512in" svg:viewBox="0 0 18 30" draw:points="0,30 18,30 18,0 0,0"><text:p/></draw:polygon><draw:polygon draw:style-name="gr5" draw:text-style-name="P72" svg:width="0.0067in" svg:height="0.0114in" svg:x="-0.1728in" svg:y="-2.3512in" svg:viewBox="0 0 18 30" draw:points="0,30 18,30 18,0 0,0"><text:p/></draw:polygon><draw:polygon draw:style-name="gr5" draw:text-style-name="P72" svg:width="5.9398in" svg:height="0.0114in" svg:x="-0.1654in" svg:y="-2.3512in" svg:viewBox="0 0 15088 30" draw:points="0,30 15088,30 15088,0 0,0"><text:p/></draw:polygon><draw:polygon draw:style-name="gr5" draw:text-style-name="P72" svg:width="0.0067in" svg:height="0.0114in" svg:x="5.7736in" svg:y="-2.3512in" svg:viewBox="0 0 18 30" draw:points="0,30 18,30 18,0 0,0"><text:p/></draw:polygon><draw:polygon draw:style-name="gr5" draw:text-style-name="P72" svg:width="0.0067in" svg:height="0.0114in" svg:x="5.7736in" svg:y="-2.3512in" svg:viewBox="0 0 18 30" draw:points="0,30 18,30 18,0 0,0"><text:p/></draw:polygon><draw:polygon draw:style-name="gr5" draw:text-style-name="P72" svg:width="0.0067in" svg:height="0.602in" svg:x="-0.1728in" svg:y="-2.3413in" svg:viewBox="0 0 18 1530" draw:points="0,1530 18,1530 18,0 0,0"><text:p/></draw:polygon><draw:polygon draw:style-name="gr5" draw:text-style-name="P72" svg:width="0.0067in" svg:height="0.602in" svg:x="5.7736in" svg:y="-2.3413in" svg:viewBox="0 0 18 1530" draw:points="0,1530 18,1530 18,0 0,0"><text:p/></draw:polygon><draw:polygon draw:style-name="gr2" draw:text-style-name="P69" svg:width="1.1264in" svg:height="0.2957in" svg:x="-0.1654in" svg:y="-1.7268in" svg:viewBox="0 0 2862 752" draw:points="0,752 2862,752 2862,0 0,0"><text:p/></draw:polygon><draw:polygon draw:style-name="gr2" draw:text-style-name="P69" svg:width="0.9866in" svg:height="0.2957in" svg:x="-0.0965in" svg:y="-1.7268in" svg:viewBox="0 0 2507 752" draw:points="0,752 2507,752 2507,0 0,0"><text:p/></draw:polygon><draw:frame draw:style-name="gr32" draw:text-style-name="P71" svg:width="0.1567in" svg:height="0.3024in" svg:x="4.5736in" svg:y="-2.0272in"><draw:text-box><text:p text:style-name="P70"><text:span text:style-name="T34"><text:s/></text:span></text:p></draw:text-box></draw:frame><draw:polygon draw:style-name="gr2" draw:text-style-name="P69" svg:width="1.6398in" svg:height="0.2957in" svg:x="0.9638in" svg:y="-1.7268in" svg:viewBox="0 0 4166 752" draw:points="0,752 4166,752 4166,0 0,0"><text:p/></draw:polygon><draw:polygon draw:style-name="gr2" draw:text-style-name="P69" svg:width="1.5035in" svg:height="0.2957in" svg:x="1.0303in" svg:y="-1.7268in" svg:viewBox="0 0 3820 752" draw:points="0,752 3820,752 3820,0 0,0"><text:p/></draw:polygon><draw:frame draw:style-name="gr33" draw:text-style-name="P71" svg:width="0.6657in" svg:height="0.3106in" svg:x="0.1543in" svg:y="-1.7252in"><draw:text-box><text:p text:style-name="P70"><text:span text:style-name="T33">Código </text:span></text:p></draw:text-box></draw:frame><draw:polygon draw:style-name="gr2" draw:text-style-name="P69" svg:width="0.9335in" svg:height="0.2957in" svg:x="2.611in" svg:y="-1.7268in" svg:viewBox="0 0 2372 752" draw:points="0,752 2372,752 2372,0 0,0"><text:p/></draw:polygon><draw:polygon draw:style-name="gr2" draw:text-style-name="P69" svg:width="0.7965in" svg:height="0.2957in" svg:x="2.6772in" svg:y="-1.7268in" svg:viewBox="0 0 2024 752" draw:points="0,752 2024,752 2024,0 0,0"><text:p/></draw:polygon><draw:frame draw:style-name="gr34" draw:text-style-name="P71" svg:width="0.7551in" svg:height="0.3106in" svg:x="1.5071in" svg:y="-1.7252in"><draw:text-box><text:p text:style-name="P70"><text:span text:style-name="T33">Nombre </text:span></text:p></draw:text-box></draw:frame><draw:polygon draw:style-name="gr2" draw:text-style-name="P69" svg:width="2.2232in" svg:height="0.2957in" svg:x="3.5504in" svg:y="-1.7268in" svg:viewBox="0 0 5648 752" draw:points="0,752 5648,752 5648,0 0,0"><text:p/></draw:polygon><draw:polygon draw:style-name="gr2" draw:text-style-name="P69" svg:width="2.0933in" svg:height="0.2957in" svg:x="3.6173in" svg:y="-1.7268in" svg:viewBox="0 0 5318 752" draw:points="0,752 5318,752 5318,0 0,0"><text:p/></draw:polygon><draw:frame draw:style-name="gr35" draw:text-style-name="P71" svg:width="0.5748in" svg:height="0.3106in" svg:x="2.8736in" svg:y="-1.7252in"><draw:text-box><text:p text:style-name="P70"><text:span text:style-name="T33">Fecha </text:span></text:p></draw:text-box></draw:frame><draw:polygon draw:style-name="gr5" draw:text-style-name="P72" svg:width="0.0067in" svg:height="0.0114in" svg:x="-0.1728in" svg:y="-1.7382in" svg:viewBox="0 0 18 30" draw:points="0,30 18,30 18,0 0,0"><text:p/></draw:polygon><draw:polygon draw:style-name="gr5" draw:text-style-name="P72" svg:width="1.1264in" svg:height="0.0114in" svg:x="-0.1654in" svg:y="-1.7382in" svg:viewBox="0 0 2862 30" draw:points="0,30 2862,30 2862,0 0,0"><text:p/></draw:polygon><draw:polygon draw:style-name="gr5" draw:text-style-name="P72" svg:width="0.0035in" svg:height="0.0114in" svg:x="0.961in" svg:y="-1.7382in" svg:viewBox="0 0 10 30" draw:points="0,30 10,30 10,0 0,0"><text:p/></draw:polygon><draw:polygon draw:style-name="gr5" draw:text-style-name="P72" svg:width="1.6398in" svg:height="0.0114in" svg:x="0.9638in" svg:y="-1.7382in" svg:viewBox="0 0 4166 30" draw:points="0,30 4166,30 4166,0 0,0"><text:p/></draw:polygon><draw:polygon draw:style-name="gr5" draw:text-style-name="P72" svg:width="0.0067in" svg:height="0.0114in" svg:x="2.6035in" svg:y="-1.7382in" svg:viewBox="0 0 18 30" draw:points="0,30 18,30 18,0 0,0"><text:p/></draw:polygon><draw:polygon draw:style-name="gr5" draw:text-style-name="P72" svg:width="0.9335in" svg:height="0.0114in" svg:x="2.611in" svg:y="-1.7382in" svg:viewBox="0 0 2372 30" draw:points="0,30 2372,30 2372,0 0,0"><text:p/></draw:polygon><draw:polygon draw:style-name="gr5" draw:text-style-name="P72" svg:width="0.0067in" svg:height="0.0114in" svg:x="3.5437in" svg:y="-1.7382in" svg:viewBox="0 0 18 30" draw:points="0,30 18,30 18,0 0,0"><text:p/></draw:polygon><draw:polygon draw:style-name="gr5" draw:text-style-name="P72" svg:width="2.2232in" svg:height="0.0114in" svg:x="3.5504in" svg:y="-1.7382in" svg:viewBox="0 0 5648 30" draw:points="0,30 5648,30 5648,0 0,0"><text:p/></draw:polygon><draw:polygon draw:style-name="gr5" draw:text-style-name="P72" svg:width="0.0067in" svg:height="0.0114in" svg:x="5.7736in" svg:y="-1.7382in" svg:viewBox="0 0 18 30" draw:points="0,30 18,30 18,0 0,0"><text:p/></draw:polygon><draw:polygon draw:style-name="gr5" draw:text-style-name="P72" svg:width="0.0067in" svg:height="0.2957in" svg:x="-0.1728in" svg:y="-1.7268in" svg:viewBox="0 0 18 752" draw:points="0,752 18,752 18,0 0,0"><text:p/></draw:polygon><draw:polygon draw:style-name="gr5" draw:text-style-name="P72" svg:width="0.0035in" svg:height="0.2957in" svg:x="0.961in" svg:y="-1.7268in" svg:viewBox="0 0 10 752" draw:points="0,752 10,752 10,0 0,0"><text:p/></draw:polygon><draw:polygon draw:style-name="gr5" draw:text-style-name="P72" svg:width="0.0067in" svg:height="0.2957in" svg:x="2.6035in" svg:y="-1.7268in" svg:viewBox="0 0 18 752" draw:points="0,752 18,752 18,0 0,0"><text:p/></draw:polygon><draw:polygon draw:style-name="gr5" draw:text-style-name="P72" svg:width="0.0067in" svg:height="0.2957in" svg:x="3.5437in" svg:y="-1.7268in" svg:viewBox="0 0 18 752" draw:points="0,752 18,752 18,0 0,0"><text:p/></draw:polygon><draw:polygon draw:style-name="gr5" draw:text-style-name="P72" svg:width="0.0067in" svg:height="0.2957in" svg:x="5.7736in" svg:y="-1.7268in" svg:viewBox="0 0 18 752" draw:points="0,752 18,752 18,0 0,0"><text:p/></draw:polygon><draw:frame draw:style-name="gr36" draw:text-style-name="P71" svg:width="1.5587in" svg:height="0.3106in" svg:x="4.0843in" svg:y="-1.7252in"><draw:text-box><text:p text:style-name="P70"><text:span text:style-name="T33">Grado Necesidad </text:span></text:p></draw:text-box></draw:frame><draw:frame draw:style-name="gr37" draw:text-style-name="P73" svg:width="0.5807in" svg:height="0.2815in" svg:x="0.1272in" svg:y="-1.4189in"><draw:text-box><text:p text:style-name="P70"><text:span text:style-name="T35">RF 3.3.3</text:span></text:p></draw:text-box></draw:frame><draw:frame draw:style-name="gr38" draw:text-style-name="P73" svg:width="1.3378in" svg:height="0.2815in" svg:x="1.1437in" svg:y="-1.4189in"><draw:text-box><text:p text:style-name="P70"><text:span text:style-name="T35"><text:tab/></text:span><text:span text:style-name="T35">envidox2</text:span></text:p></draw:text-box></draw:frame><draw:frame draw:style-name="gr39" draw:text-style-name="P73" svg:width="0.698in" svg:height="0.2815in" svg:x="2.7437in" svg:y="-1.4189in"><draw:text-box><text:p text:style-name="P70"><text:span text:style-name="T35">16/06/2016 </text:span></text:p></draw:text-box></draw:frame><draw:polygon draw:style-name="gr5" draw:text-style-name="P72" svg:width="0.0067in" svg:height="0.0114in" svg:x="-0.1728in" svg:y="-1.4327in" svg:viewBox="0 0 18 30" draw:points="0,30 18,30 18,0 0,0"><text:p/></draw:polygon><draw:polygon draw:style-name="gr5" draw:text-style-name="P72" svg:width="1.1264in" svg:height="0.0114in" svg:x="-0.1654in" svg:y="-1.4327in" svg:viewBox="0 0 2862 30" draw:points="0,30 2862,30 2862,0 0,0"><text:p/></draw:polygon><draw:polygon draw:style-name="gr5" draw:text-style-name="P72" svg:width="0.0035in" svg:height="0.0114in" svg:x="0.961in" svg:y="-1.4327in" svg:viewBox="0 0 10 30" draw:points="0,30 10,30 10,0 0,0"><text:p/></draw:polygon><draw:polygon draw:style-name="gr5" draw:text-style-name="P72" svg:width="1.6398in" svg:height="0.0114in" svg:x="0.9638in" svg:y="-1.4327in" svg:viewBox="0 0 4166 30" draw:points="0,30 4166,30 4166,0 0,0"><text:p/></draw:polygon><draw:polygon draw:style-name="gr5" draw:text-style-name="P72" svg:width="0.0067in" svg:height="0.0114in" svg:x="2.6035in" svg:y="-1.4327in" svg:viewBox="0 0 18 30" draw:points="0,30 18,30 18,0 0,0"><text:p/></draw:polygon><draw:polygon draw:style-name="gr5" draw:text-style-name="P72" svg:width="0.9335in" svg:height="0.0114in" svg:x="2.611in" svg:y="-1.4327in" svg:viewBox="0 0 2372 30" draw:points="0,30 2372,30 2372,0 0,0"><text:p/></draw:polygon><draw:polygon draw:style-name="gr5" draw:text-style-name="P72" svg:width="0.0067in" svg:height="0.0114in" svg:x="3.5437in" svg:y="-1.4327in" svg:viewBox="0 0 18 30" draw:points="0,30 18,30 18,0 0,0"><text:p/></draw:polygon><draw:polygon draw:style-name="gr5" draw:text-style-name="P72" svg:width="2.2232in" svg:height="0.0114in" svg:x="3.5504in" svg:y="-1.4327in" svg:viewBox="0 0 5648 30" draw:points="0,30 5648,30 5648,0 0,0"><text:p/></draw:polygon><draw:polygon draw:style-name="gr5" draw:text-style-name="P72" svg:width="0.0067in" svg:height="0.0114in" svg:x="5.7736in" svg:y="-1.4327in" svg:viewBox="0 0 18 30" draw:points="0,30 18,30 18,0 0,0"><text:p/></draw:polygon><draw:polygon draw:style-name="gr5" draw:text-style-name="P72" svg:width="0.0067in" svg:height="0.2787in" svg:x="-0.1728in" svg:y="-1.4209in" svg:viewBox="0 0 18 709" draw:points="0,709 18,709 18,0 0,0"><text:p/></draw:polygon><draw:polygon draw:style-name="gr5" draw:text-style-name="P72" svg:width="0.0035in" svg:height="0.2787in" svg:x="0.961in" svg:y="-1.4209in" svg:viewBox="0 0 10 709" draw:points="0,709 10,709 10,0 0,0"><text:p/></draw:polygon><draw:polygon draw:style-name="gr5" draw:text-style-name="P72" svg:width="0.0067in" svg:height="0.2787in" svg:x="2.6035in" svg:y="-1.4209in" svg:viewBox="0 0 18 709" draw:points="0,709 18,709 18,0 0,0"><text:p/></draw:polygon><draw:polygon draw:style-name="gr5" draw:text-style-name="P72" svg:width="0.0067in" svg:height="0.2787in" svg:x="3.5437in" svg:y="-1.4209in" svg:viewBox="0 0 18 709" draw:points="0,709 18,709 18,0 0,0"><text:p/></draw:polygon><draw:polygon draw:style-name="gr5" draw:text-style-name="P72" svg:width="0.0067in" svg:height="0.2787in" svg:x="5.7736in" svg:y="-1.4209in" svg:viewBox="0 0 18 709" draw:points="0,709 18,709 18,0 0,0"><text:p/></draw:polygon><draw:polygon draw:style-name="gr2" draw:text-style-name="P69" svg:width="1.1264in" svg:height="0.3071in" svg:x="-0.1654in" svg:y="-1.1307in" svg:viewBox="0 0 2862 781" draw:points="0,781 2862,781 2862,0 0,0"><text:p/></draw:polygon><draw:polygon draw:style-name="gr2" draw:text-style-name="P69" svg:width="0.9866in" svg:height="0.3012in" svg:x="-0.0965in" svg:y="-1.1307in" svg:viewBox="0 0 2507 766" draw:points="0,766 2507,766 2507,0 0,0"><text:p/></draw:polygon><draw:frame draw:style-name="gr40" draw:text-style-name="P73" svg:width="0.5307in" svg:height="0.2815in" svg:x="4.4173in" svg:y="-1.4189in"><draw:text-box><text:p text:style-name="P70"><text:span text:style-name="T35">Esencial </text:span></text:p></draw:text-box></draw:frame><draw:frame draw:style-name="gr41" draw:text-style-name="P71" svg:width="1.0878in" svg:height="0.613in" svg:x="0in" svg:y="-1.1299in"><draw:text-box><text:p text:style-name="P70"><text:span text:style-name="T33">Descripción</text:span></text:p><text:p text:style-name="P70"><text:span text:style-name="T33"/></text:p></draw:text-box></draw:frame><draw:polygon draw:style-name="gr5" draw:text-style-name="P72" svg:width="0.0067in" svg:height="0.0114in" svg:x="-0.1728in" svg:y="-1.1421in" svg:viewBox="0 0 18 30" draw:points="0,30 18,30 18,0 0,0"><text:p/></draw:polygon><draw:polygon draw:style-name="gr5" draw:text-style-name="P72" svg:width="1.1264in" svg:height="0.0114in" svg:x="-0.1654in" svg:y="-1.1421in" svg:viewBox="0 0 2862 30" draw:points="0,30 2862,30 2862,0 0,0"><text:p/></draw:polygon><draw:polygon draw:style-name="gr5" draw:text-style-name="P72" svg:width="0.0035in" svg:height="0.0114in" svg:x="0.961in" svg:y="-1.1421in" svg:viewBox="0 0 10 30" draw:points="0,30 10,30 10,0 0,0"><text:p/></draw:polygon><draw:polygon draw:style-name="gr5" draw:text-style-name="P72" svg:width="1.6398in" svg:height="0.0114in" svg:x="0.9638in" svg:y="-1.1421in" svg:viewBox="0 0 4166 30" draw:points="0,30 4166,30 4166,0 0,0"><text:p/></draw:polygon><draw:polygon draw:style-name="gr5" draw:text-style-name="P72" svg:width="0.0067in" svg:height="0.0114in" svg:x="2.6035in" svg:y="-1.1421in" svg:viewBox="0 0 18 30" draw:points="0,30 18,30 18,0 0,0"><text:p/></draw:polygon><draw:polygon draw:style-name="gr5" draw:text-style-name="P72" svg:width="0.9335in" svg:height="0.0114in" svg:x="2.611in" svg:y="-1.1421in" svg:viewBox="0 0 2372 30" draw:points="0,30 2372,30 2372,0 0,0"><text:p/></draw:polygon><draw:polygon draw:style-name="gr5" draw:text-style-name="P72" svg:width="0.0067in" svg:height="0.0114in" svg:x="3.5437in" svg:y="-1.1421in" svg:viewBox="0 0 18 30" draw:points="0,30 18,30 18,0 0,0"><text:p/></draw:polygon><draw:polygon draw:style-name="gr5" draw:text-style-name="P72" svg:width="2.2232in" svg:height="0.0114in" svg:x="3.5504in" svg:y="-1.1421in" svg:viewBox="0 0 5648 30" draw:points="0,30 5648,30 5648,0 0,0"><text:p/></draw:polygon><draw:polygon draw:style-name="gr5" draw:text-style-name="P72" svg:width="0.0067in" svg:height="0.0114in" svg:x="5.7736in" svg:y="-1.1421in" svg:viewBox="0 0 18 30" draw:points="0,30 18,30 18,0 0,0"><text:p/></draw:polygon><draw:polygon draw:style-name="gr5" draw:text-style-name="P72" svg:width="0.0067in" svg:height="0.3071in" svg:x="-0.1728in" svg:y="-1.1307in" svg:viewBox="0 0 18 781" draw:points="0,781 18,781 18,0 0,0"><text:p/></draw:polygon><draw:polygon draw:style-name="gr5" draw:text-style-name="P72" svg:width="0.0035in" svg:height="0.3071in" svg:x="0.961in" svg:y="-1.1307in" svg:viewBox="0 0 10 781" draw:points="0,781 10,781 10,0 0,0"><text:p/></draw:polygon><draw:polygon draw:style-name="gr5" draw:text-style-name="P72" svg:width="0.0067in" svg:height="0.3071in" svg:x="5.7736in" svg:y="-1.1307in" svg:viewBox="0 0 18 781" draw:points="0,781 18,781 18,0 0,0"><text:p/></draw:polygon><draw:polygon draw:style-name="gr2" draw:text-style-name="P69" svg:width="1.1264in" svg:height="0.3016in" svg:x="-0.1654in" svg:y="-0.8189in" svg:viewBox="0 0 2862 767" draw:points="0,767 2862,767 2862,0 0,0"><text:p/></draw:polygon><draw:polygon draw:style-name="gr2" draw:text-style-name="P69" svg:width="0.9866in" svg:height="0.3016in" svg:x="-0.0965in" svg:y="-0.8189in" svg:viewBox="0 0 2507 767" draw:points="0,767 2507,767 2507,0 0,0"><text:p/></draw:polygon><draw:frame draw:style-name="gr42" draw:text-style-name="P73" svg:width="4.6921in" svg:height="0.3689in" svg:x="1.0307in" svg:y="-1.1299in"><draw:text-box><text:p text:style-name="P70"><text:span text:style-name="T35">El sistema debe permitirle al jugador cantar envidox2 si antes otro jugador canto.</text:span></text:p><text:p text:style-name="P70"><text:span text:style-name="T35">envido</text:span></text:p></draw:text-box></draw:frame><draw:polygon draw:style-name="gr2" draw:text-style-name="P69" svg:width="1.1232in" svg:height="0.3016in" svg:x="0.9638in" svg:y="-0.8189in" svg:viewBox="0 0 2854 767" draw:points="0,767 2854,767 2854,0 0,0"><text:p/></draw:polygon><draw:polygon draw:style-name="gr2" draw:text-style-name="P69" svg:width="0.9902in" svg:height="0.3016in" svg:x="1.0303in" svg:y="-0.8189in" svg:viewBox="0 0 2516 767" draw:points="0,767 2516,767 2516,0 0,0"><text:p/></draw:polygon><draw:frame draw:style-name="gr43" draw:text-style-name="P71" svg:width="0.8453in" svg:height="0.3114in" svg:x="0.0843in" svg:y="-0.8114in"><draw:text-box><text:p text:style-name="P70"><text:span text:style-name="T33">Entradas </text:span></text:p></draw:text-box></draw:frame><draw:polygon draw:style-name="gr2" draw:text-style-name="P69" svg:width="1.1201in" svg:height="0.3016in" svg:x="2.0937in" svg:y="-0.8189in" svg:viewBox="0 0 2846 767" draw:points="0,767 2846,767 2846,0 0,0"><text:p/></draw:polygon><draw:polygon draw:style-name="gr2" draw:text-style-name="P69" svg:width="0.9902in" svg:height="0.3016in" svg:x="2.161in" svg:y="-0.8189in" svg:viewBox="0 0 2516 767" draw:points="0,767 2516,767 2516,0 0,0"><text:p/></draw:polygon><draw:frame draw:style-name="gr44" draw:text-style-name="P71" svg:width="0.6669in" svg:height="0.3114in" svg:x="1.2937in" svg:y="-0.8114in"><draw:text-box><text:p text:style-name="P70"><text:span text:style-name="T33">Fuente </text:span></text:p></draw:text-box></draw:frame><draw:polygon draw:style-name="gr2" draw:text-style-name="P69" svg:width="1.1232in" svg:height="0.3016in" svg:x="3.2205in" svg:y="-0.8189in" svg:viewBox="0 0 2854 767" draw:points="0,767 2854,767 2854,0 0,0"><text:p/></draw:polygon><draw:polygon draw:style-name="gr2" draw:text-style-name="P69" svg:width="0.9902in" svg:height="0.3016in" svg:x="3.2874in" svg:y="-0.8189in" svg:viewBox="0 0 2516 767" draw:points="0,767 2516,767 2516,0 0,0"><text:p/></draw:polygon><draw:frame draw:style-name="gr45" draw:text-style-name="P71" svg:width="0.6012in" svg:height="0.3114in" svg:x="2.4406in" svg:y="-0.8114in"><draw:text-box><text:p text:style-name="P70"><text:span text:style-name="T33">Salida </text:span></text:p></draw:text-box></draw:frame><draw:polygon draw:style-name="gr2" draw:text-style-name="P69" svg:width="1.4232in" svg:height="0.3016in" svg:x="4.3504in" svg:y="-0.8189in" svg:viewBox="0 0 3616 767" draw:points="0,767 3616,767 3616,0 0,0"><text:p/></draw:polygon><draw:polygon draw:style-name="gr2" draw:text-style-name="P69" svg:width="1.2933in" svg:height="0.3016in" svg:x="4.4173in" svg:y="-0.8189in" svg:viewBox="0 0 3286 767" draw:points="0,767 3286,767 3286,0 0,0"><text:p/></draw:polygon><draw:frame draw:style-name="gr46" draw:text-style-name="P71" svg:width="0.735in" svg:height="0.3114in" svg:x="3.5236in" svg:y="-0.8114in"><draw:text-box><text:p text:style-name="P70"><text:span text:style-name="T33">Destino </text:span></text:p></draw:text-box></draw:frame><draw:polygon draw:style-name="gr5" draw:text-style-name="P72" svg:width="0.0067in" svg:height="0.0055in" svg:x="-0.1728in" svg:y="-0.824in" svg:viewBox="0 0 18 15" draw:points="0,15 18,15 18,0 0,0"><text:p/></draw:polygon><draw:polygon draw:style-name="gr5" draw:text-style-name="P72" svg:width="1.1264in" svg:height="0.0055in" svg:x="-0.1654in" svg:y="-0.824in" svg:viewBox="0 0 2862 15" draw:points="0,15 2862,15 2862,0 0,0"><text:p/></draw:polygon><draw:polygon draw:style-name="gr5" draw:text-style-name="P72" svg:width="0.0035in" svg:height="0.0055in" svg:x="0.961in" svg:y="-0.824in" svg:viewBox="0 0 10 15" draw:points="0,15 10,15 10,0 0,0"><text:p/></draw:polygon><draw:polygon draw:style-name="gr5" draw:text-style-name="P72" svg:width="1.1232in" svg:height="0.0055in" svg:x="0.9638in" svg:y="-0.824in" svg:viewBox="0 0 2854 15" draw:points="0,15 2854,15 2854,0 0,0"><text:p/></draw:polygon><draw:polygon draw:style-name="gr5" draw:text-style-name="P72" svg:width="0.0067in" svg:height="0.0055in" svg:x="2.0874in" svg:y="-0.824in" svg:viewBox="0 0 18 15" draw:points="0,15 18,15 18,0 0,0"><text:p/></draw:polygon><draw:polygon draw:style-name="gr5" draw:text-style-name="P72" svg:width="1.1201in" svg:height="0.0055in" svg:x="2.0937in" svg:y="-0.824in" svg:viewBox="0 0 2846 15" draw:points="0,15 2846,15 2846,0 0,0"><text:p/></draw:polygon><draw:polygon draw:style-name="gr5" draw:text-style-name="P72" svg:width="0.0067in" svg:height="0.0055in" svg:x="3.2138in" svg:y="-0.824in" svg:viewBox="0 0 18 15" draw:points="0,15 18,15 18,0 0,0"><text:p/></draw:polygon><draw:polygon draw:style-name="gr5" draw:text-style-name="P72" svg:width="1.1232in" svg:height="0.0055in" svg:x="3.2205in" svg:y="-0.824in" svg:viewBox="0 0 2854 15" draw:points="0,15 2854,15 2854,0 0,0"><text:p/></draw:polygon><draw:polygon draw:style-name="gr5" draw:text-style-name="P72" svg:width="0.0067in" svg:height="0.0055in" svg:x="4.3437in" svg:y="-0.824in" svg:viewBox="0 0 18 15" draw:points="0,15 18,15 18,0 0,0"><text:p/></draw:polygon><draw:polygon draw:style-name="gr5" draw:text-style-name="P72" svg:width="1.4232in" svg:height="0.0055in" svg:x="4.3504in" svg:y="-0.824in" svg:viewBox="0 0 3616 15" draw:points="0,15 3616,15 3616,0 0,0"><text:p/></draw:polygon><draw:polygon draw:style-name="gr5" draw:text-style-name="P72" svg:width="0.0067in" svg:height="0.0055in" svg:x="5.7736in" svg:y="-0.824in" svg:viewBox="0 0 18 15" draw:points="0,15 18,15 18,0 0,0"><text:p/></draw:polygon><draw:polygon draw:style-name="gr5" draw:text-style-name="P72" svg:width="0.0067in" svg:height="0.3016in" svg:x="-0.1728in" svg:y="-0.8189in" svg:viewBox="0 0 18 767" draw:points="0,767 18,767 18,0 0,0"><text:p/></draw:polygon><draw:polygon draw:style-name="gr5" draw:text-style-name="P72" svg:width="0.0035in" svg:height="0.3016in" svg:x="0.961in" svg:y="-0.8189in" svg:viewBox="0 0 10 767" draw:points="0,767 10,767 10,0 0,0"><text:p/></draw:polygon><draw:polygon draw:style-name="gr5" draw:text-style-name="P72" svg:width="0.0067in" svg:height="0.3016in" svg:x="2.0874in" svg:y="-0.8189in" svg:viewBox="0 0 18 767" draw:points="0,767 18,767 18,0 0,0"><text:p/></draw:polygon><draw:polygon draw:style-name="gr5" draw:text-style-name="P72" svg:width="0.0067in" svg:height="0.3016in" svg:x="3.2138in" svg:y="-0.8189in" svg:viewBox="0 0 18 767" draw:points="0,767 18,767 18,0 0,0"><text:p/></draw:polygon><draw:polygon draw:style-name="gr5" draw:text-style-name="P72" svg:width="0.0067in" svg:height="0.3016in" svg:x="4.3437in" svg:y="-0.8189in" svg:viewBox="0 0 18 767" draw:points="0,767 18,767 18,0 0,0"><text:p/></draw:polygon><draw:polygon draw:style-name="gr5" draw:text-style-name="P72" svg:width="0.0067in" svg:height="0.3016in" svg:x="5.7736in" svg:y="-0.8189in" svg:viewBox="0 0 18 767" draw:points="0,767 18,767 18,0 0,0"><text:p/></draw:polygon><draw:frame draw:style-name="gr47" draw:text-style-name="P71" svg:width="1.2425in" svg:height="0.3114in" svg:x="4.6173in" svg:y="-0.8114in"><draw:text-box><text:p text:style-name="P70"><text:span text:style-name="T33">Restricciones </text:span></text:p></draw:text-box></draw:frame><draw:frame draw:style-name="gr48" draw:text-style-name="P73" svg:width="0.913in" svg:height="0.5598in" svg:x="-0.0394in" svg:y="-0.5106in"><draw:text-box><text:p text:style-name="P70"><text:span text:style-name="T35"/></text:p><text:p text:style-name="P70"><text:span text:style-name="T35"><text:s text:c="7"/></text:span><text:span text:style-name="T35">True</text:span></text:p></draw:text-box></draw:frame><draw:frame draw:style-name="gr49" draw:text-style-name="P73" svg:width="0.5067in" svg:height="0.5598in" svg:x="3.55in" svg:y="-0.5106in"><draw:text-box><text:p text:style-name="P70"><text:span text:style-name="T35"/></text:p><text:p text:style-name="P70"><text:span text:style-name="T35">Pantalla </text:span></text:p></draw:text-box></draw:frame><draw:frame draw:style-name="gr50" draw:text-style-name="P73" svg:width="0.9524in" svg:height="0.8386in" svg:x="4.7307in" svg:y="-0.5106in"><draw:text-box><text:p text:style-name="P70"><text:span text:style-name="T35">Debe haberse </text:span></text:p><text:p text:style-name="P70"><text:span text:style-name="T35">Cantado envido</text:span></text:p><text:p text:style-name="P70"><text:span text:style-name="T35">anteriormente</text:span></text:p></draw:text-box></draw:frame><draw:polygon draw:style-name="gr5" draw:text-style-name="P72" svg:width="0.0067in" svg:height="0.0106in" svg:x="-0.1728in" svg:y="-0.5177in" svg:viewBox="0 0 18 28" draw:points="0,28 18,28 18,0 0,0"><text:p/></draw:polygon><draw:polygon draw:style-name="gr5" draw:text-style-name="P72" svg:width="1.1264in" svg:height="0.0106in" svg:x="-0.1654in" svg:y="-0.5177in" svg:viewBox="0 0 2862 28" draw:points="0,28 2862,28 2862,0 0,0"><text:p/></draw:polygon><draw:polygon draw:style-name="gr5" draw:text-style-name="P72" svg:width="0.0035in" svg:height="0.0106in" svg:x="0.961in" svg:y="-0.5177in" svg:viewBox="0 0 10 28" draw:points="0,28 10,28 10,0 0,0"><text:p/></draw:polygon><draw:polygon draw:style-name="gr5" draw:text-style-name="P72" svg:width="1.1232in" svg:height="0.0106in" svg:x="0.9638in" svg:y="-0.5177in" svg:viewBox="0 0 2854 28" draw:points="0,28 2854,28 2854,0 0,0"><text:p/></draw:polygon><draw:polygon draw:style-name="gr5" draw:text-style-name="P72" svg:width="0.0067in" svg:height="0.0106in" svg:x="2.0874in" svg:y="-0.5177in" svg:viewBox="0 0 18 28" draw:points="0,28 18,28 18,0 0,0"><text:p/></draw:polygon><draw:polygon draw:style-name="gr5" draw:text-style-name="P72" svg:width="1.1201in" svg:height="0.0106in" svg:x="2.0937in" svg:y="-0.5177in" svg:viewBox="0 0 2846 28" draw:points="0,28 2846,28 2846,0 0,0"><text:p/></draw:polygon><draw:polygon draw:style-name="gr5" draw:text-style-name="P72" svg:width="0.0067in" svg:height="0.0106in" svg:x="3.2138in" svg:y="-0.5177in" svg:viewBox="0 0 18 28" draw:points="0,28 18,28 18,0 0,0"><text:p/></draw:polygon><draw:polygon draw:style-name="gr5" draw:text-style-name="P72" svg:width="1.1232in" svg:height="0.0106in" svg:x="3.2205in" svg:y="-0.5177in" svg:viewBox="0 0 2854 28" draw:points="0,28 2854,28 2854,0 0,0"><text:p/></draw:polygon><draw:polygon draw:style-name="gr5" draw:text-style-name="P72" svg:width="0.0067in" svg:height="0.0106in" svg:x="4.3437in" svg:y="-0.5177in" svg:viewBox="0 0 18 28" draw:points="0,28 18,28 18,0 0,0"><text:p/></draw:polygon><draw:polygon draw:style-name="gr5" draw:text-style-name="P72" svg:width="1.4232in" svg:height="0.0106in" svg:x="4.3504in" svg:y="-0.5177in" svg:viewBox="0 0 3616 28" draw:points="0,28 3616,28 3616,0 0,0"><text:p/></draw:polygon><draw:polygon draw:style-name="gr5" draw:text-style-name="P72" svg:width="0.0067in" svg:height="0.0106in" svg:x="5.7736in" svg:y="-0.5177in" svg:viewBox="0 0 18 28" draw:points="0,28 18,28 18,0 0,0"><text:p/></draw:polygon><draw:polygon draw:style-name="gr5" draw:text-style-name="P72" svg:width="0.0067in" svg:height="1.1043in" svg:x="-0.1728in" svg:y="-0.5067in" svg:viewBox="0 0 18 2806" draw:points="0,2806 18,2806 18,0 0,0"><text:p/></draw:polygon><draw:polygon draw:style-name="gr5" draw:text-style-name="P72" svg:width="0.0035in" svg:height="1.1043in" svg:x="0.961in" svg:y="-0.5067in" svg:viewBox="0 0 10 2806" draw:points="0,2806 10,2806 10,0 0,0"><text:p/></draw:polygon><draw:polygon draw:style-name="gr5" draw:text-style-name="P72" svg:width="0.0067in" svg:height="1.1043in" svg:x="2.0874in" svg:y="-0.5067in" svg:viewBox="0 0 18 2806" draw:points="0,2806 18,2806 18,0 0,0"><text:p/></draw:polygon><draw:polygon draw:style-name="gr5" draw:text-style-name="P72" svg:width="0.0067in" svg:height="1.1043in" svg:x="3.2138in" svg:y="-0.5067in" svg:viewBox="0 0 18 2806" draw:points="0,2806 18,2806 18,0 0,0"><text:p/></draw:polygon><draw:polygon draw:style-name="gr5" draw:text-style-name="P72" svg:width="0.0067in" svg:height="1.1043in" svg:x="4.3437in" svg:y="-0.5067in" svg:viewBox="0 0 18 2806" draw:points="0,2806 18,2806 18,0 0,0"><text:p/></draw:polygon><draw:polygon draw:style-name="gr5" draw:text-style-name="P72" svg:width="0.0067in" svg:height="1.1043in" svg:x="5.7736in" svg:y="-0.5067in" svg:viewBox="0 0 18 2806" draw:points="0,2806 18,2806 18,0 0,0"><text:p/></draw:polygon><draw:polygon draw:style-name="gr2" draw:text-style-name="P69" svg:width="1.1264in" svg:height="1.1035in" svg:x="-0.1654in" svg:y="0.6087in" svg:viewBox="0 0 2862 2804" draw:points="0,2804 2862,2804 2862,0 0,0"><text:p/></draw:polygon><draw:polygon draw:style-name="gr2" draw:text-style-name="P69" svg:width="0.9866in" svg:height="0.3063in" svg:x="-0.0965in" svg:y="0.6087in" svg:viewBox="0 0 2507 779" draw:points="0,779 2507,779 2507,0 0,0"><text:p/></draw:polygon><draw:polygon draw:style-name="gr2" draw:text-style-name="P69" svg:width="0.9866in" svg:height="0.2957in" svg:x="-0.0965in" svg:y="0.9146in" svg:viewBox="0 0 2507 752" draw:points="0,752 2507,752 2507,0 0,0"><text:p/></draw:polygon><draw:frame draw:style-name="gr51" draw:text-style-name="P71" svg:width="0.1567in" svg:height="0.3098in" svg:x="0.3937in" svg:y="0.6102in"><draw:text-box><text:p text:style-name="P70"><text:span text:style-name="T33"><text:s/></text:span></text:p></draw:text-box></draw:frame><draw:frame draw:style-name="gr52" draw:text-style-name="P71" svg:width="0.7579in" svg:height="0.3098in" svg:x="0.1343in" svg:y="0.9173in"><draw:text-box><text:p text:style-name="P70"><text:span text:style-name="T33">Proceso </text:span></text:p></draw:text-box></draw:frame><draw:frame draw:style-name="gr53" draw:text-style-name="P73" svg:width="4.8094in" svg:height="0.5587in" svg:x="1.0307in" svg:y="0.8839in"><draw:text-box><text:p text:style-name="P70"><text:span text:style-name="T35">El jugador cantar envido en respuesta al envido del otro jugador, al jugador </text:span></text:p><text:p text:style-name="P70"><text:span text:style-name="T35">Con mas puntos de envido se le dan 4 puntos .</text:span></text:p></draw:text-box></draw:frame><draw:polygon draw:style-name="gr5" draw:text-style-name="P72" svg:width="0.0067in" svg:height="0.0114in" svg:x="-0.1728in" svg:y="0.5969in" svg:viewBox="0 0 18 30" draw:points="0,30 18,30 18,0 0,0"><text:p/></draw:polygon><draw:polygon draw:style-name="gr5" draw:text-style-name="P72" svg:width="1.1264in" svg:height="0.0114in" svg:x="-0.1654in" svg:y="0.5969in" svg:viewBox="0 0 2862 30" draw:points="0,30 2862,30 2862,0 0,0"><text:p/></draw:polygon><draw:polygon draw:style-name="gr5" draw:text-style-name="P72" svg:width="0.0035in" svg:height="0.0114in" svg:x="0.961in" svg:y="0.5969in" svg:viewBox="0 0 10 30" draw:points="0,30 10,30 10,0 0,0"><text:p/></draw:polygon><draw:polygon draw:style-name="gr5" draw:text-style-name="P72" svg:width="1.1232in" svg:height="0.0114in" svg:x="0.9638in" svg:y="0.5969in" svg:viewBox="0 0 2854 30" draw:points="0,30 2854,30 2854,0 0,0"><text:p/></draw:polygon><draw:polygon draw:style-name="gr5" draw:text-style-name="P72" svg:width="0.0067in" svg:height="0.0114in" svg:x="2.0874in" svg:y="0.5969in" svg:viewBox="0 0 18 30" draw:points="0,30 18,30 18,0 0,0"><text:p/></draw:polygon><draw:polygon draw:style-name="gr5" draw:text-style-name="P72" svg:width="1.1201in" svg:height="0.0114in" svg:x="2.0937in" svg:y="0.5969in" svg:viewBox="0 0 2846 30" draw:points="0,30 2846,30 2846,0 0,0"><text:p/></draw:polygon><draw:polygon draw:style-name="gr5" draw:text-style-name="P72" svg:width="0.0067in" svg:height="0.0114in" svg:x="3.2138in" svg:y="0.5969in" svg:viewBox="0 0 18 30" draw:points="0,30 18,30 18,0 0,0"><text:p/></draw:polygon><draw:polygon draw:style-name="gr5" draw:text-style-name="P72" svg:width="1.1232in" svg:height="0.0114in" svg:x="3.2205in" svg:y="0.5969in" svg:viewBox="0 0 2854 30" draw:points="0,30 2854,30 2854,0 0,0"><text:p/></draw:polygon><draw:polygon draw:style-name="gr5" draw:text-style-name="P72" svg:width="0.0067in" svg:height="0.0114in" svg:x="4.3437in" svg:y="0.5969in" svg:viewBox="0 0 18 30" draw:points="0,30 18,30 18,0 0,0"><text:p/></draw:polygon><draw:polygon draw:style-name="gr5" draw:text-style-name="P72" svg:width="1.4232in" svg:height="0.0114in" svg:x="4.3504in" svg:y="0.5969in" svg:viewBox="0 0 3616 30" draw:points="0,30 3616,30 3616,0 0,0"><text:p/></draw:polygon><draw:polygon draw:style-name="gr5" draw:text-style-name="P72" svg:width="0.0067in" svg:height="0.0114in" svg:x="5.7736in" svg:y="0.5969in" svg:viewBox="0 0 18 30" draw:points="0,30 18,30 18,0 0,0"><text:p/></draw:polygon><draw:polygon draw:style-name="gr5" draw:text-style-name="P72" svg:width="0.0067in" svg:height="1.1035in" svg:x="-0.1728in" svg:y="0.6087in" svg:viewBox="0 0 18 2804" draw:points="0,2804 18,2804 18,0 0,0"><text:p/></draw:polygon><draw:polygon draw:style-name="gr5" draw:text-style-name="P72" svg:width="0.0035in" svg:height="1.1035in" svg:x="0.961in" svg:y="0.6087in" svg:viewBox="0 0 10 2804" draw:points="0,2804 10,2804 10,0 0,0"><text:p/></draw:polygon><draw:polygon draw:style-name="gr5" draw:text-style-name="P72" svg:width="0.0067in" svg:height="1.1035in" svg:x="5.7736in" svg:y="0.6087in" svg:viewBox="0 0 18 2804" draw:points="0,2804 18,2804 18,0 0,0"><text:p/></draw:polygon><draw:polygon draw:style-name="gr2" draw:text-style-name="P69" svg:width="1.1264in" svg:height="0.6028in" svg:x="-0.1654in" svg:y="1.7232in" svg:viewBox="0 0 2862 1532" draw:points="0,1532 2862,1532 2862,0 0,0"><text:p/></draw:polygon><draw:polygon draw:style-name="gr2" draw:text-style-name="P69" svg:width="0.9866in" svg:height="0.3012in" svg:x="-0.0965in" svg:y="1.7232in" svg:viewBox="0 0 2507 766" draw:points="0,766 2507,766 2507,0 0,0"><text:p/></draw:polygon><draw:polygon draw:style-name="gr2" draw:text-style-name="P69" svg:width="0.9866in" svg:height="0.3016in" svg:x="-0.0965in" svg:y="2.0236in" svg:viewBox="0 0 2507 767" draw:points="0,767 2507,767 2507,0 0,0"><text:p/></draw:polygon><draw:frame draw:style-name="gr54" draw:text-style-name="P71" svg:width="0.6142in" svg:height="0.3098in" svg:x="0.1807in" svg:y="1.7311in"><draw:text-box><text:p text:style-name="P70"><text:span text:style-name="T33">Efecto </text:span></text:p></draw:text-box></draw:frame><draw:frame draw:style-name="gr55" draw:text-style-name="P71" svg:width="0.8579in" svg:height="0.3106in" svg:x="0.0807in" svg:y="2.0256in"><draw:text-box><text:p text:style-name="P70"><text:span text:style-name="T33">Colateral </text:span></text:p></draw:text-box></draw:frame><draw:polygon draw:style-name="gr5" draw:text-style-name="P72" svg:width="0.0067in" svg:height="0.0114in" svg:x="-0.1728in" svg:y="1.7118in" svg:viewBox="0 0 18 30" draw:points="0,30 18,30 18,0 0,0"><text:p/></draw:polygon><draw:polygon draw:style-name="gr5" draw:text-style-name="P72" svg:width="1.1264in" svg:height="0.0114in" svg:x="-0.1654in" svg:y="1.7118in" svg:viewBox="0 0 2862 30" draw:points="0,30 2862,30 2862,0 0,0"><text:p/></draw:polygon><draw:polygon draw:style-name="gr5" draw:text-style-name="P72" svg:width="0.0035in" svg:height="0.0114in" svg:x="0.961in" svg:y="1.7118in" svg:viewBox="0 0 10 30" draw:points="0,30 10,30 10,0 0,0"><text:p/></draw:polygon><draw:polygon draw:style-name="gr5" draw:text-style-name="P72" svg:width="4.8098in" svg:height="0.0114in" svg:x="0.9638in" svg:y="1.7118in" svg:viewBox="0 0 12218 30" draw:points="0,30 12218,30 12218,0 0,0"><text:p/></draw:polygon><draw:polygon draw:style-name="gr5" draw:text-style-name="P72" svg:width="0.0067in" svg:height="0.0114in" svg:x="5.7736in" svg:y="1.7118in" svg:viewBox="0 0 18 30" draw:points="0,30 18,30 18,0 0,0"><text:p/></draw:polygon><draw:polygon draw:style-name="gr5" draw:text-style-name="P72" svg:width="0.0067in" svg:height="0.6028in" svg:x="-0.1728in" svg:y="1.7232in" svg:viewBox="0 0 18 1532" draw:points="0,1532 18,1532 18,0 0,0"><text:p/></draw:polygon><draw:polygon draw:style-name="gr5" draw:text-style-name="P72" svg:width="0.0067in" svg:height="0.0106in" svg:x="-0.1728in" svg:y="2.3236in" svg:viewBox="0 0 18 28" draw:points="0,28 18,28 18,0 0,0"><text:p/></draw:polygon><draw:polygon draw:style-name="gr5" draw:text-style-name="P72" svg:width="0.0067in" svg:height="0.0106in" svg:x="-0.1728in" svg:y="2.3236in" svg:viewBox="0 0 18 28" draw:points="0,28 18,28 18,0 0,0"><text:p/></draw:polygon><draw:polygon draw:style-name="gr5" draw:text-style-name="P72" svg:width="1.1264in" svg:height="0.0106in" svg:x="-0.1654in" svg:y="2.3236in" svg:viewBox="0 0 2862 28" draw:points="0,28 2862,28 2862,0 0,0"><text:p/></draw:polygon><draw:polygon draw:style-name="gr5" draw:text-style-name="P72" svg:width="0.0035in" svg:height="0.6028in" svg:x="0.961in" svg:y="1.7232in" svg:viewBox="0 0 10 1532" draw:points="0,1532 10,1532 10,0 0,0"><text:p/></draw:polygon><draw:polygon draw:style-name="gr5" draw:text-style-name="P72" svg:width="0.0035in" svg:height="0.0106in" svg:x="0.961in" svg:y="2.3236in" svg:viewBox="0 0 10 28" draw:points="0,28 10,28 10,0 0,0"><text:p/></draw:polygon><draw:polygon draw:style-name="gr5" draw:text-style-name="P72" svg:width="4.8098in" svg:height="0.0106in" svg:x="0.9638in" svg:y="2.3236in" svg:viewBox="0 0 12218 28" draw:points="0,28 12218,28 12218,0 0,0"><text:p/></draw:polygon><draw:polygon draw:style-name="gr5" draw:text-style-name="P72" svg:width="0.0067in" svg:height="0.6028in" svg:x="5.7736in" svg:y="1.7232in" svg:viewBox="0 0 18 1532" draw:points="0,1532 18,1532 18,0 0,0"><text:p/></draw:polygon><draw:polygon draw:style-name="gr5" draw:text-style-name="P72" svg:width="0.0067in" svg:height="0.0106in" svg:x="5.7736in" svg:y="2.3236in" svg:viewBox="0 0 18 28" draw:points="0,28 18,28 18,0 0,0"><text:p/></draw:polygon><draw:polygon draw:style-name="gr5" draw:text-style-name="P72" svg:width="0.0067in" svg:height="0.0106in" svg:x="5.7736in" svg:y="2.3236in" svg:viewBox="0 0 18 28" draw:points="0,28 18,28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2" draw:style-name="gr1"><draw:polygon draw:style-name="gr2" draw:text-style-name="P69" svg:width="5.9398in" svg:height="0.3598in" svg:x="-0.037in" svg:y="-2.9201in" svg:viewBox="0 0 15088 915" draw:points="0,915 15088,915 15088,0 0,0"><text:p/></draw:polygon><draw:polygon draw:style-name="gr2" draw:text-style-name="P69" svg:width="5.8067in" svg:height="0.1768in" svg:x="0.0327in" svg:y="-2.9201in" svg:viewBox="0 0 14750 450" draw:points="0,450 14750,450 14750,0 0,0"><text:p/></draw:polygon><draw:polygon draw:style-name="gr2" draw:text-style-name="P69" svg:width="5.8067in" svg:height="0.1831in" svg:x="0.0327in" svg:y="-2.7437in" svg:viewBox="0 0 14750 466" draw:points="0,466 14750,466 14750,0 0,0"><text:p/></draw:polygon><draw:frame draw:style-name="gr3" draw:text-style-name="P71" svg:width="0.548in" svg:height="0.1858in" svg:x="2.7098in" svg:y="-2.9197in"><draw:text-box><text:p text:style-name="P70"><text:span text:style-name="T33">CMST </text:span></text:p></draw:text-box></draw:frame><draw:frame draw:style-name="gr4" draw:text-style-name="P71" svg:width="4.6169in" svg:height="0.1858in" svg:x="1.1634in" svg:y="-2.7398in"><draw:text-box><text:p text:style-name="P70"><text:span text:style-name="T33">SRS – Especificación de Requerimientos Funcionales</text:span></text:p></draw:text-box></draw:frame><draw:polygon draw:style-name="gr5" draw:text-style-name="P72" svg:width="0.0067in" svg:height="0.0067in" svg:x="-0.0437in" svg:y="-2.9272in" svg:viewBox="0 0 18 18" draw:points="0,18 18,18 18,0 0,0"><text:p/></draw:polygon><draw:polygon draw:style-name="gr5" draw:text-style-name="P72" svg:width="0.0067in" svg:height="0.0067in" svg:x="-0.0437in" svg:y="-2.9272in" svg:viewBox="0 0 18 18" draw:points="0,18 18,18 18,0 0,0"><text:p/></draw:polygon><draw:polygon draw:style-name="gr5" draw:text-style-name="P72" svg:width="5.9398in" svg:height="0.0067in" svg:x="-0.037in" svg:y="-2.9272in" svg:viewBox="0 0 15088 18" draw:points="0,18 15088,18 15088,0 0,0"><text:p/></draw:polygon><draw:polygon draw:style-name="gr5" draw:text-style-name="P72" svg:width="0.0067in" svg:height="0.0067in" svg:x="5.9028in" svg:y="-2.9272in" svg:viewBox="0 0 18 18" draw:points="0,18 18,18 18,0 0,0"><text:p/></draw:polygon><draw:polygon draw:style-name="gr5" draw:text-style-name="P72" svg:width="0.0067in" svg:height="0.0067in" svg:x="5.9028in" svg:y="-2.9272in" svg:viewBox="0 0 18 18" draw:points="0,18 18,18 18,0 0,0"><text:p/></draw:polygon><draw:polygon draw:style-name="gr5" draw:text-style-name="P72" svg:width="0.0067in" svg:height="0.3598in" svg:x="-0.0437in" svg:y="-2.9201in" svg:viewBox="0 0 18 915" draw:points="0,915 18,915 18,0 0,0"><text:p/></draw:polygon><draw:polygon draw:style-name="gr5" draw:text-style-name="P72" svg:width="0.0067in" svg:height="0.3598in" svg:x="5.9028in" svg:y="-2.9201in" svg:viewBox="0 0 18 915" draw:points="0,915 18,915 18,0 0,0"><text:p/></draw:polygon><draw:polygon draw:style-name="gr2" draw:text-style-name="P69" svg:width="1.1264in" svg:height="0.1768in" svg:x="-0.037in" svg:y="-2.5535in" svg:viewBox="0 0 2862 450" draw:points="0,450 2862,450 2862,0 0,0"><text:p/></draw:polygon><draw:polygon draw:style-name="gr2" draw:text-style-name="P69" svg:width="0.9866in" svg:height="0.1768in" svg:x="0.0327in" svg:y="-2.5535in" svg:viewBox="0 0 2507 450" draw:points="0,450 2507,450 2507,0 0,0"><text:p/></draw:polygon><draw:frame draw:style-name="gr6" draw:text-style-name="P71" svg:width="0.1567in" svg:height="0.1815in" svg:x="4.7028in" svg:y="-2.7335in"><draw:text-box><text:p text:style-name="P70"><text:span text:style-name="T34"><text:s/></text:span></text:p></draw:text-box></draw:frame><draw:polygon draw:style-name="gr2" draw:text-style-name="P69" svg:width="1.6398in" svg:height="0.1768in" svg:x="1.0929in" svg:y="-2.5535in" svg:viewBox="0 0 4166 450" draw:points="0,450 4166,450 4166,0 0,0"><text:p/></draw:polygon><draw:polygon draw:style-name="gr2" draw:text-style-name="P69" svg:width="1.5035in" svg:height="0.1768in" svg:x="1.1594in" svg:y="-2.5535in" svg:viewBox="0 0 3820 450" draw:points="0,450 3820,450 3820,0 0,0"><text:p/></draw:polygon><draw:frame draw:style-name="gr7" draw:text-style-name="P71" svg:width="0.6657in" svg:height="0.1858in" svg:x="0.2835in" svg:y="-2.552in"><draw:text-box><text:p text:style-name="P70"><text:span text:style-name="T33">Código </text:span></text:p></draw:text-box></draw:frame><draw:polygon draw:style-name="gr2" draw:text-style-name="P69" svg:width="0.9335in" svg:height="0.1768in" svg:x="2.7394in" svg:y="-2.5535in" svg:viewBox="0 0 2372 450" draw:points="0,450 2372,450 2372,0 0,0"><text:p/></draw:polygon><draw:polygon draw:style-name="gr2" draw:text-style-name="P69" svg:width="0.7965in" svg:height="0.1768in" svg:x="2.8063in" svg:y="-2.5535in" svg:viewBox="0 0 2024 450" draw:points="0,450 2024,450 2024,0 0,0"><text:p/></draw:polygon><draw:frame draw:style-name="gr8" draw:text-style-name="P71" svg:width="0.7551in" svg:height="0.1858in" svg:x="1.6362in" svg:y="-2.552in"><draw:text-box><text:p text:style-name="P70"><text:span text:style-name="T33">Nombre </text:span></text:p></draw:text-box></draw:frame><draw:polygon draw:style-name="gr2" draw:text-style-name="P69" svg:width="2.2232in" svg:height="0.1768in" svg:x="3.6795in" svg:y="-2.5535in" svg:viewBox="0 0 5648 450" draw:points="0,450 5648,450 5648,0 0,0"><text:p/></draw:polygon><draw:polygon draw:style-name="gr2" draw:text-style-name="P69" svg:width="2.0933in" svg:height="0.1768in" svg:x="3.7465in" svg:y="-2.5535in" svg:viewBox="0 0 5318 450" draw:points="0,450 5318,450 5318,0 0,0"><text:p/></draw:polygon><draw:frame draw:style-name="gr9" draw:text-style-name="P71" svg:width="0.5748in" svg:height="0.1858in" svg:x="3.0028in" svg:y="-2.552in"><draw:text-box><text:p text:style-name="P70"><text:span text:style-name="T33">Fecha </text:span></text:p></draw:text-box></draw:frame><draw:polygon draw:style-name="gr5" draw:text-style-name="P72" svg:width="0.0067in" svg:height="0.0067in" svg:x="-0.0437in" svg:y="-2.561in" svg:viewBox="0 0 18 18" draw:points="0,18 18,18 18,0 0,0"><text:p/></draw:polygon><draw:polygon draw:style-name="gr5" draw:text-style-name="P72" svg:width="1.1264in" svg:height="0.0067in" svg:x="-0.037in" svg:y="-2.561in" svg:viewBox="0 0 2862 18" draw:points="0,18 2862,18 2862,0 0,0"><text:p/></draw:polygon><draw:polygon draw:style-name="gr5" draw:text-style-name="P72" svg:width="0.0035in" svg:height="0.0067in" svg:x="1.0894in" svg:y="-2.561in" svg:viewBox="0 0 10 18" draw:points="0,18 10,18 10,0 0,0"><text:p/></draw:polygon><draw:polygon draw:style-name="gr5" draw:text-style-name="P72" svg:width="1.6398in" svg:height="0.0067in" svg:x="1.0929in" svg:y="-2.561in" svg:viewBox="0 0 4166 18" draw:points="0,18 4166,18 4166,0 0,0"><text:p/></draw:polygon><draw:polygon draw:style-name="gr5" draw:text-style-name="P72" svg:width="0.0067in" svg:height="0.0067in" svg:x="2.7327in" svg:y="-2.561in" svg:viewBox="0 0 18 18" draw:points="0,18 18,18 18,0 0,0"><text:p/></draw:polygon><draw:polygon draw:style-name="gr5" draw:text-style-name="P72" svg:width="0.9335in" svg:height="0.0067in" svg:x="2.7394in" svg:y="-2.561in" svg:viewBox="0 0 2372 18" draw:points="0,18 2372,18 2372,0 0,0"><text:p/></draw:polygon><draw:polygon draw:style-name="gr5" draw:text-style-name="P72" svg:width="0.0067in" svg:height="0.0067in" svg:x="3.6728in" svg:y="-2.561in" svg:viewBox="0 0 18 18" draw:points="0,18 18,18 18,0 0,0"><text:p/></draw:polygon><draw:polygon draw:style-name="gr5" draw:text-style-name="P72" svg:width="2.2232in" svg:height="0.0067in" svg:x="3.6795in" svg:y="-2.561in" svg:viewBox="0 0 5648 18" draw:points="0,18 5648,18 5648,0 0,0"><text:p/></draw:polygon><draw:polygon draw:style-name="gr5" draw:text-style-name="P72" svg:width="0.0067in" svg:height="0.0067in" svg:x="5.9028in" svg:y="-2.561in" svg:viewBox="0 0 18 18" draw:points="0,18 18,18 18,0 0,0"><text:p/></draw:polygon><draw:polygon draw:style-name="gr5" draw:text-style-name="P72" svg:width="0.0067in" svg:height="0.1768in" svg:x="-0.0437in" svg:y="-2.5535in" svg:viewBox="0 0 18 450" draw:points="0,450 18,450 18,0 0,0"><text:p/></draw:polygon><draw:polygon draw:style-name="gr5" draw:text-style-name="P72" svg:width="0.0035in" svg:height="0.1768in" svg:x="1.0894in" svg:y="-2.5535in" svg:viewBox="0 0 10 450" draw:points="0,450 10,450 10,0 0,0"><text:p/></draw:polygon><draw:polygon draw:style-name="gr5" draw:text-style-name="P72" svg:width="0.0067in" svg:height="0.1768in" svg:x="2.7327in" svg:y="-2.5535in" svg:viewBox="0 0 18 450" draw:points="0,450 18,450 18,0 0,0"><text:p/></draw:polygon><draw:polygon draw:style-name="gr5" draw:text-style-name="P72" svg:width="0.0067in" svg:height="0.1768in" svg:x="3.6728in" svg:y="-2.5535in" svg:viewBox="0 0 18 450" draw:points="0,450 18,450 18,0 0,0"><text:p/></draw:polygon><draw:polygon draw:style-name="gr5" draw:text-style-name="P72" svg:width="0.0067in" svg:height="0.1768in" svg:x="5.9028in" svg:y="-2.5535in" svg:viewBox="0 0 18 450" draw:points="0,450 18,450 18,0 0,0"><text:p/></draw:polygon><draw:frame draw:style-name="gr10" draw:text-style-name="P71" svg:width="1.5587in" svg:height="0.1858in" svg:x="4.2134in" svg:y="-2.552in"><draw:text-box><text:p text:style-name="P70"><text:span text:style-name="T33">Grado Necesidad </text:span></text:p></draw:text-box></draw:frame><draw:frame draw:style-name="gr11" draw:text-style-name="P73" svg:width="0.5807in" svg:height="0.1677in" svg:x="0.2563in" svg:y="-2.3689in"><draw:text-box><text:p text:style-name="P70"><text:span text:style-name="T35">RF 3.3.5</text:span></text:p></draw:text-box></draw:frame><draw:frame draw:style-name="gr12" draw:text-style-name="P73" svg:width="1.3378in" svg:height="0.1677in" svg:x="1.2728in" svg:y="-2.3689in"><draw:text-box><text:p text:style-name="P70"><text:span text:style-name="T35"><text:tab/></text:span><text:span text:style-name="T35">noQuiero</text:span></text:p></draw:text-box></draw:frame><draw:frame draw:style-name="gr13" draw:text-style-name="P73" svg:width="0.698in" svg:height="0.1677in" svg:x="2.8728in" svg:y="-2.3689in"><draw:text-box><text:p text:style-name="P70"><text:span text:style-name="T35">16/06/2016 </text:span></text:p></draw:text-box></draw:frame><draw:polygon draw:style-name="gr5" draw:text-style-name="P72" svg:width="0.0067in" svg:height="0.0067in" svg:x="-0.0437in" svg:y="-2.3772in" svg:viewBox="0 0 18 18" draw:points="0,18 18,18 18,0 0,0"><text:p/></draw:polygon><draw:polygon draw:style-name="gr5" draw:text-style-name="P72" svg:width="1.1264in" svg:height="0.0067in" svg:x="-0.037in" svg:y="-2.3772in" svg:viewBox="0 0 2862 18" draw:points="0,18 2862,18 2862,0 0,0"><text:p/></draw:polygon><draw:polygon draw:style-name="gr5" draw:text-style-name="P72" svg:width="0.0035in" svg:height="0.0067in" svg:x="1.0894in" svg:y="-2.3772in" svg:viewBox="0 0 10 18" draw:points="0,18 10,18 10,0 0,0"><text:p/></draw:polygon><draw:polygon draw:style-name="gr5" draw:text-style-name="P72" svg:width="1.6398in" svg:height="0.0067in" svg:x="1.0929in" svg:y="-2.3772in" svg:viewBox="0 0 4166 18" draw:points="0,18 4166,18 4166,0 0,0"><text:p/></draw:polygon><draw:polygon draw:style-name="gr5" draw:text-style-name="P72" svg:width="0.0067in" svg:height="0.0067in" svg:x="2.7327in" svg:y="-2.3772in" svg:viewBox="0 0 18 18" draw:points="0,18 18,18 18,0 0,0"><text:p/></draw:polygon><draw:polygon draw:style-name="gr5" draw:text-style-name="P72" svg:width="0.9335in" svg:height="0.0067in" svg:x="2.7394in" svg:y="-2.3772in" svg:viewBox="0 0 2372 18" draw:points="0,18 2372,18 2372,0 0,0"><text:p/></draw:polygon><draw:polygon draw:style-name="gr5" draw:text-style-name="P72" svg:width="0.0067in" svg:height="0.0067in" svg:x="3.6728in" svg:y="-2.3772in" svg:viewBox="0 0 18 18" draw:points="0,18 18,18 18,0 0,0"><text:p/></draw:polygon><draw:polygon draw:style-name="gr5" draw:text-style-name="P72" svg:width="2.2232in" svg:height="0.0067in" svg:x="3.6795in" svg:y="-2.3772in" svg:viewBox="0 0 5648 18" draw:points="0,18 5648,18 5648,0 0,0"><text:p/></draw:polygon><draw:polygon draw:style-name="gr5" draw:text-style-name="P72" svg:width="0.0067in" svg:height="0.0067in" svg:x="5.9028in" svg:y="-2.3772in" svg:viewBox="0 0 18 18" draw:points="0,18 18,18 18,0 0,0"><text:p/></draw:polygon><draw:polygon draw:style-name="gr5" draw:text-style-name="P72" svg:width="0.0067in" svg:height="0.1665in" svg:x="-0.0437in" svg:y="-2.3701in" svg:viewBox="0 0 18 424" draw:points="0,424 18,424 18,0 0,0"><text:p/></draw:polygon><draw:polygon draw:style-name="gr5" draw:text-style-name="P72" svg:width="0.0035in" svg:height="0.1665in" svg:x="1.0894in" svg:y="-2.3701in" svg:viewBox="0 0 10 424" draw:points="0,424 10,424 10,0 0,0"><text:p/></draw:polygon><draw:polygon draw:style-name="gr5" draw:text-style-name="P72" svg:width="0.0067in" svg:height="0.1665in" svg:x="2.7327in" svg:y="-2.3701in" svg:viewBox="0 0 18 424" draw:points="0,424 18,424 18,0 0,0"><text:p/></draw:polygon><draw:polygon draw:style-name="gr5" draw:text-style-name="P72" svg:width="0.0067in" svg:height="0.1665in" svg:x="3.6728in" svg:y="-2.3701in" svg:viewBox="0 0 18 424" draw:points="0,424 18,424 18,0 0,0"><text:p/></draw:polygon><draw:polygon draw:style-name="gr5" draw:text-style-name="P72" svg:width="0.0067in" svg:height="0.1665in" svg:x="5.9028in" svg:y="-2.3701in" svg:viewBox="0 0 18 424" draw:points="0,424 18,424 18,0 0,0"><text:p/></draw:polygon><draw:polygon draw:style-name="gr2" draw:text-style-name="P69" svg:width="1.1264in" svg:height="0.1835in" svg:x="-0.037in" svg:y="-2.1972in" svg:viewBox="0 0 2862 467" draw:points="0,467 2862,467 2862,0 0,0"><text:p/></draw:polygon><draw:polygon draw:style-name="gr2" draw:text-style-name="P69" svg:width="0.9866in" svg:height="0.1799in" svg:x="0.0327in" svg:y="-2.1972in" svg:viewBox="0 0 2507 458" draw:points="0,458 2507,458 2507,0 0,0"><text:p/></draw:polygon><draw:frame draw:style-name="gr14" draw:text-style-name="P73" svg:width="0.5307in" svg:height="0.1677in" svg:x="4.5465in" svg:y="-2.3689in"><draw:text-box><text:p text:style-name="P70"><text:span text:style-name="T35">Esencial </text:span></text:p></draw:text-box></draw:frame><draw:frame draw:style-name="gr15" draw:text-style-name="P71" svg:width="1.0878in" svg:height="0.3661in" svg:x="0.1291in" svg:y="-2.1961in"><draw:text-box><text:p text:style-name="P70"><text:span text:style-name="T33">Descripción</text:span></text:p><text:p text:style-name="P70"><text:span text:style-name="T33"/></text:p></draw:text-box></draw:frame><draw:polygon draw:style-name="gr5" draw:text-style-name="P72" svg:width="0.0067in" svg:height="0.0067in" svg:x="-0.0437in" svg:y="-2.2035in" svg:viewBox="0 0 18 18" draw:points="0,18 18,18 18,0 0,0"><text:p/></draw:polygon><draw:polygon draw:style-name="gr5" draw:text-style-name="P72" svg:width="1.1264in" svg:height="0.0067in" svg:x="-0.037in" svg:y="-2.2035in" svg:viewBox="0 0 2862 18" draw:points="0,18 2862,18 2862,0 0,0"><text:p/></draw:polygon><draw:polygon draw:style-name="gr5" draw:text-style-name="P72" svg:width="0.0035in" svg:height="0.0067in" svg:x="1.0894in" svg:y="-2.2035in" svg:viewBox="0 0 10 18" draw:points="0,18 10,18 10,0 0,0"><text:p/></draw:polygon><draw:polygon draw:style-name="gr5" draw:text-style-name="P72" svg:width="1.6398in" svg:height="0.0067in" svg:x="1.0929in" svg:y="-2.2035in" svg:viewBox="0 0 4166 18" draw:points="0,18 4166,18 4166,0 0,0"><text:p/></draw:polygon><draw:polygon draw:style-name="gr5" draw:text-style-name="P72" svg:width="0.0067in" svg:height="0.0067in" svg:x="2.7327in" svg:y="-2.2035in" svg:viewBox="0 0 18 18" draw:points="0,18 18,18 18,0 0,0"><text:p/></draw:polygon><draw:polygon draw:style-name="gr5" draw:text-style-name="P72" svg:width="0.9335in" svg:height="0.0067in" svg:x="2.7394in" svg:y="-2.2035in" svg:viewBox="0 0 2372 18" draw:points="0,18 2372,18 2372,0 0,0"><text:p/></draw:polygon><draw:polygon draw:style-name="gr5" draw:text-style-name="P72" svg:width="0.0067in" svg:height="0.0067in" svg:x="3.6728in" svg:y="-2.2035in" svg:viewBox="0 0 18 18" draw:points="0,18 18,18 18,0 0,0"><text:p/></draw:polygon><draw:polygon draw:style-name="gr5" draw:text-style-name="P72" svg:width="2.2232in" svg:height="0.0067in" svg:x="3.6795in" svg:y="-2.2035in" svg:viewBox="0 0 5648 18" draw:points="0,18 5648,18 5648,0 0,0"><text:p/></draw:polygon><draw:polygon draw:style-name="gr5" draw:text-style-name="P72" svg:width="0.0067in" svg:height="0.0067in" svg:x="5.9028in" svg:y="-2.2035in" svg:viewBox="0 0 18 18" draw:points="0,18 18,18 18,0 0,0"><text:p/></draw:polygon><draw:polygon draw:style-name="gr5" draw:text-style-name="P72" svg:width="0.0067in" svg:height="0.1835in" svg:x="-0.0437in" svg:y="-2.1972in" svg:viewBox="0 0 18 467" draw:points="0,467 18,467 18,0 0,0"><text:p/></draw:polygon><draw:polygon draw:style-name="gr5" draw:text-style-name="P72" svg:width="0.0035in" svg:height="0.1835in" svg:x="1.0894in" svg:y="-2.1972in" svg:viewBox="0 0 10 467" draw:points="0,467 10,467 10,0 0,0"><text:p/></draw:polygon><draw:polygon draw:style-name="gr5" draw:text-style-name="P72" svg:width="0.0067in" svg:height="0.1835in" svg:x="5.9028in" svg:y="-2.1972in" svg:viewBox="0 0 18 467" draw:points="0,467 18,467 18,0 0,0"><text:p/></draw:polygon><draw:polygon draw:style-name="gr2" draw:text-style-name="P69" svg:width="1.1264in" svg:height="0.1803in" svg:x="-0.037in" svg:y="-2.011in" svg:viewBox="0 0 2862 459" draw:points="0,459 2862,459 2862,0 0,0"><text:p/></draw:polygon><draw:polygon draw:style-name="gr2" draw:text-style-name="P69" svg:width="0.9866in" svg:height="0.1803in" svg:x="0.0327in" svg:y="-2.011in" svg:viewBox="0 0 2507 459" draw:points="0,459 2507,459 2507,0 0,0"><text:p/></draw:polygon><draw:frame draw:style-name="gr56" draw:text-style-name="P73" svg:width="3.3039in" svg:height="0.1677in" svg:x="1.1598in" svg:y="-2.1961in"><draw:text-box><text:p text:style-name="P70"><text:span text:style-name="T35">El sistema debe permitirle al usuario responder noQuiero</text:span></text:p></draw:text-box></draw:frame><draw:polygon draw:style-name="gr2" draw:text-style-name="P69" svg:width="1.1232in" svg:height="0.1803in" svg:x="1.0929in" svg:y="-2.011in" svg:viewBox="0 0 2854 459" draw:points="0,459 2854,459 2854,0 0,0"><text:p/></draw:polygon><draw:polygon draw:style-name="gr2" draw:text-style-name="P69" svg:width="0.9902in" svg:height="0.1803in" svg:x="1.1594in" svg:y="-2.011in" svg:viewBox="0 0 2516 459" draw:points="0,459 2516,459 2516,0 0,0"><text:p/></draw:polygon><draw:frame draw:style-name="gr17" draw:text-style-name="P71" svg:width="0.8453in" svg:height="0.1858in" svg:x="0.2134in" svg:y="-2.0055in"><draw:text-box><text:p text:style-name="P70"><text:span text:style-name="T33">Entradas </text:span></text:p></draw:text-box></draw:frame><draw:polygon draw:style-name="gr2" draw:text-style-name="P69" svg:width="1.1201in" svg:height="0.1803in" svg:x="2.2228in" svg:y="-2.011in" svg:viewBox="0 0 2846 459" draw:points="0,459 2846,459 2846,0 0,0"><text:p/></draw:polygon><draw:polygon draw:style-name="gr2" draw:text-style-name="P69" svg:width="0.9902in" svg:height="0.1803in" svg:x="2.2894in" svg:y="-2.011in" svg:viewBox="0 0 2516 459" draw:points="0,459 2516,459 2516,0 0,0"><text:p/></draw:polygon><draw:frame draw:style-name="gr18" draw:text-style-name="P71" svg:width="0.6669in" svg:height="0.1858in" svg:x="1.4228in" svg:y="-2.0055in"><draw:text-box><text:p text:style-name="P70"><text:span text:style-name="T33">Fuente </text:span></text:p></draw:text-box></draw:frame><draw:polygon draw:style-name="gr2" draw:text-style-name="P69" svg:width="1.1232in" svg:height="0.1803in" svg:x="3.3496in" svg:y="-2.011in" svg:viewBox="0 0 2854 459" draw:points="0,459 2854,459 2854,0 0,0"><text:p/></draw:polygon><draw:polygon draw:style-name="gr2" draw:text-style-name="P69" svg:width="0.9902in" svg:height="0.1803in" svg:x="3.4161in" svg:y="-2.011in" svg:viewBox="0 0 2516 459" draw:points="0,459 2516,459 2516,0 0,0"><text:p/></draw:polygon><draw:frame draw:style-name="gr19" draw:text-style-name="P71" svg:width="0.6012in" svg:height="0.1858in" svg:x="2.5697in" svg:y="-2.0055in"><draw:text-box><text:p text:style-name="P70"><text:span text:style-name="T33">Salida </text:span></text:p></draw:text-box></draw:frame><draw:polygon draw:style-name="gr2" draw:text-style-name="P69" svg:width="1.4232in" svg:height="0.1803in" svg:x="4.4795in" svg:y="-2.011in" svg:viewBox="0 0 3616 459" draw:points="0,459 3616,459 3616,0 0,0"><text:p/></draw:polygon><draw:polygon draw:style-name="gr2" draw:text-style-name="P69" svg:width="1.2933in" svg:height="0.1803in" svg:x="4.5465in" svg:y="-2.011in" svg:viewBox="0 0 3286 459" draw:points="0,459 3286,459 3286,0 0,0"><text:p/></draw:polygon><draw:frame draw:style-name="gr20" draw:text-style-name="P71" svg:width="0.735in" svg:height="0.1858in" svg:x="3.6528in" svg:y="-2.0055in"><draw:text-box><text:p text:style-name="P70"><text:span text:style-name="T33">Destino </text:span></text:p></draw:text-box></draw:frame><draw:polygon draw:style-name="gr5" draw:text-style-name="P72" svg:width="0.0067in" svg:height="0.0031in" svg:x="-0.0437in" svg:y="-2.0134in" svg:viewBox="0 0 18 9" draw:points="0,9 18,9 18,0 0,0"><text:p/></draw:polygon><draw:polygon draw:style-name="gr5" draw:text-style-name="P72" svg:width="1.1264in" svg:height="0.0031in" svg:x="-0.037in" svg:y="-2.0134in" svg:viewBox="0 0 2862 9" draw:points="0,9 2862,9 2862,0 0,0"><text:p/></draw:polygon><draw:polygon draw:style-name="gr5" draw:text-style-name="P72" svg:width="0.0035in" svg:height="0.0031in" svg:x="1.0894in" svg:y="-2.0134in" svg:viewBox="0 0 10 9" draw:points="0,9 10,9 10,0 0,0"><text:p/></draw:polygon><draw:polygon draw:style-name="gr5" draw:text-style-name="P72" svg:width="1.1232in" svg:height="0.0031in" svg:x="1.0929in" svg:y="-2.0134in" svg:viewBox="0 0 2854 9" draw:points="0,9 2854,9 2854,0 0,0"><text:p/></draw:polygon><draw:polygon draw:style-name="gr5" draw:text-style-name="P72" svg:width="0.0067in" svg:height="0.0031in" svg:x="2.2161in" svg:y="-2.0134in" svg:viewBox="0 0 18 9" draw:points="0,9 18,9 18,0 0,0"><text:p/></draw:polygon><draw:polygon draw:style-name="gr5" draw:text-style-name="P72" svg:width="1.1201in" svg:height="0.0031in" svg:x="2.2228in" svg:y="-2.0134in" svg:viewBox="0 0 2846 9" draw:points="0,9 2846,9 2846,0 0,0"><text:p/></draw:polygon><draw:polygon draw:style-name="gr5" draw:text-style-name="P72" svg:width="0.0067in" svg:height="0.0031in" svg:x="3.3429in" svg:y="-2.0134in" svg:viewBox="0 0 18 9" draw:points="0,9 18,9 18,0 0,0"><text:p/></draw:polygon><draw:polygon draw:style-name="gr5" draw:text-style-name="P72" svg:width="1.1232in" svg:height="0.0031in" svg:x="3.3496in" svg:y="-2.0134in" svg:viewBox="0 0 2854 9" draw:points="0,9 2854,9 2854,0 0,0"><text:p/></draw:polygon><draw:polygon draw:style-name="gr5" draw:text-style-name="P72" svg:width="0.0067in" svg:height="0.0031in" svg:x="4.4728in" svg:y="-2.0134in" svg:viewBox="0 0 18 9" draw:points="0,9 18,9 18,0 0,0"><text:p/></draw:polygon><draw:polygon draw:style-name="gr5" draw:text-style-name="P72" svg:width="1.4232in" svg:height="0.0031in" svg:x="4.4795in" svg:y="-2.0134in" svg:viewBox="0 0 3616 9" draw:points="0,9 3616,9 3616,0 0,0"><text:p/></draw:polygon><draw:polygon draw:style-name="gr5" draw:text-style-name="P72" svg:width="0.0067in" svg:height="0.0031in" svg:x="5.9028in" svg:y="-2.0134in" svg:viewBox="0 0 18 9" draw:points="0,9 18,9 18,0 0,0"><text:p/></draw:polygon><draw:polygon draw:style-name="gr5" draw:text-style-name="P72" svg:width="0.0067in" svg:height="0.1803in" svg:x="-0.0437in" svg:y="-2.011in" svg:viewBox="0 0 18 459" draw:points="0,459 18,459 18,0 0,0"><text:p/></draw:polygon><draw:polygon draw:style-name="gr5" draw:text-style-name="P72" svg:width="0.0035in" svg:height="0.1803in" svg:x="1.0894in" svg:y="-2.011in" svg:viewBox="0 0 10 459" draw:points="0,459 10,459 10,0 0,0"><text:p/></draw:polygon><draw:polygon draw:style-name="gr5" draw:text-style-name="P72" svg:width="0.0067in" svg:height="0.1803in" svg:x="2.2161in" svg:y="-2.011in" svg:viewBox="0 0 18 459" draw:points="0,459 18,459 18,0 0,0"><text:p/></draw:polygon><draw:polygon draw:style-name="gr5" draw:text-style-name="P72" svg:width="0.0067in" svg:height="0.1803in" svg:x="3.3429in" svg:y="-2.011in" svg:viewBox="0 0 18 459" draw:points="0,459 18,459 18,0 0,0"><text:p/></draw:polygon><draw:polygon draw:style-name="gr5" draw:text-style-name="P72" svg:width="0.0067in" svg:height="0.1803in" svg:x="4.4728in" svg:y="-2.011in" svg:viewBox="0 0 18 459" draw:points="0,459 18,459 18,0 0,0"><text:p/></draw:polygon><draw:polygon draw:style-name="gr5" draw:text-style-name="P72" svg:width="0.0067in" svg:height="0.1803in" svg:x="5.9028in" svg:y="-2.011in" svg:viewBox="0 0 18 459" draw:points="0,459 18,459 18,0 0,0"><text:p/></draw:polygon><draw:frame draw:style-name="gr21" draw:text-style-name="P71" svg:width="1.2425in" svg:height="0.1858in" svg:x="4.7465in" svg:y="-2.0055in"><draw:text-box><text:p text:style-name="P70"><text:span text:style-name="T33">Restricciones </text:span></text:p></draw:text-box></draw:frame><draw:frame draw:style-name="gr22" draw:text-style-name="P73" svg:width="0.913in" svg:height="0.3343in" svg:x="0.0898in" svg:y="-1.8256in"><draw:text-box><text:p text:style-name="P70"><text:span text:style-name="T35"/></text:p><text:p text:style-name="P70"><text:span text:style-name="T35"><text:s text:c="7"/></text:span><text:span text:style-name="T35">True</text:span></text:p></draw:text-box></draw:frame><draw:frame draw:style-name="gr23" draw:text-style-name="P73" svg:width="0.5067in" svg:height="0.3343in" svg:x="3.6791in" svg:y="-1.8256in"><draw:text-box><text:p text:style-name="P70"><text:span text:style-name="T35"/></text:p><text:p text:style-name="P70"><text:span text:style-name="T35">Pantalla </text:span></text:p></draw:text-box></draw:frame><draw:frame draw:style-name="gr24" draw:text-style-name="P73" svg:width="0.9524in" svg:height="0.5012in" svg:x="4.8598in" svg:y="-1.8256in"><draw:text-box><text:p text:style-name="P70"><text:span text:style-name="T35">El truco no debe</text:span></text:p><text:p text:style-name="P70"><text:span text:style-name="T35">Haber sido </text:span></text:p><text:p text:style-name="P70"><text:span text:style-name="T35">Cantado antes</text:span></text:p></draw:text-box></draw:frame><draw:polygon draw:style-name="gr5" draw:text-style-name="P72" svg:width="0.0067in" svg:height="0.0063in" svg:x="-0.0437in" svg:y="-1.8303in" svg:viewBox="0 0 18 17" draw:points="0,17 18,17 18,0 0,0"><text:p/></draw:polygon><draw:polygon draw:style-name="gr5" draw:text-style-name="P72" svg:width="1.1264in" svg:height="0.0063in" svg:x="-0.037in" svg:y="-1.8303in" svg:viewBox="0 0 2862 17" draw:points="0,17 2862,17 2862,0 0,0"><text:p/></draw:polygon><draw:polygon draw:style-name="gr5" draw:text-style-name="P72" svg:width="0.0035in" svg:height="0.0063in" svg:x="1.0894in" svg:y="-1.8303in" svg:viewBox="0 0 10 17" draw:points="0,17 10,17 10,0 0,0"><text:p/></draw:polygon><draw:polygon draw:style-name="gr5" draw:text-style-name="P72" svg:width="1.1232in" svg:height="0.0063in" svg:x="1.0929in" svg:y="-1.8303in" svg:viewBox="0 0 2854 17" draw:points="0,17 2854,17 2854,0 0,0"><text:p/></draw:polygon><draw:polygon draw:style-name="gr5" draw:text-style-name="P72" svg:width="0.0067in" svg:height="0.0063in" svg:x="2.2161in" svg:y="-1.8303in" svg:viewBox="0 0 18 17" draw:points="0,17 18,17 18,0 0,0"><text:p/></draw:polygon><draw:polygon draw:style-name="gr5" draw:text-style-name="P72" svg:width="1.1201in" svg:height="0.0063in" svg:x="2.2228in" svg:y="-1.8303in" svg:viewBox="0 0 2846 17" draw:points="0,17 2846,17 2846,0 0,0"><text:p/></draw:polygon><draw:polygon draw:style-name="gr5" draw:text-style-name="P72" svg:width="0.0067in" svg:height="0.0063in" svg:x="3.3429in" svg:y="-1.8303in" svg:viewBox="0 0 18 17" draw:points="0,17 18,17 18,0 0,0"><text:p/></draw:polygon><draw:polygon draw:style-name="gr5" draw:text-style-name="P72" svg:width="1.1232in" svg:height="0.0063in" svg:x="3.3496in" svg:y="-1.8303in" svg:viewBox="0 0 2854 17" draw:points="0,17 2854,17 2854,0 0,0"><text:p/></draw:polygon><draw:polygon draw:style-name="gr5" draw:text-style-name="P72" svg:width="0.0067in" svg:height="0.0063in" svg:x="4.4728in" svg:y="-1.8303in" svg:viewBox="0 0 18 17" draw:points="0,17 18,17 18,0 0,0"><text:p/></draw:polygon><draw:polygon draw:style-name="gr5" draw:text-style-name="P72" svg:width="1.4232in" svg:height="0.0063in" svg:x="4.4795in" svg:y="-1.8303in" svg:viewBox="0 0 3616 17" draw:points="0,17 3616,17 3616,0 0,0"><text:p/></draw:polygon><draw:polygon draw:style-name="gr5" draw:text-style-name="P72" svg:width="0.0067in" svg:height="0.0063in" svg:x="5.9028in" svg:y="-1.8303in" svg:viewBox="0 0 18 17" draw:points="0,17 18,17 18,0 0,0"><text:p/></draw:polygon><draw:polygon draw:style-name="gr5" draw:text-style-name="P72" svg:width="0.0067in" svg:height="0.6602in" svg:x="-0.0437in" svg:y="-1.8236in" svg:viewBox="0 0 18 1678" draw:points="0,1678 18,1678 18,0 0,0"><text:p/></draw:polygon><draw:polygon draw:style-name="gr5" draw:text-style-name="P72" svg:width="0.0035in" svg:height="0.6602in" svg:x="1.0894in" svg:y="-1.8236in" svg:viewBox="0 0 10 1678" draw:points="0,1678 10,1678 10,0 0,0"><text:p/></draw:polygon><draw:polygon draw:style-name="gr5" draw:text-style-name="P72" svg:width="0.0067in" svg:height="0.6602in" svg:x="2.2161in" svg:y="-1.8236in" svg:viewBox="0 0 18 1678" draw:points="0,1678 18,1678 18,0 0,0"><text:p/></draw:polygon><draw:polygon draw:style-name="gr5" draw:text-style-name="P72" svg:width="0.0067in" svg:height="0.6602in" svg:x="3.3429in" svg:y="-1.8236in" svg:viewBox="0 0 18 1678" draw:points="0,1678 18,1678 18,0 0,0"><text:p/></draw:polygon><draw:polygon draw:style-name="gr5" draw:text-style-name="P72" svg:width="0.0067in" svg:height="0.6602in" svg:x="4.4728in" svg:y="-1.8236in" svg:viewBox="0 0 18 1678" draw:points="0,1678 18,1678 18,0 0,0"><text:p/></draw:polygon><draw:polygon draw:style-name="gr5" draw:text-style-name="P72" svg:width="0.0067in" svg:height="0.6602in" svg:x="5.9028in" svg:y="-1.8236in" svg:viewBox="0 0 18 1678" draw:points="0,1678 18,1678 18,0 0,0"><text:p/></draw:polygon><draw:polygon draw:style-name="gr2" draw:text-style-name="P69" svg:width="1.1264in" svg:height="0.6598in" svg:x="-0.037in" svg:y="-1.1571in" svg:viewBox="0 0 2862 1677" draw:points="0,1677 2862,1677 2862,0 0,0"><text:p/></draw:polygon><draw:polygon draw:style-name="gr2" draw:text-style-name="P69" svg:width="0.9866in" svg:height="0.1831in" svg:x="0.0327in" svg:y="-1.1571in" svg:viewBox="0 0 2507 466" draw:points="0,466 2507,466 2507,0 0,0"><text:p/></draw:polygon><draw:polygon draw:style-name="gr2" draw:text-style-name="P69" svg:width="0.9866in" svg:height="0.1768in" svg:x="0.0327in" svg:y="-0.9736in" svg:viewBox="0 0 2507 450" draw:points="0,450 2507,450 2507,0 0,0"><text:p/></draw:polygon><draw:frame draw:style-name="gr25" draw:text-style-name="P71" svg:width="0.1567in" svg:height="0.1858in" svg:x="0.5228in" svg:y="-1.1555in"><draw:text-box><text:p text:style-name="P70"><text:span text:style-name="T33"><text:s/></text:span></text:p></draw:text-box></draw:frame><draw:frame draw:style-name="gr26" draw:text-style-name="P71" svg:width="0.7579in" svg:height="0.1858in" svg:x="0.2634in" svg:y="-0.9724in"><draw:text-box><text:p text:style-name="P70"><text:span text:style-name="T33">Proceso </text:span></text:p></draw:text-box></draw:frame><draw:frame draw:style-name="gr27" draw:text-style-name="P73" svg:width="4.8094in" svg:height="0.3343in" svg:x="1.1598in" svg:y="-0.9925in"><draw:text-box><text:p text:style-name="P70"><text:span text:style-name="T35">El jugador responde noQuiero al truco,envido o envidox2 cantado anteriormente</text:span></text:p><text:p text:style-name="P70"><text:span text:style-name="T35">Por el otro jugador.</text:span></text:p></draw:text-box></draw:frame><draw:polygon draw:style-name="gr5" draw:text-style-name="P72" svg:width="0.0067in" svg:height="0.0067in" svg:x="-0.0437in" svg:y="-1.1634in" svg:viewBox="0 0 18 18" draw:points="0,18 18,18 18,0 0,0"><text:p/></draw:polygon><draw:polygon draw:style-name="gr5" draw:text-style-name="P72" svg:width="1.1264in" svg:height="0.0067in" svg:x="-0.037in" svg:y="-1.1634in" svg:viewBox="0 0 2862 18" draw:points="0,18 2862,18 2862,0 0,0"><text:p/></draw:polygon><draw:polygon draw:style-name="gr5" draw:text-style-name="P72" svg:width="0.0035in" svg:height="0.0067in" svg:x="1.0894in" svg:y="-1.1634in" svg:viewBox="0 0 10 18" draw:points="0,18 10,18 10,0 0,0"><text:p/></draw:polygon><draw:polygon draw:style-name="gr5" draw:text-style-name="P72" svg:width="1.1232in" svg:height="0.0067in" svg:x="1.0929in" svg:y="-1.1634in" svg:viewBox="0 0 2854 18" draw:points="0,18 2854,18 2854,0 0,0"><text:p/></draw:polygon><draw:polygon draw:style-name="gr5" draw:text-style-name="P72" svg:width="0.0067in" svg:height="0.0067in" svg:x="2.2161in" svg:y="-1.1634in" svg:viewBox="0 0 18 18" draw:points="0,18 18,18 18,0 0,0"><text:p/></draw:polygon><draw:polygon draw:style-name="gr5" draw:text-style-name="P72" svg:width="1.1201in" svg:height="0.0067in" svg:x="2.2228in" svg:y="-1.1634in" svg:viewBox="0 0 2846 18" draw:points="0,18 2846,18 2846,0 0,0"><text:p/></draw:polygon><draw:polygon draw:style-name="gr5" draw:text-style-name="P72" svg:width="0.0067in" svg:height="0.0067in" svg:x="3.3429in" svg:y="-1.1634in" svg:viewBox="0 0 18 18" draw:points="0,18 18,18 18,0 0,0"><text:p/></draw:polygon><draw:polygon draw:style-name="gr5" draw:text-style-name="P72" svg:width="1.1232in" svg:height="0.0067in" svg:x="3.3496in" svg:y="-1.1634in" svg:viewBox="0 0 2854 18" draw:points="0,18 2854,18 2854,0 0,0"><text:p/></draw:polygon><draw:polygon draw:style-name="gr5" draw:text-style-name="P72" svg:width="0.0067in" svg:height="0.0067in" svg:x="4.4728in" svg:y="-1.1634in" svg:viewBox="0 0 18 18" draw:points="0,18 18,18 18,0 0,0"><text:p/></draw:polygon><draw:polygon draw:style-name="gr5" draw:text-style-name="P72" svg:width="1.4232in" svg:height="0.0067in" svg:x="4.4795in" svg:y="-1.1634in" svg:viewBox="0 0 3616 18" draw:points="0,18 3616,18 3616,0 0,0"><text:p/></draw:polygon><draw:polygon draw:style-name="gr5" draw:text-style-name="P72" svg:width="0.0067in" svg:height="0.0067in" svg:x="5.9028in" svg:y="-1.1634in" svg:viewBox="0 0 18 18" draw:points="0,18 18,18 18,0 0,0"><text:p/></draw:polygon><draw:polygon draw:style-name="gr5" draw:text-style-name="P72" svg:width="0.0067in" svg:height="0.6598in" svg:x="-0.0437in" svg:y="-1.1571in" svg:viewBox="0 0 18 1677" draw:points="0,1677 18,1677 18,0 0,0"><text:p/></draw:polygon><draw:polygon draw:style-name="gr5" draw:text-style-name="P72" svg:width="0.0035in" svg:height="0.6598in" svg:x="1.0894in" svg:y="-1.1571in" svg:viewBox="0 0 10 1677" draw:points="0,1677 10,1677 10,0 0,0"><text:p/></draw:polygon><draw:polygon draw:style-name="gr5" draw:text-style-name="P72" svg:width="0.0067in" svg:height="0.6598in" svg:x="5.9028in" svg:y="-1.1571in" svg:viewBox="0 0 18 1677" draw:points="0,1677 18,1677 18,0 0,0"><text:p/></draw:polygon><draw:polygon draw:style-name="gr2" draw:text-style-name="P69" svg:width="1.1264in" svg:height="0.3602in" svg:x="-0.037in" svg:y="-0.4909in" svg:viewBox="0 0 2862 916" draw:points="0,916 2862,916 2862,0 0,0"><text:p/></draw:polygon><draw:polygon draw:style-name="gr2" draw:text-style-name="P69" svg:width="0.9866in" svg:height="0.1799in" svg:x="0.0327in" svg:y="-0.4909in" svg:viewBox="0 0 2507 458" draw:points="0,458 2507,458 2507,0 0,0"><text:p/></draw:polygon><draw:polygon draw:style-name="gr2" draw:text-style-name="P69" svg:width="0.9866in" svg:height="0.1803in" svg:x="0.0327in" svg:y="-0.311in" svg:viewBox="0 0 2507 459" draw:points="0,459 2507,459 2507,0 0,0"><text:p/></draw:polygon><draw:frame draw:style-name="gr28" draw:text-style-name="P71" svg:width="0.6142in" svg:height="0.1858in" svg:x="0.3098in" svg:y="-0.4854in"><draw:text-box><text:p text:style-name="P70"><text:span text:style-name="T33">Efecto </text:span></text:p></draw:text-box></draw:frame><draw:frame draw:style-name="gr29" draw:text-style-name="P71" svg:width="0.8579in" svg:height="0.1858in" svg:x="0.2098in" svg:y="-0.3091in"><draw:text-box><text:p text:style-name="P70"><text:span text:style-name="T33">Colateral </text:span></text:p></draw:text-box></draw:frame><draw:polygon draw:style-name="gr5" draw:text-style-name="P72" svg:width="0.0067in" svg:height="0.0067in" svg:x="-0.0437in" svg:y="-0.4972in" svg:viewBox="0 0 18 18" draw:points="0,18 18,18 18,0 0,0"><text:p/></draw:polygon><draw:polygon draw:style-name="gr5" draw:text-style-name="P72" svg:width="1.1264in" svg:height="0.0067in" svg:x="-0.037in" svg:y="-0.4972in" svg:viewBox="0 0 2862 18" draw:points="0,18 2862,18 2862,0 0,0"><text:p/></draw:polygon><draw:polygon draw:style-name="gr5" draw:text-style-name="P72" svg:width="0.0035in" svg:height="0.0067in" svg:x="1.0894in" svg:y="-0.4972in" svg:viewBox="0 0 10 18" draw:points="0,18 10,18 10,0 0,0"><text:p/></draw:polygon><draw:polygon draw:style-name="gr5" draw:text-style-name="P72" svg:width="4.8098in" svg:height="0.0067in" svg:x="1.0929in" svg:y="-0.4972in" svg:viewBox="0 0 12218 18" draw:points="0,18 12218,18 12218,0 0,0"><text:p/></draw:polygon><draw:polygon draw:style-name="gr5" draw:text-style-name="P72" svg:width="0.0067in" svg:height="0.0067in" svg:x="5.9028in" svg:y="-0.4972in" svg:viewBox="0 0 18 18" draw:points="0,18 18,18 18,0 0,0"><text:p/></draw:polygon><draw:polygon draw:style-name="gr5" draw:text-style-name="P72" svg:width="0.0067in" svg:height="0.3602in" svg:x="-0.0437in" svg:y="-0.4909in" svg:viewBox="0 0 18 916" draw:points="0,916 18,916 18,0 0,0"><text:p/></draw:polygon><draw:polygon draw:style-name="gr5" draw:text-style-name="P72" svg:width="0.0067in" svg:height="0.0063in" svg:x="-0.0437in" svg:y="-0.1303in" svg:viewBox="0 0 18 17" draw:points="0,17 18,17 18,0 0,0"><text:p/></draw:polygon><draw:polygon draw:style-name="gr5" draw:text-style-name="P72" svg:width="0.0067in" svg:height="0.0063in" svg:x="-0.0437in" svg:y="-0.1303in" svg:viewBox="0 0 18 17" draw:points="0,17 18,17 18,0 0,0"><text:p/></draw:polygon><draw:polygon draw:style-name="gr5" draw:text-style-name="P72" svg:width="1.1264in" svg:height="0.0063in" svg:x="-0.037in" svg:y="-0.1303in" svg:viewBox="0 0 2862 17" draw:points="0,17 2862,17 2862,0 0,0"><text:p/></draw:polygon><draw:polygon draw:style-name="gr5" draw:text-style-name="P72" svg:width="0.0035in" svg:height="0.3602in" svg:x="1.0894in" svg:y="-0.4909in" svg:viewBox="0 0 10 916" draw:points="0,916 10,916 10,0 0,0"><text:p/></draw:polygon><draw:polygon draw:style-name="gr5" draw:text-style-name="P72" svg:width="0.0035in" svg:height="0.0063in" svg:x="1.0894in" svg:y="-0.1303in" svg:viewBox="0 0 10 17" draw:points="0,17 10,17 10,0 0,0"><text:p/></draw:polygon><draw:polygon draw:style-name="gr5" draw:text-style-name="P72" svg:width="4.8098in" svg:height="0.0063in" svg:x="1.0929in" svg:y="-0.1303in" svg:viewBox="0 0 12218 17" draw:points="0,17 12218,17 12218,0 0,0"><text:p/></draw:polygon><draw:polygon draw:style-name="gr5" draw:text-style-name="P72" svg:width="0.0067in" svg:height="0.3602in" svg:x="5.9028in" svg:y="-0.4909in" svg:viewBox="0 0 18 916" draw:points="0,916 18,916 18,0 0,0"><text:p/></draw:polygon><draw:polygon draw:style-name="gr5" draw:text-style-name="P72" svg:width="0.0067in" svg:height="0.0063in" svg:x="5.9028in" svg:y="-0.1303in" svg:viewBox="0 0 18 17" draw:points="0,17 18,17 18,0 0,0"><text:p/></draw:polygon><draw:polygon draw:style-name="gr5" draw:text-style-name="P72" svg:width="0.0067in" svg:height="0.0063in" svg:x="5.9028in" svg:y="-0.1303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5" draw:style-name="gr1"><draw:polygon draw:style-name="gr2" draw:text-style-name="P69" svg:width="5.9398in" svg:height="0.8563in" svg:x="-0.1232in" svg:y="28.9075in" svg:viewBox="0 0 15088 2176" draw:points="0,2176 15088,2176 15088,0 0,0"><text:p/></draw:polygon><draw:polygon draw:style-name="gr2" draw:text-style-name="P69" svg:width="5.8067in" svg:height="0.4209in" svg:x="-0.0535in" svg:y="28.9075in" svg:viewBox="0 0 14750 1070" draw:points="0,1070 14750,1070 14750,0 0,0"><text:p/></draw:polygon><draw:polygon draw:style-name="gr2" draw:text-style-name="P69" svg:width="5.8067in" svg:height="0.4358in" svg:x="-0.0535in" svg:y="29.3272in" svg:viewBox="0 0 14750 1108" draw:points="0,1108 14750,1108 14750,0 0,0"><text:p/></draw:polygon><draw:frame draw:style-name="gr59" draw:text-style-name="P71" svg:width="0.548in" svg:height="0.4406in" svg:x="2.6236in" svg:y="28.9091in"><draw:text-box><text:p text:style-name="P70"><text:span text:style-name="T33">CMST </text:span></text:p></draw:text-box></draw:frame><draw:frame draw:style-name="gr60" draw:text-style-name="P71" svg:width="4.6169in" svg:height="0.4425in" svg:x="1.0772in" svg:y="29.3362in"><draw:text-box><text:p text:style-name="P70"><text:span text:style-name="T33">SRS – Especificación de Requerimientos Funcionales</text:span></text:p></draw:text-box></draw:frame><draw:polygon draw:style-name="gr5" draw:text-style-name="P72" svg:width="0.0067in" svg:height="0.0165in" svg:x="-0.1299in" svg:y="28.8909in" svg:viewBox="0 0 18 43" draw:points="0,43 18,43 18,0 0,0"><text:p/></draw:polygon><draw:polygon draw:style-name="gr5" draw:text-style-name="P72" svg:width="0.0067in" svg:height="0.0165in" svg:x="-0.1299in" svg:y="28.8909in" svg:viewBox="0 0 18 43" draw:points="0,43 18,43 18,0 0,0"><text:p/></draw:polygon><draw:polygon draw:style-name="gr5" draw:text-style-name="P72" svg:width="5.9398in" svg:height="0.0165in" svg:x="-0.1232in" svg:y="28.8909in" svg:viewBox="0 0 15088 43" draw:points="0,43 15088,43 15088,0 0,0"><text:p/></draw:polygon><draw:polygon draw:style-name="gr5" draw:text-style-name="P72" svg:width="0.0067in" svg:height="0.0165in" svg:x="5.8165in" svg:y="28.8909in" svg:viewBox="0 0 18 43" draw:points="0,43 18,43 18,0 0,0"><text:p/></draw:polygon><draw:polygon draw:style-name="gr5" draw:text-style-name="P72" svg:width="0.0067in" svg:height="0.0165in" svg:x="5.8165in" svg:y="28.8909in" svg:viewBox="0 0 18 43" draw:points="0,43 18,43 18,0 0,0"><text:p/></draw:polygon><draw:polygon draw:style-name="gr5" draw:text-style-name="P72" svg:width="0.0067in" svg:height="0.8563in" svg:x="-0.1299in" svg:y="28.9075in" svg:viewBox="0 0 18 2176" draw:points="0,2176 18,2176 18,0 0,0"><text:p/></draw:polygon><draw:polygon draw:style-name="gr5" draw:text-style-name="P72" svg:width="0.0067in" svg:height="0.8563in" svg:x="5.8165in" svg:y="28.9075in" svg:viewBox="0 0 18 2176" draw:points="0,2176 18,2176 18,0 0,0"><text:p/></draw:polygon><draw:polygon draw:style-name="gr2" draw:text-style-name="P69" svg:width="1.1264in" svg:height="0.4209in" svg:x="-0.1232in" svg:y="29.7783in" svg:viewBox="0 0 2862 1070" draw:points="0,1070 2862,1070 2862,0 0,0"><text:p/></draw:polygon><draw:polygon draw:style-name="gr2" draw:text-style-name="P69" svg:width="0.9866in" svg:height="0.4209in" svg:x="-0.0535in" svg:y="29.7783in" svg:viewBox="0 0 2507 1070" draw:points="0,1070 2507,1070 2507,0 0,0"><text:p/></draw:polygon><draw:frame draw:style-name="gr61" draw:text-style-name="P71" svg:width="0.1567in" svg:height="0.4303in" svg:x="4.6165in" svg:y="29.3528in"><draw:text-box><text:p text:style-name="P70"><text:span text:style-name="T34"><text:s/></text:span></text:p></draw:text-box></draw:frame><draw:polygon draw:style-name="gr2" draw:text-style-name="P69" svg:width="1.6398in" svg:height="0.4209in" svg:x="1.0063in" svg:y="29.7783in" svg:viewBox="0 0 4166 1070" draw:points="0,1070 4166,1070 4166,0 0,0"><text:p/></draw:polygon><draw:polygon draw:style-name="gr2" draw:text-style-name="P69" svg:width="1.5035in" svg:height="0.4209in" svg:x="1.0732in" svg:y="29.7783in" svg:viewBox="0 0 3820 1070" draw:points="0,1070 3820,1070 3820,0 0,0"><text:p/></draw:polygon><draw:frame draw:style-name="gr62" draw:text-style-name="P71" svg:width="0.6657in" svg:height="0.4413in" svg:x="0.1972in" svg:y="29.7827in"><draw:text-box><text:p text:style-name="P70"><text:span text:style-name="T33">Código </text:span></text:p></draw:text-box></draw:frame><draw:polygon draw:style-name="gr2" draw:text-style-name="P69" svg:width="0.9335in" svg:height="0.4209in" svg:x="2.6531in" svg:y="29.7783in" svg:viewBox="0 0 2372 1070" draw:points="0,1070 2372,1070 2372,0 0,0"><text:p/></draw:polygon><draw:polygon draw:style-name="gr2" draw:text-style-name="P69" svg:width="0.7965in" svg:height="0.4209in" svg:x="2.7201in" svg:y="29.7783in" svg:viewBox="0 0 2024 1070" draw:points="0,1070 2024,1070 2024,0 0,0"><text:p/></draw:polygon><draw:frame draw:style-name="gr63" draw:text-style-name="P71" svg:width="0.7551in" svg:height="0.4413in" svg:x="1.55in" svg:y="29.7827in"><draw:text-box><text:p text:style-name="P70"><text:span text:style-name="T33">Nombre </text:span></text:p></draw:text-box></draw:frame><draw:polygon draw:style-name="gr2" draw:text-style-name="P69" svg:width="2.2232in" svg:height="0.4209in" svg:x="3.5933in" svg:y="29.7783in" svg:viewBox="0 0 5648 1070" draw:points="0,1070 5648,1070 5648,0 0,0"><text:p/></draw:polygon><draw:polygon draw:style-name="gr2" draw:text-style-name="P69" svg:width="2.0933in" svg:height="0.4209in" svg:x="3.6598in" svg:y="29.7783in" svg:viewBox="0 0 5318 1070" draw:points="0,1070 5318,1070 5318,0 0,0"><text:p/></draw:polygon><draw:frame draw:style-name="gr64" draw:text-style-name="P71" svg:width="0.5748in" svg:height="0.4413in" svg:x="2.9165in" svg:y="29.7827in"><draw:text-box><text:p text:style-name="P70"><text:span text:style-name="T33">Fecha </text:span></text:p></draw:text-box></draw:frame><draw:polygon draw:style-name="gr5" draw:text-style-name="P72" svg:width="0.0067in" svg:height="0.0165in" svg:x="-0.1299in" svg:y="29.763in" svg:viewBox="0 0 18 43" draw:points="0,43 18,43 18,0 0,0"><text:p/></draw:polygon><draw:polygon draw:style-name="gr5" draw:text-style-name="P72" svg:width="1.1264in" svg:height="0.0165in" svg:x="-0.1232in" svg:y="29.763in" svg:viewBox="0 0 2862 43" draw:points="0,43 2862,43 2862,0 0,0"><text:p/></draw:polygon><draw:polygon draw:style-name="gr5" draw:text-style-name="P72" svg:width="0.0035in" svg:height="0.0165in" svg:x="1.0031in" svg:y="29.763in" svg:viewBox="0 0 10 43" draw:points="0,43 10,43 10,0 0,0"><text:p/></draw:polygon><draw:polygon draw:style-name="gr5" draw:text-style-name="P72" svg:width="1.6398in" svg:height="0.0165in" svg:x="1.0063in" svg:y="29.763in" svg:viewBox="0 0 4166 43" draw:points="0,43 4166,43 4166,0 0,0"><text:p/></draw:polygon><draw:polygon draw:style-name="gr5" draw:text-style-name="P72" svg:width="0.0067in" svg:height="0.0165in" svg:x="2.6465in" svg:y="29.763in" svg:viewBox="0 0 18 43" draw:points="0,43 18,43 18,0 0,0"><text:p/></draw:polygon><draw:polygon draw:style-name="gr5" draw:text-style-name="P72" svg:width="0.9335in" svg:height="0.0165in" svg:x="2.6531in" svg:y="29.763in" svg:viewBox="0 0 2372 43" draw:points="0,43 2372,43 2372,0 0,0"><text:p/></draw:polygon><draw:polygon draw:style-name="gr5" draw:text-style-name="P72" svg:width="0.0067in" svg:height="0.0165in" svg:x="3.5866in" svg:y="29.763in" svg:viewBox="0 0 18 43" draw:points="0,43 18,43 18,0 0,0"><text:p/></draw:polygon><draw:polygon draw:style-name="gr5" draw:text-style-name="P72" svg:width="2.2232in" svg:height="0.0165in" svg:x="3.5933in" svg:y="29.763in" svg:viewBox="0 0 5648 43" draw:points="0,43 5648,43 5648,0 0,0"><text:p/></draw:polygon><draw:polygon draw:style-name="gr5" draw:text-style-name="P72" svg:width="0.0067in" svg:height="0.0165in" svg:x="5.8165in" svg:y="29.763in" svg:viewBox="0 0 18 43" draw:points="0,43 18,43 18,0 0,0"><text:p/></draw:polygon><draw:polygon draw:style-name="gr5" draw:text-style-name="P72" svg:width="0.0067in" svg:height="0.4209in" svg:x="-0.1299in" svg:y="29.7783in" svg:viewBox="0 0 18 1070" draw:points="0,1070 18,1070 18,0 0,0"><text:p/></draw:polygon><draw:polygon draw:style-name="gr5" draw:text-style-name="P72" svg:width="0.0035in" svg:height="0.4209in" svg:x="1.0031in" svg:y="29.7783in" svg:viewBox="0 0 10 1070" draw:points="0,1070 10,1070 10,0 0,0"><text:p/></draw:polygon><draw:polygon draw:style-name="gr5" draw:text-style-name="P72" svg:width="0.0067in" svg:height="0.4209in" svg:x="2.6465in" svg:y="29.7783in" svg:viewBox="0 0 18 1070" draw:points="0,1070 18,1070 18,0 0,0"><text:p/></draw:polygon><draw:polygon draw:style-name="gr5" draw:text-style-name="P72" svg:width="0.0067in" svg:height="0.4209in" svg:x="3.5866in" svg:y="29.7783in" svg:viewBox="0 0 18 1070" draw:points="0,1070 18,1070 18,0 0,0"><text:p/></draw:polygon><draw:polygon draw:style-name="gr5" draw:text-style-name="P72" svg:width="0.0067in" svg:height="0.4209in" svg:x="5.8165in" svg:y="29.7783in" svg:viewBox="0 0 18 1070" draw:points="0,1070 18,1070 18,0 0,0"><text:p/></draw:polygon><draw:frame draw:style-name="gr65" draw:text-style-name="P71" svg:width="1.5587in" svg:height="0.4413in" svg:x="4.1272in" svg:y="29.7827in"><draw:text-box><text:p text:style-name="P70"><text:span text:style-name="T33">Grado Necesidad </text:span></text:p></draw:text-box></draw:frame><draw:frame draw:style-name="gr66" draw:text-style-name="P73" svg:width="0.5807in" svg:height="0.3988in" svg:x="0.1701in" svg:y="30.2181in"><draw:text-box><text:p text:style-name="P70"><text:span text:style-name="T35">RF 3.3.6</text:span></text:p></draw:text-box></draw:frame><draw:frame draw:style-name="gr67" draw:text-style-name="P73" svg:width="1.3378in" svg:height="0.3988in" svg:x="1.1866in" svg:y="30.2181in"><draw:text-box><text:p text:style-name="P70"><text:span text:style-name="T35"><text:tab/></text:span><text:span text:style-name="T35">Playcard</text:span></text:p></draw:text-box></draw:frame><draw:frame draw:style-name="gr68" draw:text-style-name="P73" svg:width="0.698in" svg:height="0.3988in" svg:x="2.7866in" svg:y="30.2181in"><draw:text-box><text:p text:style-name="P70"><text:span text:style-name="T35">17/06/2016 </text:span></text:p></draw:text-box></draw:frame><draw:polygon draw:style-name="gr5" draw:text-style-name="P72" svg:width="0.0067in" svg:height="0.0165in" svg:x="-0.1299in" svg:y="30.1988in" svg:viewBox="0 0 18 43" draw:points="0,43 18,43 18,0 0,0"><text:p/></draw:polygon><draw:polygon draw:style-name="gr5" draw:text-style-name="P72" svg:width="1.1264in" svg:height="0.0165in" svg:x="-0.1232in" svg:y="30.1988in" svg:viewBox="0 0 2862 43" draw:points="0,43 2862,43 2862,0 0,0"><text:p/></draw:polygon><draw:polygon draw:style-name="gr5" draw:text-style-name="P72" svg:width="0.0035in" svg:height="0.0165in" svg:x="1.0031in" svg:y="30.1988in" svg:viewBox="0 0 10 43" draw:points="0,43 10,43 10,0 0,0"><text:p/></draw:polygon><draw:polygon draw:style-name="gr5" draw:text-style-name="P72" svg:width="1.6398in" svg:height="0.0165in" svg:x="1.0063in" svg:y="30.1988in" svg:viewBox="0 0 4166 43" draw:points="0,43 4166,43 4166,0 0,0"><text:p/></draw:polygon><draw:polygon draw:style-name="gr5" draw:text-style-name="P72" svg:width="0.0067in" svg:height="0.0165in" svg:x="2.6465in" svg:y="30.1988in" svg:viewBox="0 0 18 43" draw:points="0,43 18,43 18,0 0,0"><text:p/></draw:polygon><draw:polygon draw:style-name="gr5" draw:text-style-name="P72" svg:width="0.9335in" svg:height="0.0165in" svg:x="2.6531in" svg:y="30.1988in" svg:viewBox="0 0 2372 43" draw:points="0,43 2372,43 2372,0 0,0"><text:p/></draw:polygon><draw:polygon draw:style-name="gr5" draw:text-style-name="P72" svg:width="0.0067in" svg:height="0.0165in" svg:x="3.5866in" svg:y="30.1988in" svg:viewBox="0 0 18 43" draw:points="0,43 18,43 18,0 0,0"><text:p/></draw:polygon><draw:polygon draw:style-name="gr5" draw:text-style-name="P72" svg:width="2.2232in" svg:height="0.0165in" svg:x="3.5933in" svg:y="30.1988in" svg:viewBox="0 0 5648 43" draw:points="0,43 5648,43 5648,0 0,0"><text:p/></draw:polygon><draw:polygon draw:style-name="gr5" draw:text-style-name="P72" svg:width="0.0067in" svg:height="0.0165in" svg:x="5.8165in" svg:y="30.1988in" svg:viewBox="0 0 18 43" draw:points="0,43 18,43 18,0 0,0"><text:p/></draw:polygon><draw:polygon draw:style-name="gr5" draw:text-style-name="P72" svg:width="0.0067in" svg:height="0.3965in" svg:x="-0.1299in" svg:y="30.2146in" svg:viewBox="0 0 18 1008" draw:points="0,1008 18,1008 18,0 0,0"><text:p/></draw:polygon><draw:polygon draw:style-name="gr5" draw:text-style-name="P72" svg:width="0.0035in" svg:height="0.3965in" svg:x="1.0031in" svg:y="30.2146in" svg:viewBox="0 0 10 1008" draw:points="0,1008 10,1008 10,0 0,0"><text:p/></draw:polygon><draw:polygon draw:style-name="gr5" draw:text-style-name="P72" svg:width="0.0067in" svg:height="0.3965in" svg:x="2.6465in" svg:y="30.2146in" svg:viewBox="0 0 18 1008" draw:points="0,1008 18,1008 18,0 0,0"><text:p/></draw:polygon><draw:polygon draw:style-name="gr5" draw:text-style-name="P72" svg:width="0.0067in" svg:height="0.3965in" svg:x="3.5866in" svg:y="30.2146in" svg:viewBox="0 0 18 1008" draw:points="0,1008 18,1008 18,0 0,0"><text:p/></draw:polygon><draw:polygon draw:style-name="gr5" draw:text-style-name="P72" svg:width="0.0067in" svg:height="0.3965in" svg:x="5.8165in" svg:y="30.2146in" svg:viewBox="0 0 18 1008" draw:points="0,1008 18,1008 18,0 0,0"><text:p/></draw:polygon><draw:polygon draw:style-name="gr2" draw:text-style-name="P69" svg:width="1.1264in" svg:height="0.437in" svg:x="-0.1232in" svg:y="30.6272in" svg:viewBox="0 0 2862 1111" draw:points="0,1111 2862,1111 2862,0 0,0"><text:p/></draw:polygon><draw:polygon draw:style-name="gr2" draw:text-style-name="P69" svg:width="0.9866in" svg:height="0.4283in" svg:x="-0.0535in" svg:y="30.6272in" svg:viewBox="0 0 2507 1089" draw:points="0,1089 2507,1089 2507,0 0,0"><text:p/></draw:polygon><draw:frame draw:style-name="gr69" draw:text-style-name="P73" svg:width="0.5307in" svg:height="0.3988in" svg:x="4.4602in" svg:y="30.2181in"><draw:text-box><text:p text:style-name="P70"><text:span text:style-name="T35">Esencial </text:span></text:p></draw:text-box></draw:frame><draw:frame draw:style-name="gr70" draw:text-style-name="P71" svg:width="1.0878in" svg:height="0.8713in" svg:x="0.0429in" svg:y="30.6299in"><draw:text-box><text:p text:style-name="P70"><text:span text:style-name="T33">Descripción</text:span></text:p><text:p text:style-name="P70"><text:span text:style-name="T33"/></text:p></draw:text-box></draw:frame><draw:polygon draw:style-name="gr5" draw:text-style-name="P72" svg:width="0.0067in" svg:height="0.0165in" svg:x="-0.1299in" svg:y="30.6106in" svg:viewBox="0 0 18 43" draw:points="0,43 18,43 18,0 0,0"><text:p/></draw:polygon><draw:polygon draw:style-name="gr5" draw:text-style-name="P72" svg:width="1.1264in" svg:height="0.0165in" svg:x="-0.1232in" svg:y="30.6106in" svg:viewBox="0 0 2862 43" draw:points="0,43 2862,43 2862,0 0,0"><text:p/></draw:polygon><draw:polygon draw:style-name="gr5" draw:text-style-name="P72" svg:width="0.0035in" svg:height="0.0165in" svg:x="1.0031in" svg:y="30.6106in" svg:viewBox="0 0 10 43" draw:points="0,43 10,43 10,0 0,0"><text:p/></draw:polygon><draw:polygon draw:style-name="gr5" draw:text-style-name="P72" svg:width="1.6398in" svg:height="0.0165in" svg:x="1.0063in" svg:y="30.6106in" svg:viewBox="0 0 4166 43" draw:points="0,43 4166,43 4166,0 0,0"><text:p/></draw:polygon><draw:polygon draw:style-name="gr5" draw:text-style-name="P72" svg:width="0.0067in" svg:height="0.0165in" svg:x="2.6465in" svg:y="30.6106in" svg:viewBox="0 0 18 43" draw:points="0,43 18,43 18,0 0,0"><text:p/></draw:polygon><draw:polygon draw:style-name="gr5" draw:text-style-name="P72" svg:width="0.9335in" svg:height="0.0165in" svg:x="2.6531in" svg:y="30.6106in" svg:viewBox="0 0 2372 43" draw:points="0,43 2372,43 2372,0 0,0"><text:p/></draw:polygon><draw:polygon draw:style-name="gr5" draw:text-style-name="P72" svg:width="0.0067in" svg:height="0.0165in" svg:x="3.5866in" svg:y="30.6106in" svg:viewBox="0 0 18 43" draw:points="0,43 18,43 18,0 0,0"><text:p/></draw:polygon><draw:polygon draw:style-name="gr5" draw:text-style-name="P72" svg:width="2.2232in" svg:height="0.0165in" svg:x="3.5933in" svg:y="30.6106in" svg:viewBox="0 0 5648 43" draw:points="0,43 5648,43 5648,0 0,0"><text:p/></draw:polygon><draw:polygon draw:style-name="gr5" draw:text-style-name="P72" svg:width="0.0067in" svg:height="0.0165in" svg:x="5.8165in" svg:y="30.6106in" svg:viewBox="0 0 18 43" draw:points="0,43 18,43 18,0 0,0"><text:p/></draw:polygon><draw:polygon draw:style-name="gr5" draw:text-style-name="P72" svg:width="0.0067in" svg:height="0.437in" svg:x="-0.1299in" svg:y="30.6272in" svg:viewBox="0 0 18 1111" draw:points="0,1111 18,1111 18,0 0,0"><text:p/></draw:polygon><draw:polygon draw:style-name="gr5" draw:text-style-name="P72" svg:width="0.0035in" svg:height="0.437in" svg:x="1.0031in" svg:y="30.6272in" svg:viewBox="0 0 10 1111" draw:points="0,1111 10,1111 10,0 0,0"><text:p/></draw:polygon><draw:polygon draw:style-name="gr5" draw:text-style-name="P72" svg:width="0.0067in" svg:height="0.437in" svg:x="5.8165in" svg:y="30.6272in" svg:viewBox="0 0 18 1111" draw:points="0,1111 18,1111 18,0 0,0"><text:p/></draw:polygon><draw:polygon draw:style-name="gr2" draw:text-style-name="P69" svg:width="1.1264in" svg:height="0.4295in" svg:x="-0.1232in" svg:y="31.0705in" svg:viewBox="0 0 2862 1092" draw:points="0,1092 2862,1092 2862,0 0,0"><text:p/></draw:polygon><draw:polygon draw:style-name="gr2" draw:text-style-name="P69" svg:width="0.9866in" svg:height="0.4295in" svg:x="-0.0535in" svg:y="31.0705in" svg:viewBox="0 0 2507 1092" draw:points="0,1092 2507,1092 2507,0 0,0"><text:p/></draw:polygon><draw:frame draw:style-name="gr71" draw:text-style-name="P73" svg:width="3.063in" svg:height="0.398in" svg:x="1.0736in" svg:y="30.6299in"><draw:text-box><text:p text:style-name="P70"><text:span text:style-name="T35">El sistema debe permitirle al jugador jugar una carta.</text:span></text:p></draw:text-box></draw:frame><draw:polygon draw:style-name="gr2" draw:text-style-name="P69" svg:width="1.1232in" svg:height="0.4295in" svg:x="1.0063in" svg:y="31.0705in" svg:viewBox="0 0 2854 1092" draw:points="0,1092 2854,1092 2854,0 0,0"><text:p/></draw:polygon><draw:polygon draw:style-name="gr2" draw:text-style-name="P69" svg:width="0.9902in" svg:height="0.4295in" svg:x="1.0732in" svg:y="31.0705in" svg:viewBox="0 0 2516 1092" draw:points="0,1092 2516,1092 2516,0 0,0"><text:p/></draw:polygon><draw:frame draw:style-name="gr72" draw:text-style-name="P71" svg:width="0.8453in" svg:height="0.4421in" svg:x="0.1272in" svg:y="31.0819in"><draw:text-box><text:p text:style-name="P70"><text:span text:style-name="T33">Entradas </text:span></text:p></draw:text-box></draw:frame><draw:polygon draw:style-name="gr2" draw:text-style-name="P69" svg:width="1.1201in" svg:height="0.4295in" svg:x="2.1366in" svg:y="31.0705in" svg:viewBox="0 0 2846 1092" draw:points="0,1092 2846,1092 2846,0 0,0"><text:p/></draw:polygon><draw:polygon draw:style-name="gr2" draw:text-style-name="P69" svg:width="0.9902in" svg:height="0.4295in" svg:x="2.2031in" svg:y="31.0705in" svg:viewBox="0 0 2516 1092" draw:points="0,1092 2516,1092 2516,0 0,0"><text:p/></draw:polygon><draw:frame draw:style-name="gr73" draw:text-style-name="P71" svg:width="0.6669in" svg:height="0.4421in" svg:x="1.3366in" svg:y="31.0819in"><draw:text-box><text:p text:style-name="P70"><text:span text:style-name="T33">Fuente </text:span></text:p></draw:text-box></draw:frame><draw:polygon draw:style-name="gr2" draw:text-style-name="P69" svg:width="1.1232in" svg:height="0.4295in" svg:x="3.2626in" svg:y="31.0705in" svg:viewBox="0 0 2854 1092" draw:points="0,1092 2854,1092 2854,0 0,0"><text:p/></draw:polygon><draw:polygon draw:style-name="gr2" draw:text-style-name="P69" svg:width="0.9902in" svg:height="0.4295in" svg:x="3.3299in" svg:y="31.0705in" svg:viewBox="0 0 2516 1092" draw:points="0,1092 2516,1092 2516,0 0,0"><text:p/></draw:polygon><draw:frame draw:style-name="gr74" draw:text-style-name="P71" svg:width="0.6012in" svg:height="0.4421in" svg:x="2.4835in" svg:y="31.0819in"><draw:text-box><text:p text:style-name="P70"><text:span text:style-name="T33">Salida </text:span></text:p></draw:text-box></draw:frame><draw:polygon draw:style-name="gr2" draw:text-style-name="P69" svg:width="1.4232in" svg:height="0.4295in" svg:x="4.3933in" svg:y="31.0705in" svg:viewBox="0 0 3616 1092" draw:points="0,1092 3616,1092 3616,0 0,0"><text:p/></draw:polygon><draw:polygon draw:style-name="gr2" draw:text-style-name="P69" svg:width="1.2933in" svg:height="0.4295in" svg:x="4.4598in" svg:y="31.0705in" svg:viewBox="0 0 3286 1092" draw:points="0,1092 3286,1092 3286,0 0,0"><text:p/></draw:polygon><draw:frame draw:style-name="gr75" draw:text-style-name="P71" svg:width="0.735in" svg:height="0.4421in" svg:x="3.5665in" svg:y="31.0819in"><draw:text-box><text:p text:style-name="P70"><text:span text:style-name="T33">Destino </text:span></text:p></draw:text-box></draw:frame><draw:polygon draw:style-name="gr5" draw:text-style-name="P72" svg:width="0.0067in" svg:height="0.0079in" svg:x="-0.1299in" svg:y="31.063in" svg:viewBox="0 0 18 21" draw:points="0,21 18,21 18,0 0,0"><text:p/></draw:polygon><draw:polygon draw:style-name="gr5" draw:text-style-name="P72" svg:width="1.1264in" svg:height="0.0079in" svg:x="-0.1232in" svg:y="31.063in" svg:viewBox="0 0 2862 21" draw:points="0,21 2862,21 2862,0 0,0"><text:p/></draw:polygon><draw:polygon draw:style-name="gr5" draw:text-style-name="P72" svg:width="0.0035in" svg:height="0.0079in" svg:x="1.0031in" svg:y="31.063in" svg:viewBox="0 0 10 21" draw:points="0,21 10,21 10,0 0,0"><text:p/></draw:polygon><draw:polygon draw:style-name="gr5" draw:text-style-name="P72" svg:width="1.1232in" svg:height="0.0079in" svg:x="1.0063in" svg:y="31.063in" svg:viewBox="0 0 2854 21" draw:points="0,21 2854,21 2854,0 0,0"><text:p/></draw:polygon><draw:polygon draw:style-name="gr5" draw:text-style-name="P72" svg:width="0.0067in" svg:height="0.0079in" svg:x="2.1299in" svg:y="31.063in" svg:viewBox="0 0 18 21" draw:points="0,21 18,21 18,0 0,0"><text:p/></draw:polygon><draw:polygon draw:style-name="gr5" draw:text-style-name="P72" svg:width="1.1201in" svg:height="0.0079in" svg:x="2.1366in" svg:y="31.063in" svg:viewBox="0 0 2846 21" draw:points="0,21 2846,21 2846,0 0,0"><text:p/></draw:polygon><draw:polygon draw:style-name="gr5" draw:text-style-name="P72" svg:width="0.0067in" svg:height="0.0079in" svg:x="3.2563in" svg:y="31.063in" svg:viewBox="0 0 18 21" draw:points="0,21 18,21 18,0 0,0"><text:p/></draw:polygon><draw:polygon draw:style-name="gr5" draw:text-style-name="P72" svg:width="1.1232in" svg:height="0.0079in" svg:x="3.2626in" svg:y="31.063in" svg:viewBox="0 0 2854 21" draw:points="0,21 2854,21 2854,0 0,0"><text:p/></draw:polygon><draw:polygon draw:style-name="gr5" draw:text-style-name="P72" svg:width="0.0067in" svg:height="0.0079in" svg:x="4.3866in" svg:y="31.063in" svg:viewBox="0 0 18 21" draw:points="0,21 18,21 18,0 0,0"><text:p/></draw:polygon><draw:polygon draw:style-name="gr5" draw:text-style-name="P72" svg:width="1.4232in" svg:height="0.0079in" svg:x="4.3933in" svg:y="31.063in" svg:viewBox="0 0 3616 21" draw:points="0,21 3616,21 3616,0 0,0"><text:p/></draw:polygon><draw:polygon draw:style-name="gr5" draw:text-style-name="P72" svg:width="0.0067in" svg:height="0.0079in" svg:x="5.8165in" svg:y="31.063in" svg:viewBox="0 0 18 21" draw:points="0,21 18,21 18,0 0,0"><text:p/></draw:polygon><draw:polygon draw:style-name="gr5" draw:text-style-name="P72" svg:width="0.0067in" svg:height="0.4295in" svg:x="-0.1299in" svg:y="31.0705in" svg:viewBox="0 0 18 1092" draw:points="0,1092 18,1092 18,0 0,0"><text:p/></draw:polygon><draw:polygon draw:style-name="gr5" draw:text-style-name="P72" svg:width="0.0035in" svg:height="0.4295in" svg:x="1.0031in" svg:y="31.0705in" svg:viewBox="0 0 10 1092" draw:points="0,1092 10,1092 10,0 0,0"><text:p/></draw:polygon><draw:polygon draw:style-name="gr5" draw:text-style-name="P72" svg:width="0.0067in" svg:height="0.4295in" svg:x="2.1299in" svg:y="31.0705in" svg:viewBox="0 0 18 1092" draw:points="0,1092 18,1092 18,0 0,0"><text:p/></draw:polygon><draw:polygon draw:style-name="gr5" draw:text-style-name="P72" svg:width="0.0067in" svg:height="0.4295in" svg:x="3.2563in" svg:y="31.0705in" svg:viewBox="0 0 18 1092" draw:points="0,1092 18,1092 18,0 0,0"><text:p/></draw:polygon><draw:polygon draw:style-name="gr5" draw:text-style-name="P72" svg:width="0.0067in" svg:height="0.4295in" svg:x="4.3866in" svg:y="31.0705in" svg:viewBox="0 0 18 1092" draw:points="0,1092 18,1092 18,0 0,0"><text:p/></draw:polygon><draw:polygon draw:style-name="gr5" draw:text-style-name="P72" svg:width="0.0067in" svg:height="0.4295in" svg:x="5.8165in" svg:y="31.0705in" svg:viewBox="0 0 18 1092" draw:points="0,1092 18,1092 18,0 0,0"><text:p/></draw:polygon><draw:frame draw:style-name="gr76" draw:text-style-name="P71" svg:width="1.2425in" svg:height="0.4421in" svg:x="4.6602in" svg:y="31.0819in"><draw:text-box><text:p text:style-name="P70"><text:span text:style-name="T33">Restricciones </text:span></text:p></draw:text-box></draw:frame><draw:frame draw:style-name="gr77" draw:text-style-name="P73" svg:width="0.913in" svg:height="1.0012in" svg:x="0.0035in" svg:y="31.511in"><draw:text-box><text:p text:style-name="P70"><text:span text:style-name="T35"/></text:p><text:p text:style-name="P70"><text:span text:style-name="T35"/></text:p><text:p text:style-name="P70"><text:span text:style-name="T35"/></text:p><text:p text:style-name="P70"><text:span text:style-name="T35">Carta que</text:span></text:p><text:p text:style-name="P70"><text:span text:style-name="T35">Desea jugar</text:span></text:p><text:p text:style-name="P70"><text:span text:style-name="T35">El jugador</text:span></text:p></draw:text-box></draw:frame><draw:frame draw:style-name="gr78" draw:text-style-name="P73" svg:width="0.5067in" svg:height="0.7941in" svg:x="3.5929in" svg:y="31.511in"><draw:text-box><text:p text:style-name="P70"><text:span text:style-name="T35"/></text:p><text:p text:style-name="P70"><text:span text:style-name="T35">Pantalla </text:span></text:p></draw:text-box></draw:frame><draw:frame draw:style-name="gr79" draw:text-style-name="P73" svg:width="0.9925in" svg:height="1.1898in" svg:x="4.7736in" svg:y="31.511in"><draw:text-box><text:p text:style-name="P70"><text:span text:style-name="T35">El jugador no </text:span></text:p><text:p text:style-name="P70"><text:span text:style-name="T35">Puede jugar una</text:span></text:p><text:p text:style-name="P70"><text:span text:style-name="T35">Carta jugada</text:span></text:p><text:p text:style-name="P70"><text:span text:style-name="T35">Anteriormente.</text:span></text:p><text:p text:style-name="P70"><text:span text:style-name="T35">El jugador no </text:span></text:p><text:p text:style-name="P70"><text:span text:style-name="T35">Puede jugar mas </text:span></text:p><text:p text:style-name="P70"><text:span text:style-name="T35">De 3 cartas.</text:span></text:p></draw:text-box></draw:frame><draw:polygon draw:style-name="gr5" draw:text-style-name="P72" svg:width="0.0067in" svg:height="0.0154in" svg:x="-0.1299in" svg:y="31.4992in" svg:viewBox="0 0 18 40" draw:points="0,40 18,40 18,0 0,0"><text:p/></draw:polygon><draw:polygon draw:style-name="gr5" draw:text-style-name="P72" svg:width="1.1264in" svg:height="0.0154in" svg:x="-0.1232in" svg:y="31.4992in" svg:viewBox="0 0 2862 40" draw:points="0,40 2862,40 2862,0 0,0"><text:p/></draw:polygon><draw:polygon draw:style-name="gr5" draw:text-style-name="P72" svg:width="0.0035in" svg:height="0.0154in" svg:x="1.0031in" svg:y="31.4992in" svg:viewBox="0 0 10 40" draw:points="0,40 10,40 10,0 0,0"><text:p/></draw:polygon><draw:polygon draw:style-name="gr5" draw:text-style-name="P72" svg:width="1.1232in" svg:height="0.0154in" svg:x="1.0063in" svg:y="31.4992in" svg:viewBox="0 0 2854 40" draw:points="0,40 2854,40 2854,0 0,0"><text:p/></draw:polygon><draw:polygon draw:style-name="gr5" draw:text-style-name="P72" svg:width="0.0067in" svg:height="0.0154in" svg:x="2.1299in" svg:y="31.4992in" svg:viewBox="0 0 18 40" draw:points="0,40 18,40 18,0 0,0"><text:p/></draw:polygon><draw:polygon draw:style-name="gr5" draw:text-style-name="P72" svg:width="1.1201in" svg:height="0.0154in" svg:x="2.1366in" svg:y="31.4992in" svg:viewBox="0 0 2846 40" draw:points="0,40 2846,40 2846,0 0,0"><text:p/></draw:polygon><draw:polygon draw:style-name="gr5" draw:text-style-name="P72" svg:width="0.0067in" svg:height="0.0154in" svg:x="3.2563in" svg:y="31.4992in" svg:viewBox="0 0 18 40" draw:points="0,40 18,40 18,0 0,0"><text:p/></draw:polygon><draw:polygon draw:style-name="gr5" draw:text-style-name="P72" svg:width="1.1232in" svg:height="0.0154in" svg:x="3.2626in" svg:y="31.4992in" svg:viewBox="0 0 2854 40" draw:points="0,40 2854,40 2854,0 0,0"><text:p/></draw:polygon><draw:polygon draw:style-name="gr5" draw:text-style-name="P72" svg:width="0.0067in" svg:height="0.0154in" svg:x="4.3866in" svg:y="31.4992in" svg:viewBox="0 0 18 40" draw:points="0,40 18,40 18,0 0,0"><text:p/></draw:polygon><draw:polygon draw:style-name="gr5" draw:text-style-name="P72" svg:width="1.4232in" svg:height="0.0154in" svg:x="4.3933in" svg:y="31.4992in" svg:viewBox="0 0 3616 40" draw:points="0,40 3616,40 3616,0 0,0"><text:p/></draw:polygon><draw:polygon draw:style-name="gr5" draw:text-style-name="P72" svg:width="0.0067in" svg:height="0.0154in" svg:x="5.8165in" svg:y="31.4992in" svg:viewBox="0 0 18 40" draw:points="0,40 18,40 18,0 0,0"><text:p/></draw:polygon><draw:polygon draw:style-name="gr5" draw:text-style-name="P72" svg:width="0.0067in" svg:height="1.5705in" svg:x="-0.1299in" svg:y="31.5142in" svg:viewBox="0 0 18 3990" draw:points="0,3990 18,3990 18,0 0,0"><text:p/></draw:polygon><draw:polygon draw:style-name="gr5" draw:text-style-name="P72" svg:width="0.0035in" svg:height="1.5705in" svg:x="1.0031in" svg:y="31.5142in" svg:viewBox="0 0 10 3990" draw:points="0,3990 10,3990 10,0 0,0"><text:p/></draw:polygon><draw:polygon draw:style-name="gr5" draw:text-style-name="P72" svg:width="0.0067in" svg:height="1.5705in" svg:x="2.1299in" svg:y="31.5142in" svg:viewBox="0 0 18 3990" draw:points="0,3990 18,3990 18,0 0,0"><text:p/></draw:polygon><draw:polygon draw:style-name="gr5" draw:text-style-name="P72" svg:width="0.0067in" svg:height="1.5705in" svg:x="3.2563in" svg:y="31.5142in" svg:viewBox="0 0 18 3990" draw:points="0,3990 18,3990 18,0 0,0"><text:p/></draw:polygon><draw:polygon draw:style-name="gr5" draw:text-style-name="P72" svg:width="0.0067in" svg:height="1.5705in" svg:x="4.3866in" svg:y="31.5142in" svg:viewBox="0 0 18 3990" draw:points="0,3990 18,3990 18,0 0,0"><text:p/></draw:polygon><draw:polygon draw:style-name="gr5" draw:text-style-name="P72" svg:width="0.0067in" svg:height="1.5705in" svg:x="5.8165in" svg:y="31.5142in" svg:viewBox="0 0 18 3990" draw:points="0,3990 18,3990 18,0 0,0"><text:p/></draw:polygon><draw:polygon draw:style-name="gr2" draw:text-style-name="P69" svg:width="1.1264in" svg:height="1.5697in" svg:x="-0.1232in" svg:y="33.1in" svg:viewBox="0 0 2862 3988" draw:points="0,3988 2862,3988 2862,0 0,0"><text:p/></draw:polygon><draw:polygon draw:style-name="gr2" draw:text-style-name="P69" svg:width="0.9866in" svg:height="0.4358in" svg:x="-0.0535in" svg:y="33.1in" svg:viewBox="0 0 2507 1108" draw:points="0,1108 2507,1108 2507,0 0,0"><text:p/></draw:polygon><draw:polygon draw:style-name="gr2" draw:text-style-name="P69" svg:width="0.9866in" svg:height="0.4209in" svg:x="-0.0535in" svg:y="33.5354in" svg:viewBox="0 0 2507 1070" draw:points="0,1070 2507,1070 2507,0 0,0"><text:p/></draw:polygon><draw:frame draw:style-name="gr80" draw:text-style-name="P71" svg:width="0.1567in" svg:height="0.4413in" svg:x="0.4366in" svg:y="33.1035in"><draw:text-box><text:p text:style-name="P70"><text:span text:style-name="T33"><text:s/></text:span></text:p></draw:text-box></draw:frame><draw:frame draw:style-name="gr81" draw:text-style-name="P71" svg:width="0.7579in" svg:height="0.4413in" svg:x="0.1772in" svg:y="33.5394in"><draw:text-box><text:p text:style-name="P70"><text:span text:style-name="T33">Proceso </text:span></text:p></draw:text-box></draw:frame><draw:frame draw:style-name="gr82" draw:text-style-name="P73" svg:width="4.8094in" svg:height="0.8343in" svg:x="1.0736in" svg:y="33.4917in"><draw:text-box><text:p text:style-name="P70"><text:span text:style-name="T35">El jugador juega una carta, si el otro jugador ya jugo una anteriormente, se las </text:span></text:p><text:p text:style-name="P70"><text:span text:style-name="T35">Confronta, si se canto truco anteriormente el ganador de la confrontacion gana 2</text:span></text:p><text:p text:style-name="P70"><text:span text:style-name="T35">Puntos y termina la ronda.</text:span></text:p><text:p text:style-name="P70"><text:span text:style-name="T35">Si no se canto truco y ningun jugador gano mas de una confrontacion no pasa </text:span></text:p><text:p text:style-name="P70"><text:span text:style-name="T35">Nada, en cambio si alguno 2 confrontaciones gana un punto y termina la ronda.</text:span></text:p></draw:text-box></draw:frame><draw:polygon draw:style-name="gr5" draw:text-style-name="P72" svg:width="0.0067in" svg:height="0.0165in" svg:x="-0.1299in" svg:y="33.0843in" svg:viewBox="0 0 18 43" draw:points="0,43 18,43 18,0 0,0"><text:p/></draw:polygon><draw:polygon draw:style-name="gr5" draw:text-style-name="P72" svg:width="1.1264in" svg:height="0.0165in" svg:x="-0.1232in" svg:y="33.0843in" svg:viewBox="0 0 2862 43" draw:points="0,43 2862,43 2862,0 0,0"><text:p/></draw:polygon><draw:polygon draw:style-name="gr5" draw:text-style-name="P72" svg:width="0.0035in" svg:height="0.0165in" svg:x="1.0031in" svg:y="33.0843in" svg:viewBox="0 0 10 43" draw:points="0,43 10,43 10,0 0,0"><text:p/></draw:polygon><draw:polygon draw:style-name="gr5" draw:text-style-name="P72" svg:width="1.1232in" svg:height="0.0165in" svg:x="1.0063in" svg:y="33.0843in" svg:viewBox="0 0 2854 43" draw:points="0,43 2854,43 2854,0 0,0"><text:p/></draw:polygon><draw:polygon draw:style-name="gr5" draw:text-style-name="P72" svg:width="0.0067in" svg:height="0.0165in" svg:x="2.1299in" svg:y="33.0843in" svg:viewBox="0 0 18 43" draw:points="0,43 18,43 18,0 0,0"><text:p/></draw:polygon><draw:polygon draw:style-name="gr5" draw:text-style-name="P72" svg:width="1.1201in" svg:height="0.0165in" svg:x="2.1366in" svg:y="33.0843in" svg:viewBox="0 0 2846 43" draw:points="0,43 2846,43 2846,0 0,0"><text:p/></draw:polygon><draw:polygon draw:style-name="gr5" draw:text-style-name="P72" svg:width="0.0067in" svg:height="0.0165in" svg:x="3.2563in" svg:y="33.0843in" svg:viewBox="0 0 18 43" draw:points="0,43 18,43 18,0 0,0"><text:p/></draw:polygon><draw:polygon draw:style-name="gr5" draw:text-style-name="P72" svg:width="1.1232in" svg:height="0.0165in" svg:x="3.2626in" svg:y="33.0843in" svg:viewBox="0 0 2854 43" draw:points="0,43 2854,43 2854,0 0,0"><text:p/></draw:polygon><draw:polygon draw:style-name="gr5" draw:text-style-name="P72" svg:width="0.0067in" svg:height="0.0165in" svg:x="4.3866in" svg:y="33.0843in" svg:viewBox="0 0 18 43" draw:points="0,43 18,43 18,0 0,0"><text:p/></draw:polygon><draw:polygon draw:style-name="gr5" draw:text-style-name="P72" svg:width="1.4232in" svg:height="0.0165in" svg:x="4.3933in" svg:y="33.0843in" svg:viewBox="0 0 3616 43" draw:points="0,43 3616,43 3616,0 0,0"><text:p/></draw:polygon><draw:polygon draw:style-name="gr5" draw:text-style-name="P72" svg:width="0.0067in" svg:height="0.0165in" svg:x="5.8165in" svg:y="33.0843in" svg:viewBox="0 0 18 43" draw:points="0,43 18,43 18,0 0,0"><text:p/></draw:polygon><draw:polygon draw:style-name="gr5" draw:text-style-name="P72" svg:width="0.0067in" svg:height="1.5697in" svg:x="-0.1299in" svg:y="33.1in" svg:viewBox="0 0 18 3988" draw:points="0,3988 18,3988 18,0 0,0"><text:p/></draw:polygon><draw:polygon draw:style-name="gr5" draw:text-style-name="P72" svg:width="0.0035in" svg:height="1.5697in" svg:x="1.0031in" svg:y="33.1in" svg:viewBox="0 0 10 3988" draw:points="0,3988 10,3988 10,0 0,0"><text:p/></draw:polygon><draw:polygon draw:style-name="gr5" draw:text-style-name="P72" svg:width="0.0067in" svg:height="1.5697in" svg:x="5.8165in" svg:y="33.1in" svg:viewBox="0 0 18 3988" draw:points="0,3988 18,3988 18,0 0,0"><text:p/></draw:polygon><draw:polygon draw:style-name="gr2" draw:text-style-name="P69" svg:width="1.1264in" svg:height="0.8571in" svg:x="-0.1232in" svg:y="34.685in" svg:viewBox="0 0 2862 2178" draw:points="0,2178 2862,2178 2862,0 0,0"><text:p/></draw:polygon><draw:polygon draw:style-name="gr2" draw:text-style-name="P69" svg:width="0.9866in" svg:height="0.4283in" svg:x="-0.0535in" svg:y="34.685in" svg:viewBox="0 0 2507 1089" draw:points="0,1089 2507,1089 2507,0 0,0"><text:p/></draw:polygon><draw:polygon draw:style-name="gr2" draw:text-style-name="P69" svg:width="0.9866in" svg:height="0.4295in" svg:x="-0.0535in" svg:y="35.113in" svg:viewBox="0 0 2507 1092" draw:points="0,1092 2507,1092 2507,0 0,0"><text:p/></draw:polygon><draw:frame draw:style-name="gr83" draw:text-style-name="P71" svg:width="0.6142in" svg:height="0.4406in" svg:x="0.2236in" svg:y="34.6972in"><draw:text-box><text:p text:style-name="P70"><text:span text:style-name="T33">Efecto </text:span></text:p></draw:text-box></draw:frame><draw:frame draw:style-name="gr84" draw:text-style-name="P71" svg:width="0.8579in" svg:height="0.4413in" svg:x="0.1236in" svg:y="35.1165in"><draw:text-box><text:p text:style-name="P70"><text:span text:style-name="T33">Colateral </text:span></text:p></draw:text-box></draw:frame><draw:polygon draw:style-name="gr5" draw:text-style-name="P72" svg:width="0.0067in" svg:height="0.0165in" svg:x="-0.1299in" svg:y="34.6693in" svg:viewBox="0 0 18 43" draw:points="0,43 18,43 18,0 0,0"><text:p/></draw:polygon><draw:polygon draw:style-name="gr5" draw:text-style-name="P72" svg:width="1.1264in" svg:height="0.0165in" svg:x="-0.1232in" svg:y="34.6693in" svg:viewBox="0 0 2862 43" draw:points="0,43 2862,43 2862,0 0,0"><text:p/></draw:polygon><draw:polygon draw:style-name="gr5" draw:text-style-name="P72" svg:width="0.0035in" svg:height="0.0165in" svg:x="1.0031in" svg:y="34.6693in" svg:viewBox="0 0 10 43" draw:points="0,43 10,43 10,0 0,0"><text:p/></draw:polygon><draw:polygon draw:style-name="gr5" draw:text-style-name="P72" svg:width="4.8098in" svg:height="0.0165in" svg:x="1.0063in" svg:y="34.6693in" svg:viewBox="0 0 12218 43" draw:points="0,43 12218,43 12218,0 0,0"><text:p/></draw:polygon><draw:polygon draw:style-name="gr5" draw:text-style-name="P72" svg:width="0.0067in" svg:height="0.0165in" svg:x="5.8165in" svg:y="34.6693in" svg:viewBox="0 0 18 43" draw:points="0,43 18,43 18,0 0,0"><text:p/></draw:polygon><draw:polygon draw:style-name="gr5" draw:text-style-name="P72" svg:width="0.0067in" svg:height="0.8571in" svg:x="-0.1299in" svg:y="34.685in" svg:viewBox="0 0 18 2178" draw:points="0,2178 18,2178 18,0 0,0"><text:p/></draw:polygon><draw:polygon draw:style-name="gr5" draw:text-style-name="P72" svg:width="0.0067in" svg:height="0.0154in" svg:x="-0.1299in" svg:y="35.5429in" svg:viewBox="0 0 18 40" draw:points="0,40 18,40 18,0 0,0"><text:p/></draw:polygon><draw:polygon draw:style-name="gr5" draw:text-style-name="P72" svg:width="0.0067in" svg:height="0.0154in" svg:x="-0.1299in" svg:y="35.5429in" svg:viewBox="0 0 18 40" draw:points="0,40 18,40 18,0 0,0"><text:p/></draw:polygon><draw:polygon draw:style-name="gr5" draw:text-style-name="P72" svg:width="1.1264in" svg:height="0.0154in" svg:x="-0.1232in" svg:y="35.5429in" svg:viewBox="0 0 2862 40" draw:points="0,40 2862,40 2862,0 0,0"><text:p/></draw:polygon><draw:polygon draw:style-name="gr5" draw:text-style-name="P72" svg:width="0.0035in" svg:height="0.8571in" svg:x="1.0031in" svg:y="34.685in" svg:viewBox="0 0 10 2178" draw:points="0,2178 10,2178 10,0 0,0"><text:p/></draw:polygon><draw:polygon draw:style-name="gr5" draw:text-style-name="P72" svg:width="0.0035in" svg:height="0.0154in" svg:x="1.0031in" svg:y="35.5429in" svg:viewBox="0 0 10 40" draw:points="0,40 10,40 10,0 0,0"><text:p/></draw:polygon><draw:polygon draw:style-name="gr5" draw:text-style-name="P72" svg:width="4.8098in" svg:height="0.0154in" svg:x="1.0063in" svg:y="35.5429in" svg:viewBox="0 0 12218 40" draw:points="0,40 12218,40 12218,0 0,0"><text:p/></draw:polygon><draw:polygon draw:style-name="gr5" draw:text-style-name="P72" svg:width="0.0067in" svg:height="0.8571in" svg:x="5.8165in" svg:y="34.685in" svg:viewBox="0 0 18 2178" draw:points="0,2178 18,2178 18,0 0,0"><text:p/></draw:polygon><draw:polygon draw:style-name="gr5" draw:text-style-name="P72" svg:width="0.0067in" svg:height="0.0154in" svg:x="5.8165in" svg:y="35.5429in" svg:viewBox="0 0 18 40" draw:points="0,40 18,40 18,0 0,0"><text:p/></draw:polygon><draw:polygon draw:style-name="gr5" draw:text-style-name="P72" svg:width="0.0067in" svg:height="0.0154in" svg:x="5.8165in" svg:y="35.5429in" svg:viewBox="0 0 18 40" draw:points="0,40 18,40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4" draw:style-name="gr1"><draw:polygon draw:style-name="gr2" draw:text-style-name="P69" svg:width="5.9398in" svg:height="0.3598in" svg:x="-0.0535in" svg:y="-2.9528in" svg:viewBox="0 0 15088 915" draw:points="0,915 15088,915 15088,0 0,0"><text:p/></draw:polygon><draw:polygon draw:style-name="gr2" draw:text-style-name="P69" svg:width="5.8067in" svg:height="0.1768in" svg:x="0.0154in" svg:y="-2.9528in" svg:viewBox="0 0 14750 450" draw:points="0,450 14750,450 14750,0 0,0"><text:p/></draw:polygon><draw:polygon draw:style-name="gr2" draw:text-style-name="P69" svg:width="5.8067in" svg:height="0.1831in" svg:x="0.0154in" svg:y="-2.7764in" svg:viewBox="0 0 14750 466" draw:points="0,466 14750,466 14750,0 0,0"><text:p/></draw:polygon><draw:frame draw:style-name="gr3" draw:text-style-name="P71" svg:width="0.548in" svg:height="0.1858in" svg:x="2.6925in" svg:y="-2.9528in"><draw:text-box><text:p text:style-name="P70"><text:span text:style-name="T33">CMST </text:span></text:p></draw:text-box></draw:frame><draw:frame draw:style-name="gr4" draw:text-style-name="P71" svg:width="4.6169in" svg:height="0.1858in" svg:x="1.1461in" svg:y="-2.7728in"><draw:text-box><text:p text:style-name="P70"><text:span text:style-name="T33">SRS – Especificación de Requerimientos Funcionales</text:span></text:p></draw:text-box></draw:frame><draw:polygon draw:style-name="gr5" draw:text-style-name="P72" svg:width="0.0067in" svg:height="0.0067in" svg:x="-0.061in" svg:y="-2.9602in" svg:viewBox="0 0 18 18" draw:points="0,18 18,18 18,0 0,0"><text:p/></draw:polygon><draw:polygon draw:style-name="gr5" draw:text-style-name="P72" svg:width="0.0067in" svg:height="0.0067in" svg:x="-0.061in" svg:y="-2.9602in" svg:viewBox="0 0 18 18" draw:points="0,18 18,18 18,0 0,0"><text:p/></draw:polygon><draw:polygon draw:style-name="gr5" draw:text-style-name="P72" svg:width="5.9398in" svg:height="0.0067in" svg:x="-0.0535in" svg:y="-2.9602in" svg:viewBox="0 0 15088 18" draw:points="0,18 15088,18 15088,0 0,0"><text:p/></draw:polygon><draw:polygon draw:style-name="gr5" draw:text-style-name="P72" svg:width="0.0067in" svg:height="0.0067in" svg:x="5.8854in" svg:y="-2.9602in" svg:viewBox="0 0 18 18" draw:points="0,18 18,18 18,0 0,0"><text:p/></draw:polygon><draw:polygon draw:style-name="gr5" draw:text-style-name="P72" svg:width="0.0067in" svg:height="0.0067in" svg:x="5.8854in" svg:y="-2.9602in" svg:viewBox="0 0 18 18" draw:points="0,18 18,18 18,0 0,0"><text:p/></draw:polygon><draw:polygon draw:style-name="gr5" draw:text-style-name="P72" svg:width="0.0067in" svg:height="0.3598in" svg:x="-0.061in" svg:y="-2.9528in" svg:viewBox="0 0 18 915" draw:points="0,915 18,915 18,0 0,0"><text:p/></draw:polygon><draw:polygon draw:style-name="gr5" draw:text-style-name="P72" svg:width="0.0067in" svg:height="0.3598in" svg:x="5.8854in" svg:y="-2.9528in" svg:viewBox="0 0 18 915" draw:points="0,915 18,915 18,0 0,0"><text:p/></draw:polygon><draw:polygon draw:style-name="gr2" draw:text-style-name="P69" svg:width="1.1264in" svg:height="0.1768in" svg:x="-0.0535in" svg:y="-2.587in" svg:viewBox="0 0 2862 450" draw:points="0,450 2862,450 2862,0 0,0"><text:p/></draw:polygon><draw:polygon draw:style-name="gr2" draw:text-style-name="P69" svg:width="0.9866in" svg:height="0.1768in" svg:x="0.0154in" svg:y="-2.587in" svg:viewBox="0 0 2507 450" draw:points="0,450 2507,450 2507,0 0,0"><text:p/></draw:polygon><draw:frame draw:style-name="gr6" draw:text-style-name="P71" svg:width="0.1567in" svg:height="0.1815in" svg:x="4.6854in" svg:y="-2.7665in"><draw:text-box><text:p text:style-name="P70"><text:span text:style-name="T34"><text:s/></text:span></text:p></draw:text-box></draw:frame><draw:polygon draw:style-name="gr2" draw:text-style-name="P69" svg:width="1.6398in" svg:height="0.1768in" svg:x="1.0756in" svg:y="-2.587in" svg:viewBox="0 0 4166 450" draw:points="0,450 4166,450 4166,0 0,0"><text:p/></draw:polygon><draw:polygon draw:style-name="gr2" draw:text-style-name="P69" svg:width="1.5035in" svg:height="0.1768in" svg:x="1.1421in" svg:y="-2.587in" svg:viewBox="0 0 3820 450" draw:points="0,450 3820,450 3820,0 0,0"><text:p/></draw:polygon><draw:frame draw:style-name="gr7" draw:text-style-name="P71" svg:width="0.6657in" svg:height="0.1858in" svg:x="0.2661in" svg:y="-2.5846in"><draw:text-box><text:p text:style-name="P70"><text:span text:style-name="T33">Código </text:span></text:p></draw:text-box></draw:frame><draw:polygon draw:style-name="gr2" draw:text-style-name="P69" svg:width="0.9335in" svg:height="0.1768in" svg:x="2.7228in" svg:y="-2.587in" svg:viewBox="0 0 2372 450" draw:points="0,450 2372,450 2372,0 0,0"><text:p/></draw:polygon><draw:polygon draw:style-name="gr2" draw:text-style-name="P69" svg:width="0.7965in" svg:height="0.1768in" svg:x="2.789in" svg:y="-2.587in" svg:viewBox="0 0 2024 450" draw:points="0,450 2024,450 2024,0 0,0"><text:p/></draw:polygon><draw:frame draw:style-name="gr8" draw:text-style-name="P71" svg:width="0.7551in" svg:height="0.1858in" svg:x="1.6189in" svg:y="-2.5846in"><draw:text-box><text:p text:style-name="P70"><text:span text:style-name="T33">Nombre </text:span></text:p></draw:text-box></draw:frame><draw:polygon draw:style-name="gr2" draw:text-style-name="P69" svg:width="2.2232in" svg:height="0.1768in" svg:x="3.6622in" svg:y="-2.587in" svg:viewBox="0 0 5648 450" draw:points="0,450 5648,450 5648,0 0,0"><text:p/></draw:polygon><draw:polygon draw:style-name="gr2" draw:text-style-name="P69" svg:width="2.0933in" svg:height="0.1768in" svg:x="3.7291in" svg:y="-2.587in" svg:viewBox="0 0 5318 450" draw:points="0,450 5318,450 5318,0 0,0"><text:p/></draw:polygon><draw:frame draw:style-name="gr9" draw:text-style-name="P71" svg:width="0.5748in" svg:height="0.1858in" svg:x="2.9854in" svg:y="-2.5846in"><draw:text-box><text:p text:style-name="P70"><text:span text:style-name="T33">Fecha </text:span></text:p></draw:text-box></draw:frame><draw:polygon draw:style-name="gr5" draw:text-style-name="P72" svg:width="0.0067in" svg:height="0.0067in" svg:x="-0.061in" svg:y="-2.5937in" svg:viewBox="0 0 18 18" draw:points="0,18 18,18 18,0 0,0"><text:p/></draw:polygon><draw:polygon draw:style-name="gr5" draw:text-style-name="P72" svg:width="1.1264in" svg:height="0.0067in" svg:x="-0.0535in" svg:y="-2.5937in" svg:viewBox="0 0 2862 18" draw:points="0,18 2862,18 2862,0 0,0"><text:p/></draw:polygon><draw:polygon draw:style-name="gr5" draw:text-style-name="P72" svg:width="0.0035in" svg:height="0.0067in" svg:x="1.0728in" svg:y="-2.5937in" svg:viewBox="0 0 10 18" draw:points="0,18 10,18 10,0 0,0"><text:p/></draw:polygon><draw:polygon draw:style-name="gr5" draw:text-style-name="P72" svg:width="1.6398in" svg:height="0.0067in" svg:x="1.0756in" svg:y="-2.5937in" svg:viewBox="0 0 4166 18" draw:points="0,18 4166,18 4166,0 0,0"><text:p/></draw:polygon><draw:polygon draw:style-name="gr5" draw:text-style-name="P72" svg:width="0.0067in" svg:height="0.0067in" svg:x="2.7154in" svg:y="-2.5937in" svg:viewBox="0 0 18 18" draw:points="0,18 18,18 18,0 0,0"><text:p/></draw:polygon><draw:polygon draw:style-name="gr5" draw:text-style-name="P72" svg:width="0.9335in" svg:height="0.0067in" svg:x="2.7228in" svg:y="-2.5937in" svg:viewBox="0 0 2372 18" draw:points="0,18 2372,18 2372,0 0,0"><text:p/></draw:polygon><draw:polygon draw:style-name="gr5" draw:text-style-name="P72" svg:width="0.0067in" svg:height="0.0067in" svg:x="3.6555in" svg:y="-2.5937in" svg:viewBox="0 0 18 18" draw:points="0,18 18,18 18,0 0,0"><text:p/></draw:polygon><draw:polygon draw:style-name="gr5" draw:text-style-name="P72" svg:width="2.2232in" svg:height="0.0067in" svg:x="3.6622in" svg:y="-2.5937in" svg:viewBox="0 0 5648 18" draw:points="0,18 5648,18 5648,0 0,0"><text:p/></draw:polygon><draw:polygon draw:style-name="gr5" draw:text-style-name="P72" svg:width="0.0067in" svg:height="0.0067in" svg:x="5.8854in" svg:y="-2.5937in" svg:viewBox="0 0 18 18" draw:points="0,18 18,18 18,0 0,0"><text:p/></draw:polygon><draw:polygon draw:style-name="gr5" draw:text-style-name="P72" svg:width="0.0067in" svg:height="0.1768in" svg:x="-0.061in" svg:y="-2.587in" svg:viewBox="0 0 18 450" draw:points="0,450 18,450 18,0 0,0"><text:p/></draw:polygon><draw:polygon draw:style-name="gr5" draw:text-style-name="P72" svg:width="0.0035in" svg:height="0.1768in" svg:x="1.0728in" svg:y="-2.587in" svg:viewBox="0 0 10 450" draw:points="0,450 10,450 10,0 0,0"><text:p/></draw:polygon><draw:polygon draw:style-name="gr5" draw:text-style-name="P72" svg:width="0.0067in" svg:height="0.1768in" svg:x="2.7154in" svg:y="-2.587in" svg:viewBox="0 0 18 450" draw:points="0,450 18,450 18,0 0,0"><text:p/></draw:polygon><draw:polygon draw:style-name="gr5" draw:text-style-name="P72" svg:width="0.0067in" svg:height="0.1768in" svg:x="3.6555in" svg:y="-2.587in" svg:viewBox="0 0 18 450" draw:points="0,450 18,450 18,0 0,0"><text:p/></draw:polygon><draw:polygon draw:style-name="gr5" draw:text-style-name="P72" svg:width="0.0067in" svg:height="0.1768in" svg:x="5.8854in" svg:y="-2.587in" svg:viewBox="0 0 18 450" draw:points="0,450 18,450 18,0 0,0"><text:p/></draw:polygon><draw:frame draw:style-name="gr10" draw:text-style-name="P71" svg:width="1.5587in" svg:height="0.1858in" svg:x="4.1961in" svg:y="-2.5846in"><draw:text-box><text:p text:style-name="P70"><text:span text:style-name="T33">Grado Necesidad </text:span></text:p></draw:text-box></draw:frame><draw:frame draw:style-name="gr11" draw:text-style-name="P73" svg:width="0.5807in" svg:height="0.1677in" svg:x="0.239in" svg:y="-2.402in"><draw:text-box><text:p text:style-name="P70"><text:span text:style-name="T35">RF 3.3.4</text:span></text:p></draw:text-box></draw:frame><draw:frame draw:style-name="gr12" draw:text-style-name="P73" svg:width="1.3378in" svg:height="0.1677in" svg:x="1.2555in" svg:y="-2.402in"><draw:text-box><text:p text:style-name="P70"><text:span text:style-name="T35"><text:tab/></text:span><text:span text:style-name="T35">quiero</text:span></text:p></draw:text-box></draw:frame><draw:frame draw:style-name="gr13" draw:text-style-name="P73" svg:width="0.698in" svg:height="0.1677in" svg:x="2.8555in" svg:y="-2.402in"><draw:text-box><text:p text:style-name="P70"><text:span text:style-name="T35">16/06/2016 </text:span></text:p></draw:text-box></draw:frame><draw:polygon draw:style-name="gr5" draw:text-style-name="P72" svg:width="0.0067in" svg:height="0.0067in" svg:x="-0.061in" svg:y="-2.4102in" svg:viewBox="0 0 18 18" draw:points="0,18 18,18 18,0 0,0"><text:p/></draw:polygon><draw:polygon draw:style-name="gr5" draw:text-style-name="P72" svg:width="1.1264in" svg:height="0.0067in" svg:x="-0.0535in" svg:y="-2.4102in" svg:viewBox="0 0 2862 18" draw:points="0,18 2862,18 2862,0 0,0"><text:p/></draw:polygon><draw:polygon draw:style-name="gr5" draw:text-style-name="P72" svg:width="0.0035in" svg:height="0.0067in" svg:x="1.0728in" svg:y="-2.4102in" svg:viewBox="0 0 10 18" draw:points="0,18 10,18 10,0 0,0"><text:p/></draw:polygon><draw:polygon draw:style-name="gr5" draw:text-style-name="P72" svg:width="1.6398in" svg:height="0.0067in" svg:x="1.0756in" svg:y="-2.4102in" svg:viewBox="0 0 4166 18" draw:points="0,18 4166,18 4166,0 0,0"><text:p/></draw:polygon><draw:polygon draw:style-name="gr5" draw:text-style-name="P72" svg:width="0.0067in" svg:height="0.0067in" svg:x="2.7154in" svg:y="-2.4102in" svg:viewBox="0 0 18 18" draw:points="0,18 18,18 18,0 0,0"><text:p/></draw:polygon><draw:polygon draw:style-name="gr5" draw:text-style-name="P72" svg:width="0.9335in" svg:height="0.0067in" svg:x="2.7228in" svg:y="-2.4102in" svg:viewBox="0 0 2372 18" draw:points="0,18 2372,18 2372,0 0,0"><text:p/></draw:polygon><draw:polygon draw:style-name="gr5" draw:text-style-name="P72" svg:width="0.0067in" svg:height="0.0067in" svg:x="3.6555in" svg:y="-2.4102in" svg:viewBox="0 0 18 18" draw:points="0,18 18,18 18,0 0,0"><text:p/></draw:polygon><draw:polygon draw:style-name="gr5" draw:text-style-name="P72" svg:width="2.2232in" svg:height="0.0067in" svg:x="3.6622in" svg:y="-2.4102in" svg:viewBox="0 0 5648 18" draw:points="0,18 5648,18 5648,0 0,0"><text:p/></draw:polygon><draw:polygon draw:style-name="gr5" draw:text-style-name="P72" svg:width="0.0067in" svg:height="0.0067in" svg:x="5.8854in" svg:y="-2.4102in" svg:viewBox="0 0 18 18" draw:points="0,18 18,18 18,0 0,0"><text:p/></draw:polygon><draw:polygon draw:style-name="gr5" draw:text-style-name="P72" svg:width="0.0067in" svg:height="0.1665in" svg:x="-0.061in" svg:y="-2.4028in" svg:viewBox="0 0 18 424" draw:points="0,424 18,424 18,0 0,0"><text:p/></draw:polygon><draw:polygon draw:style-name="gr5" draw:text-style-name="P72" svg:width="0.0035in" svg:height="0.1665in" svg:x="1.0728in" svg:y="-2.4028in" svg:viewBox="0 0 10 424" draw:points="0,424 10,424 10,0 0,0"><text:p/></draw:polygon><draw:polygon draw:style-name="gr5" draw:text-style-name="P72" svg:width="0.0067in" svg:height="0.1665in" svg:x="2.7154in" svg:y="-2.4028in" svg:viewBox="0 0 18 424" draw:points="0,424 18,424 18,0 0,0"><text:p/></draw:polygon><draw:polygon draw:style-name="gr5" draw:text-style-name="P72" svg:width="0.0067in" svg:height="0.1665in" svg:x="3.6555in" svg:y="-2.4028in" svg:viewBox="0 0 18 424" draw:points="0,424 18,424 18,0 0,0"><text:p/></draw:polygon><draw:polygon draw:style-name="gr5" draw:text-style-name="P72" svg:width="0.0067in" svg:height="0.1665in" svg:x="5.8854in" svg:y="-2.4028in" svg:viewBox="0 0 18 424" draw:points="0,424 18,424 18,0 0,0"><text:p/></draw:polygon><draw:polygon draw:style-name="gr2" draw:text-style-name="P69" svg:width="1.1264in" svg:height="0.1835in" svg:x="-0.0535in" svg:y="-2.2291in" svg:viewBox="0 0 2862 467" draw:points="0,467 2862,467 2862,0 0,0"><text:p/></draw:polygon><draw:polygon draw:style-name="gr2" draw:text-style-name="P69" svg:width="0.9866in" svg:height="0.1799in" svg:x="0.0154in" svg:y="-2.2291in" svg:viewBox="0 0 2507 458" draw:points="0,458 2507,458 2507,0 0,0"><text:p/></draw:polygon><draw:frame draw:style-name="gr14" draw:text-style-name="P73" svg:width="0.5307in" svg:height="0.1677in" svg:x="4.5291in" svg:y="-2.402in"><draw:text-box><text:p text:style-name="P70"><text:span text:style-name="T35">Esencial </text:span></text:p></draw:text-box></draw:frame><draw:frame draw:style-name="gr15" draw:text-style-name="P71" svg:width="1.0878in" svg:height="0.3661in" svg:x="0.1118in" svg:y="-2.2291in"><draw:text-box><text:p text:style-name="P70"><text:span text:style-name="T33">Descripción</text:span></text:p><text:p text:style-name="P70"><text:span text:style-name="T33"/></text:p></draw:text-box></draw:frame><draw:polygon draw:style-name="gr5" draw:text-style-name="P72" svg:width="0.0067in" svg:height="0.0067in" svg:x="-0.061in" svg:y="-2.237in" svg:viewBox="0 0 18 18" draw:points="0,18 18,18 18,0 0,0"><text:p/></draw:polygon><draw:polygon draw:style-name="gr5" draw:text-style-name="P72" svg:width="1.1264in" svg:height="0.0067in" svg:x="-0.0535in" svg:y="-2.237in" svg:viewBox="0 0 2862 18" draw:points="0,18 2862,18 2862,0 0,0"><text:p/></draw:polygon><draw:polygon draw:style-name="gr5" draw:text-style-name="P72" svg:width="0.0035in" svg:height="0.0067in" svg:x="1.0728in" svg:y="-2.237in" svg:viewBox="0 0 10 18" draw:points="0,18 10,18 10,0 0,0"><text:p/></draw:polygon><draw:polygon draw:style-name="gr5" draw:text-style-name="P72" svg:width="1.6398in" svg:height="0.0067in" svg:x="1.0756in" svg:y="-2.237in" svg:viewBox="0 0 4166 18" draw:points="0,18 4166,18 4166,0 0,0"><text:p/></draw:polygon><draw:polygon draw:style-name="gr5" draw:text-style-name="P72" svg:width="0.0067in" svg:height="0.0067in" svg:x="2.7154in" svg:y="-2.237in" svg:viewBox="0 0 18 18" draw:points="0,18 18,18 18,0 0,0"><text:p/></draw:polygon><draw:polygon draw:style-name="gr5" draw:text-style-name="P72" svg:width="0.9335in" svg:height="0.0067in" svg:x="2.7228in" svg:y="-2.237in" svg:viewBox="0 0 2372 18" draw:points="0,18 2372,18 2372,0 0,0"><text:p/></draw:polygon><draw:polygon draw:style-name="gr5" draw:text-style-name="P72" svg:width="0.0067in" svg:height="0.0067in" svg:x="3.6555in" svg:y="-2.237in" svg:viewBox="0 0 18 18" draw:points="0,18 18,18 18,0 0,0"><text:p/></draw:polygon><draw:polygon draw:style-name="gr5" draw:text-style-name="P72" svg:width="2.2232in" svg:height="0.0067in" svg:x="3.6622in" svg:y="-2.237in" svg:viewBox="0 0 5648 18" draw:points="0,18 5648,18 5648,0 0,0"><text:p/></draw:polygon><draw:polygon draw:style-name="gr5" draw:text-style-name="P72" svg:width="0.0067in" svg:height="0.0067in" svg:x="5.8854in" svg:y="-2.237in" svg:viewBox="0 0 18 18" draw:points="0,18 18,18 18,0 0,0"><text:p/></draw:polygon><draw:polygon draw:style-name="gr5" draw:text-style-name="P72" svg:width="0.0067in" svg:height="0.1835in" svg:x="-0.061in" svg:y="-2.2291in" svg:viewBox="0 0 18 467" draw:points="0,467 18,467 18,0 0,0"><text:p/></draw:polygon><draw:polygon draw:style-name="gr5" draw:text-style-name="P72" svg:width="0.0035in" svg:height="0.1835in" svg:x="1.0728in" svg:y="-2.2291in" svg:viewBox="0 0 10 467" draw:points="0,467 10,467 10,0 0,0"><text:p/></draw:polygon><draw:polygon draw:style-name="gr5" draw:text-style-name="P72" svg:width="0.0067in" svg:height="0.1835in" svg:x="5.8854in" svg:y="-2.2291in" svg:viewBox="0 0 18 467" draw:points="0,467 18,467 18,0 0,0"><text:p/></draw:polygon><draw:polygon draw:style-name="gr2" draw:text-style-name="P69" svg:width="1.1264in" svg:height="0.1803in" svg:x="-0.0535in" svg:y="-2.0437in" svg:viewBox="0 0 2862 459" draw:points="0,459 2862,459 2862,0 0,0"><text:p/></draw:polygon><draw:polygon draw:style-name="gr2" draw:text-style-name="P69" svg:width="0.9866in" svg:height="0.1803in" svg:x="0.0154in" svg:y="-2.0437in" svg:viewBox="0 0 2507 459" draw:points="0,459 2507,459 2507,0 0,0"><text:p/></draw:polygon><draw:frame draw:style-name="gr57" draw:text-style-name="P73" svg:width="4.6516in" svg:height="0.1677in" svg:x="1.1425in" svg:y="-2.2291in"><draw:text-box><text:p text:style-name="P70"><text:span text:style-name="T35">El sistema debe permitirle al usuario decir no quiero al truco o envido/envidox2.</text:span></text:p></draw:text-box></draw:frame><draw:polygon draw:style-name="gr2" draw:text-style-name="P69" svg:width="1.1232in" svg:height="0.1803in" svg:x="1.0756in" svg:y="-2.0437in" svg:viewBox="0 0 2854 459" draw:points="0,459 2854,459 2854,0 0,0"><text:p/></draw:polygon><draw:polygon draw:style-name="gr2" draw:text-style-name="P69" svg:width="0.9902in" svg:height="0.1803in" svg:x="1.1421in" svg:y="-2.0437in" svg:viewBox="0 0 2516 459" draw:points="0,459 2516,459 2516,0 0,0"><text:p/></draw:polygon><draw:frame draw:style-name="gr17" draw:text-style-name="P71" svg:width="0.8453in" svg:height="0.1858in" svg:x="0.1961in" svg:y="-2.0386in"><draw:text-box><text:p text:style-name="P70"><text:span text:style-name="T33">Entradas </text:span></text:p></draw:text-box></draw:frame><draw:polygon draw:style-name="gr2" draw:text-style-name="P69" svg:width="1.1201in" svg:height="0.1803in" svg:x="2.2055in" svg:y="-2.0437in" svg:viewBox="0 0 2846 459" draw:points="0,459 2846,459 2846,0 0,0"><text:p/></draw:polygon><draw:polygon draw:style-name="gr2" draw:text-style-name="P69" svg:width="0.9902in" svg:height="0.1803in" svg:x="2.2728in" svg:y="-2.0437in" svg:viewBox="0 0 2516 459" draw:points="0,459 2516,459 2516,0 0,0"><text:p/></draw:polygon><draw:frame draw:style-name="gr18" draw:text-style-name="P71" svg:width="0.6669in" svg:height="0.1858in" svg:x="1.4055in" svg:y="-2.0386in"><draw:text-box><text:p text:style-name="P70"><text:span text:style-name="T33">Fuente </text:span></text:p></draw:text-box></draw:frame><draw:polygon draw:style-name="gr2" draw:text-style-name="P69" svg:width="1.1232in" svg:height="0.1803in" svg:x="3.3323in" svg:y="-2.0437in" svg:viewBox="0 0 2854 459" draw:points="0,459 2854,459 2854,0 0,0"><text:p/></draw:polygon><draw:polygon draw:style-name="gr2" draw:text-style-name="P69" svg:width="0.9902in" svg:height="0.1803in" svg:x="3.3992in" svg:y="-2.0437in" svg:viewBox="0 0 2516 459" draw:points="0,459 2516,459 2516,0 0,0"><text:p/></draw:polygon><draw:frame draw:style-name="gr19" draw:text-style-name="P71" svg:width="0.6012in" svg:height="0.1858in" svg:x="2.5524in" svg:y="-2.0386in"><draw:text-box><text:p text:style-name="P70"><text:span text:style-name="T33">Salida </text:span></text:p></draw:text-box></draw:frame><draw:polygon draw:style-name="gr2" draw:text-style-name="P69" svg:width="1.4232in" svg:height="0.1803in" svg:x="4.4622in" svg:y="-2.0437in" svg:viewBox="0 0 3616 459" draw:points="0,459 3616,459 3616,0 0,0"><text:p/></draw:polygon><draw:polygon draw:style-name="gr2" draw:text-style-name="P69" svg:width="1.2933in" svg:height="0.1803in" svg:x="4.5291in" svg:y="-2.0437in" svg:viewBox="0 0 3286 459" draw:points="0,459 3286,459 3286,0 0,0"><text:p/></draw:polygon><draw:frame draw:style-name="gr20" draw:text-style-name="P71" svg:width="0.735in" svg:height="0.1858in" svg:x="3.6354in" svg:y="-2.0386in"><draw:text-box><text:p text:style-name="P70"><text:span text:style-name="T33">Destino </text:span></text:p></draw:text-box></draw:frame><draw:polygon draw:style-name="gr5" draw:text-style-name="P72" svg:width="0.0067in" svg:height="0.0031in" svg:x="-0.061in" svg:y="-2.0465in" svg:viewBox="0 0 18 9" draw:points="0,9 18,9 18,0 0,0"><text:p/></draw:polygon><draw:polygon draw:style-name="gr5" draw:text-style-name="P72" svg:width="1.1264in" svg:height="0.0031in" svg:x="-0.0535in" svg:y="-2.0465in" svg:viewBox="0 0 2862 9" draw:points="0,9 2862,9 2862,0 0,0"><text:p/></draw:polygon><draw:polygon draw:style-name="gr5" draw:text-style-name="P72" svg:width="0.0035in" svg:height="0.0031in" svg:x="1.0728in" svg:y="-2.0465in" svg:viewBox="0 0 10 9" draw:points="0,9 10,9 10,0 0,0"><text:p/></draw:polygon><draw:polygon draw:style-name="gr5" draw:text-style-name="P72" svg:width="1.1232in" svg:height="0.0031in" svg:x="1.0756in" svg:y="-2.0465in" svg:viewBox="0 0 2854 9" draw:points="0,9 2854,9 2854,0 0,0"><text:p/></draw:polygon><draw:polygon draw:style-name="gr5" draw:text-style-name="P72" svg:width="0.0067in" svg:height="0.0031in" svg:x="2.1992in" svg:y="-2.0465in" svg:viewBox="0 0 18 9" draw:points="0,9 18,9 18,0 0,0"><text:p/></draw:polygon><draw:polygon draw:style-name="gr5" draw:text-style-name="P72" svg:width="1.1201in" svg:height="0.0031in" svg:x="2.2055in" svg:y="-2.0465in" svg:viewBox="0 0 2846 9" draw:points="0,9 2846,9 2846,0 0,0"><text:p/></draw:polygon><draw:polygon draw:style-name="gr5" draw:text-style-name="P72" svg:width="0.0067in" svg:height="0.0031in" svg:x="3.3256in" svg:y="-2.0465in" svg:viewBox="0 0 18 9" draw:points="0,9 18,9 18,0 0,0"><text:p/></draw:polygon><draw:polygon draw:style-name="gr5" draw:text-style-name="P72" svg:width="1.1232in" svg:height="0.0031in" svg:x="3.3323in" svg:y="-2.0465in" svg:viewBox="0 0 2854 9" draw:points="0,9 2854,9 2854,0 0,0"><text:p/></draw:polygon><draw:polygon draw:style-name="gr5" draw:text-style-name="P72" svg:width="0.0067in" svg:height="0.0031in" svg:x="4.4555in" svg:y="-2.0465in" svg:viewBox="0 0 18 9" draw:points="0,9 18,9 18,0 0,0"><text:p/></draw:polygon><draw:polygon draw:style-name="gr5" draw:text-style-name="P72" svg:width="1.4232in" svg:height="0.0031in" svg:x="4.4622in" svg:y="-2.0465in" svg:viewBox="0 0 3616 9" draw:points="0,9 3616,9 3616,0 0,0"><text:p/></draw:polygon><draw:polygon draw:style-name="gr5" draw:text-style-name="P72" svg:width="0.0067in" svg:height="0.0031in" svg:x="5.8854in" svg:y="-2.0465in" svg:viewBox="0 0 18 9" draw:points="0,9 18,9 18,0 0,0"><text:p/></draw:polygon><draw:polygon draw:style-name="gr5" draw:text-style-name="P72" svg:width="0.0067in" svg:height="0.1803in" svg:x="-0.061in" svg:y="-2.0437in" svg:viewBox="0 0 18 459" draw:points="0,459 18,459 18,0 0,0"><text:p/></draw:polygon><draw:polygon draw:style-name="gr5" draw:text-style-name="P72" svg:width="0.0035in" svg:height="0.1803in" svg:x="1.0728in" svg:y="-2.0437in" svg:viewBox="0 0 10 459" draw:points="0,459 10,459 10,0 0,0"><text:p/></draw:polygon><draw:polygon draw:style-name="gr5" draw:text-style-name="P72" svg:width="0.0067in" svg:height="0.1803in" svg:x="2.1992in" svg:y="-2.0437in" svg:viewBox="0 0 18 459" draw:points="0,459 18,459 18,0 0,0"><text:p/></draw:polygon><draw:polygon draw:style-name="gr5" draw:text-style-name="P72" svg:width="0.0067in" svg:height="0.1803in" svg:x="3.3256in" svg:y="-2.0437in" svg:viewBox="0 0 18 459" draw:points="0,459 18,459 18,0 0,0"><text:p/></draw:polygon><draw:polygon draw:style-name="gr5" draw:text-style-name="P72" svg:width="0.0067in" svg:height="0.1803in" svg:x="4.4555in" svg:y="-2.0437in" svg:viewBox="0 0 18 459" draw:points="0,459 18,459 18,0 0,0"><text:p/></draw:polygon><draw:polygon draw:style-name="gr5" draw:text-style-name="P72" svg:width="0.0067in" svg:height="0.1803in" svg:x="5.8854in" svg:y="-2.0437in" svg:viewBox="0 0 18 459" draw:points="0,459 18,459 18,0 0,0"><text:p/></draw:polygon><draw:frame draw:style-name="gr21" draw:text-style-name="P71" svg:width="1.2425in" svg:height="0.1858in" svg:x="4.7291in" svg:y="-2.0386in"><draw:text-box><text:p text:style-name="P70"><text:span text:style-name="T33">Restricciones </text:span></text:p></draw:text-box></draw:frame><draw:frame draw:style-name="gr22" draw:text-style-name="P73" svg:width="0.913in" svg:height="0.3343in" svg:x="0.0724in" svg:y="-1.8583in"><draw:text-box><text:p text:style-name="P70"><text:span text:style-name="T35"/></text:p><text:p text:style-name="P70"><text:span text:style-name="T35"><text:s text:c="7"/></text:span><text:span text:style-name="T35">True</text:span></text:p></draw:text-box></draw:frame><draw:frame draw:style-name="gr23" draw:text-style-name="P73" svg:width="0.5067in" svg:height="0.3343in" svg:x="3.6618in" svg:y="-1.8583in"><draw:text-box><text:p text:style-name="P70"><text:span text:style-name="T35"/></text:p><text:p text:style-name="P70"><text:span text:style-name="T35">Pantalla </text:span></text:p></draw:text-box></draw:frame><draw:frame draw:style-name="gr58" draw:text-style-name="P73" svg:width="0.9925in" svg:height="0.6677in" svg:x="4.8425in" svg:y="-1.8583in"><draw:text-box><text:p text:style-name="P70"><text:span text:style-name="T35">Debe haberse</text:span></text:p><text:p text:style-name="P70"><text:span text:style-name="T35">Cantado truco,</text:span></text:p><text:p text:style-name="P70"><text:span text:style-name="T35">Envido,envidox2</text:span></text:p><text:p text:style-name="P70"><text:span text:style-name="T35">anteriormente</text:span></text:p></draw:text-box></draw:frame><draw:polygon draw:style-name="gr5" draw:text-style-name="P72" svg:width="0.0067in" svg:height="0.0063in" svg:x="-0.061in" svg:y="-1.8634in" svg:viewBox="0 0 18 17" draw:points="0,17 18,17 18,0 0,0"><text:p/></draw:polygon><draw:polygon draw:style-name="gr5" draw:text-style-name="P72" svg:width="1.1264in" svg:height="0.0063in" svg:x="-0.0535in" svg:y="-1.8634in" svg:viewBox="0 0 2862 17" draw:points="0,17 2862,17 2862,0 0,0"><text:p/></draw:polygon><draw:polygon draw:style-name="gr5" draw:text-style-name="P72" svg:width="0.0035in" svg:height="0.0063in" svg:x="1.0728in" svg:y="-1.8634in" svg:viewBox="0 0 10 17" draw:points="0,17 10,17 10,0 0,0"><text:p/></draw:polygon><draw:polygon draw:style-name="gr5" draw:text-style-name="P72" svg:width="1.1232in" svg:height="0.0063in" svg:x="1.0756in" svg:y="-1.8634in" svg:viewBox="0 0 2854 17" draw:points="0,17 2854,17 2854,0 0,0"><text:p/></draw:polygon><draw:polygon draw:style-name="gr5" draw:text-style-name="P72" svg:width="0.0067in" svg:height="0.0063in" svg:x="2.1992in" svg:y="-1.8634in" svg:viewBox="0 0 18 17" draw:points="0,17 18,17 18,0 0,0"><text:p/></draw:polygon><draw:polygon draw:style-name="gr5" draw:text-style-name="P72" svg:width="1.1201in" svg:height="0.0063in" svg:x="2.2055in" svg:y="-1.8634in" svg:viewBox="0 0 2846 17" draw:points="0,17 2846,17 2846,0 0,0"><text:p/></draw:polygon><draw:polygon draw:style-name="gr5" draw:text-style-name="P72" svg:width="0.0067in" svg:height="0.0063in" svg:x="3.3256in" svg:y="-1.8634in" svg:viewBox="0 0 18 17" draw:points="0,17 18,17 18,0 0,0"><text:p/></draw:polygon><draw:polygon draw:style-name="gr5" draw:text-style-name="P72" svg:width="1.1232in" svg:height="0.0063in" svg:x="3.3323in" svg:y="-1.8634in" svg:viewBox="0 0 2854 17" draw:points="0,17 2854,17 2854,0 0,0"><text:p/></draw:polygon><draw:polygon draw:style-name="gr5" draw:text-style-name="P72" svg:width="0.0067in" svg:height="0.0063in" svg:x="4.4555in" svg:y="-1.8634in" svg:viewBox="0 0 18 17" draw:points="0,17 18,17 18,0 0,0"><text:p/></draw:polygon><draw:polygon draw:style-name="gr5" draw:text-style-name="P72" svg:width="1.4232in" svg:height="0.0063in" svg:x="4.4622in" svg:y="-1.8634in" svg:viewBox="0 0 3616 17" draw:points="0,17 3616,17 3616,0 0,0"><text:p/></draw:polygon><draw:polygon draw:style-name="gr5" draw:text-style-name="P72" svg:width="0.0067in" svg:height="0.0063in" svg:x="5.8854in" svg:y="-1.8634in" svg:viewBox="0 0 18 17" draw:points="0,17 18,17 18,0 0,0"><text:p/></draw:polygon><draw:polygon draw:style-name="gr5" draw:text-style-name="P72" svg:width="0.0067in" svg:height="0.6602in" svg:x="-0.061in" svg:y="-1.8567in" svg:viewBox="0 0 18 1678" draw:points="0,1678 18,1678 18,0 0,0"><text:p/></draw:polygon><draw:polygon draw:style-name="gr5" draw:text-style-name="P72" svg:width="0.0035in" svg:height="0.6602in" svg:x="1.0728in" svg:y="-1.8567in" svg:viewBox="0 0 10 1678" draw:points="0,1678 10,1678 10,0 0,0"><text:p/></draw:polygon><draw:polygon draw:style-name="gr5" draw:text-style-name="P72" svg:width="0.0067in" svg:height="0.6602in" svg:x="2.1992in" svg:y="-1.8567in" svg:viewBox="0 0 18 1678" draw:points="0,1678 18,1678 18,0 0,0"><text:p/></draw:polygon><draw:polygon draw:style-name="gr5" draw:text-style-name="P72" svg:width="0.0067in" svg:height="0.6602in" svg:x="3.3256in" svg:y="-1.8567in" svg:viewBox="0 0 18 1678" draw:points="0,1678 18,1678 18,0 0,0"><text:p/></draw:polygon><draw:polygon draw:style-name="gr5" draw:text-style-name="P72" svg:width="0.0067in" svg:height="0.6602in" svg:x="4.4555in" svg:y="-1.8567in" svg:viewBox="0 0 18 1678" draw:points="0,1678 18,1678 18,0 0,0"><text:p/></draw:polygon><draw:polygon draw:style-name="gr5" draw:text-style-name="P72" svg:width="0.0067in" svg:height="0.6602in" svg:x="5.8854in" svg:y="-1.8567in" svg:viewBox="0 0 18 1678" draw:points="0,1678 18,1678 18,0 0,0"><text:p/></draw:polygon><draw:polygon draw:style-name="gr2" draw:text-style-name="P69" svg:width="1.1264in" svg:height="0.6598in" svg:x="-0.0535in" svg:y="-1.1902in" svg:viewBox="0 0 2862 1677" draw:points="0,1677 2862,1677 2862,0 0,0"><text:p/></draw:polygon><draw:polygon draw:style-name="gr2" draw:text-style-name="P69" svg:width="0.9866in" svg:height="0.1831in" svg:x="0.0154in" svg:y="-1.1902in" svg:viewBox="0 0 2507 466" draw:points="0,466 2507,466 2507,0 0,0"><text:p/></draw:polygon><draw:polygon draw:style-name="gr2" draw:text-style-name="P69" svg:width="0.9866in" svg:height="0.1768in" svg:x="0.0154in" svg:y="-1.0067in" svg:viewBox="0 0 2507 450" draw:points="0,450 2507,450 2507,0 0,0"><text:p/></draw:polygon><draw:frame draw:style-name="gr25" draw:text-style-name="P71" svg:width="0.1567in" svg:height="0.1858in" svg:x="0.5055in" svg:y="-1.1886in"><draw:text-box><text:p text:style-name="P70"><text:span text:style-name="T33"><text:s/></text:span></text:p></draw:text-box></draw:frame><draw:frame draw:style-name="gr26" draw:text-style-name="P71" svg:width="0.7579in" svg:height="0.1858in" svg:x="0.2461in" svg:y="-1.0055in"><draw:text-box><text:p text:style-name="P70"><text:span text:style-name="T33">Proceso </text:span></text:p></draw:text-box></draw:frame><draw:frame draw:style-name="gr27" draw:text-style-name="P73" svg:width="4.8094in" svg:height="0.3343in" svg:x="1.1425in" svg:y="-1.0256in"><draw:text-box><text:p text:style-name="P70"><text:span text:style-name="T35">El jugador responde quiero a un truco, envido o envidox2 cantado anteriormente</text:span></text:p><text:p text:style-name="P70"><text:span text:style-name="T35">Por el otro jugador.</text:span></text:p></draw:text-box></draw:frame><draw:polygon draw:style-name="gr5" draw:text-style-name="P72" svg:width="0.0067in" svg:height="0.0067in" svg:x="-0.061in" svg:y="-1.1965in" svg:viewBox="0 0 18 18" draw:points="0,18 18,18 18,0 0,0"><text:p/></draw:polygon><draw:polygon draw:style-name="gr5" draw:text-style-name="P72" svg:width="1.1264in" svg:height="0.0067in" svg:x="-0.0535in" svg:y="-1.1965in" svg:viewBox="0 0 2862 18" draw:points="0,18 2862,18 2862,0 0,0"><text:p/></draw:polygon><draw:polygon draw:style-name="gr5" draw:text-style-name="P72" svg:width="0.0035in" svg:height="0.0067in" svg:x="1.0728in" svg:y="-1.1965in" svg:viewBox="0 0 10 18" draw:points="0,18 10,18 10,0 0,0"><text:p/></draw:polygon><draw:polygon draw:style-name="gr5" draw:text-style-name="P72" svg:width="1.1232in" svg:height="0.0067in" svg:x="1.0756in" svg:y="-1.1965in" svg:viewBox="0 0 2854 18" draw:points="0,18 2854,18 2854,0 0,0"><text:p/></draw:polygon><draw:polygon draw:style-name="gr5" draw:text-style-name="P72" svg:width="0.0067in" svg:height="0.0067in" svg:x="2.1992in" svg:y="-1.1965in" svg:viewBox="0 0 18 18" draw:points="0,18 18,18 18,0 0,0"><text:p/></draw:polygon><draw:polygon draw:style-name="gr5" draw:text-style-name="P72" svg:width="1.1201in" svg:height="0.0067in" svg:x="2.2055in" svg:y="-1.1965in" svg:viewBox="0 0 2846 18" draw:points="0,18 2846,18 2846,0 0,0"><text:p/></draw:polygon><draw:polygon draw:style-name="gr5" draw:text-style-name="P72" svg:width="0.0067in" svg:height="0.0067in" svg:x="3.3256in" svg:y="-1.1965in" svg:viewBox="0 0 18 18" draw:points="0,18 18,18 18,0 0,0"><text:p/></draw:polygon><draw:polygon draw:style-name="gr5" draw:text-style-name="P72" svg:width="1.1232in" svg:height="0.0067in" svg:x="3.3323in" svg:y="-1.1965in" svg:viewBox="0 0 2854 18" draw:points="0,18 2854,18 2854,0 0,0"><text:p/></draw:polygon><draw:polygon draw:style-name="gr5" draw:text-style-name="P72" svg:width="0.0067in" svg:height="0.0067in" svg:x="4.4555in" svg:y="-1.1965in" svg:viewBox="0 0 18 18" draw:points="0,18 18,18 18,0 0,0"><text:p/></draw:polygon><draw:polygon draw:style-name="gr5" draw:text-style-name="P72" svg:width="1.4232in" svg:height="0.0067in" svg:x="4.4622in" svg:y="-1.1965in" svg:viewBox="0 0 3616 18" draw:points="0,18 3616,18 3616,0 0,0"><text:p/></draw:polygon><draw:polygon draw:style-name="gr5" draw:text-style-name="P72" svg:width="0.0067in" svg:height="0.0067in" svg:x="5.8854in" svg:y="-1.1965in" svg:viewBox="0 0 18 18" draw:points="0,18 18,18 18,0 0,0"><text:p/></draw:polygon><draw:polygon draw:style-name="gr5" draw:text-style-name="P72" svg:width="0.0067in" svg:height="0.6598in" svg:x="-0.061in" svg:y="-1.1902in" svg:viewBox="0 0 18 1677" draw:points="0,1677 18,1677 18,0 0,0"><text:p/></draw:polygon><draw:polygon draw:style-name="gr5" draw:text-style-name="P72" svg:width="0.0035in" svg:height="0.6598in" svg:x="1.0728in" svg:y="-1.1902in" svg:viewBox="0 0 10 1677" draw:points="0,1677 10,1677 10,0 0,0"><text:p/></draw:polygon><draw:polygon draw:style-name="gr5" draw:text-style-name="P72" svg:width="0.0067in" svg:height="0.6598in" svg:x="5.8854in" svg:y="-1.1902in" svg:viewBox="0 0 18 1677" draw:points="0,1677 18,1677 18,0 0,0"><text:p/></draw:polygon><draw:polygon draw:style-name="gr2" draw:text-style-name="P69" svg:width="1.1264in" svg:height="0.3602in" svg:x="-0.0535in" svg:y="-0.5236in" svg:viewBox="0 0 2862 916" draw:points="0,916 2862,916 2862,0 0,0"><text:p/></draw:polygon><draw:polygon draw:style-name="gr2" draw:text-style-name="P69" svg:width="0.9866in" svg:height="0.1799in" svg:x="0.0154in" svg:y="-0.5236in" svg:viewBox="0 0 2507 458" draw:points="0,458 2507,458 2507,0 0,0"><text:p/></draw:polygon><draw:polygon draw:style-name="gr2" draw:text-style-name="P69" svg:width="0.9866in" svg:height="0.1803in" svg:x="0.0154in" svg:y="-0.3437in" svg:viewBox="0 0 2507 459" draw:points="0,459 2507,459 2507,0 0,0"><text:p/></draw:polygon><draw:frame draw:style-name="gr28" draw:text-style-name="P71" svg:width="0.6142in" svg:height="0.1858in" svg:x="0.2925in" svg:y="-0.5185in"><draw:text-box><text:p text:style-name="P70"><text:span text:style-name="T33">Efecto </text:span></text:p></draw:text-box></draw:frame><draw:frame draw:style-name="gr29" draw:text-style-name="P71" svg:width="0.8579in" svg:height="0.1858in" svg:x="0.1925in" svg:y="-0.3421in"><draw:text-box><text:p text:style-name="P70"><text:span text:style-name="T33">Colateral </text:span></text:p></draw:text-box></draw:frame><draw:polygon draw:style-name="gr5" draw:text-style-name="P72" svg:width="0.0067in" svg:height="0.0067in" svg:x="-0.061in" svg:y="-0.5291in" svg:viewBox="0 0 18 18" draw:points="0,18 18,18 18,0 0,0"><text:p/></draw:polygon><draw:polygon draw:style-name="gr5" draw:text-style-name="P72" svg:width="1.1264in" svg:height="0.0067in" svg:x="-0.0535in" svg:y="-0.5291in" svg:viewBox="0 0 2862 18" draw:points="0,18 2862,18 2862,0 0,0"><text:p/></draw:polygon><draw:polygon draw:style-name="gr5" draw:text-style-name="P72" svg:width="0.0035in" svg:height="0.0067in" svg:x="1.0728in" svg:y="-0.5291in" svg:viewBox="0 0 10 18" draw:points="0,18 10,18 10,0 0,0"><text:p/></draw:polygon><draw:polygon draw:style-name="gr5" draw:text-style-name="P72" svg:width="4.8098in" svg:height="0.0067in" svg:x="1.0756in" svg:y="-0.5291in" svg:viewBox="0 0 12218 18" draw:points="0,18 12218,18 12218,0 0,0"><text:p/></draw:polygon><draw:polygon draw:style-name="gr5" draw:text-style-name="P72" svg:width="0.0067in" svg:height="0.0067in" svg:x="5.8854in" svg:y="-0.5291in" svg:viewBox="0 0 18 18" draw:points="0,18 18,18 18,0 0,0"><text:p/></draw:polygon><draw:polygon draw:style-name="gr5" draw:text-style-name="P72" svg:width="0.0067in" svg:height="0.3602in" svg:x="-0.061in" svg:y="-0.5236in" svg:viewBox="0 0 18 916" draw:points="0,916 18,916 18,0 0,0"><text:p/></draw:polygon><draw:polygon draw:style-name="gr5" draw:text-style-name="P72" svg:width="0.0067in" svg:height="0.0063in" svg:x="-0.061in" svg:y="-0.1634in" svg:viewBox="0 0 18 17" draw:points="0,17 18,17 18,0 0,0"><text:p/></draw:polygon><draw:polygon draw:style-name="gr5" draw:text-style-name="P72" svg:width="0.0067in" svg:height="0.0063in" svg:x="-0.061in" svg:y="-0.1634in" svg:viewBox="0 0 18 17" draw:points="0,17 18,17 18,0 0,0"><text:p/></draw:polygon><draw:polygon draw:style-name="gr5" draw:text-style-name="P72" svg:width="1.1264in" svg:height="0.0063in" svg:x="-0.0535in" svg:y="-0.1634in" svg:viewBox="0 0 2862 17" draw:points="0,17 2862,17 2862,0 0,0"><text:p/></draw:polygon><draw:polygon draw:style-name="gr5" draw:text-style-name="P72" svg:width="0.0035in" svg:height="0.3602in" svg:x="1.0728in" svg:y="-0.5236in" svg:viewBox="0 0 10 916" draw:points="0,916 10,916 10,0 0,0"><text:p/></draw:polygon><draw:polygon draw:style-name="gr5" draw:text-style-name="P72" svg:width="0.0035in" svg:height="0.0063in" svg:x="1.0728in" svg:y="-0.1634in" svg:viewBox="0 0 10 17" draw:points="0,17 10,17 10,0 0,0"><text:p/></draw:polygon><draw:polygon draw:style-name="gr5" draw:text-style-name="P72" svg:width="4.8098in" svg:height="0.0063in" svg:x="1.0756in" svg:y="-0.1634in" svg:viewBox="0 0 12218 17" draw:points="0,17 12218,17 12218,0 0,0"><text:p/></draw:polygon><draw:polygon draw:style-name="gr5" draw:text-style-name="P72" svg:width="0.0067in" svg:height="0.3602in" svg:x="5.8854in" svg:y="-0.5236in" svg:viewBox="0 0 18 916" draw:points="0,916 18,916 18,0 0,0"><text:p/></draw:polygon><draw:polygon draw:style-name="gr5" draw:text-style-name="P72" svg:width="0.0067in" svg:height="0.0063in" svg:x="5.8854in" svg:y="-0.1634in" svg:viewBox="0 0 18 17" draw:points="0,17 18,17 18,0 0,0"><text:p/></draw:polygon><draw:polygon draw:style-name="gr5" draw:text-style-name="P72" svg:width="0.0067in" svg:height="0.0063in" svg:x="5.8854in" svg:y="-0.1634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><draw:g text:anchor-type="paragraph" draw:z-index="6" draw:style-name="gr1"><draw:polygon draw:style-name="gr2" draw:text-style-name="P69" svg:width="5.9398in" svg:height="0.3598in" svg:x="-0.037in" svg:y="0.6236in" svg:viewBox="0 0 15088 915" draw:points="0,915 15088,915 15088,0 0,0"><text:p/></draw:polygon><draw:polygon draw:style-name="gr2" draw:text-style-name="P69" svg:width="5.8067in" svg:height="0.1768in" svg:x="0.0327in" svg:y="0.6236in" svg:viewBox="0 0 14750 450" draw:points="0,450 14750,450 14750,0 0,0"><text:p/></draw:polygon><draw:polygon draw:style-name="gr2" draw:text-style-name="P69" svg:width="5.8067in" svg:height="0.1831in" svg:x="0.0327in" svg:y="0.8in" svg:viewBox="0 0 14750 466" draw:points="0,466 14750,466 14750,0 0,0"><text:p/></draw:polygon><draw:frame draw:style-name="gr3" draw:text-style-name="P71" svg:width="0.548in" svg:height="0.1858in" svg:x="2.7098in" svg:y="0.624in"><draw:text-box><text:p text:style-name="P70"><text:span text:style-name="T33">CMST </text:span></text:p></draw:text-box></draw:frame><draw:frame draw:style-name="gr4" draw:text-style-name="P71" svg:width="4.6169in" svg:height="0.1858in" svg:x="1.1634in" svg:y="0.8039in"><draw:text-box><text:p text:style-name="P70"><text:span text:style-name="T33">SRS – Especificación de Requerimientos Funcionales</text:span></text:p></draw:text-box></draw:frame><draw:polygon draw:style-name="gr5" draw:text-style-name="P72" svg:width="0.0067in" svg:height="0.0067in" svg:x="-0.0437in" svg:y="0.6165in" svg:viewBox="0 0 18 18" draw:points="0,18 18,18 18,0 0,0"><text:p/></draw:polygon><draw:polygon draw:style-name="gr5" draw:text-style-name="P72" svg:width="0.0067in" svg:height="0.0067in" svg:x="-0.0437in" svg:y="0.6165in" svg:viewBox="0 0 18 18" draw:points="0,18 18,18 18,0 0,0"><text:p/></draw:polygon><draw:polygon draw:style-name="gr5" draw:text-style-name="P72" svg:width="5.9398in" svg:height="0.0067in" svg:x="-0.037in" svg:y="0.6165in" svg:viewBox="0 0 15088 18" draw:points="0,18 15088,18 15088,0 0,0"><text:p/></draw:polygon><draw:polygon draw:style-name="gr5" draw:text-style-name="P72" svg:width="0.0067in" svg:height="0.0067in" svg:x="5.9028in" svg:y="0.6165in" svg:viewBox="0 0 18 18" draw:points="0,18 18,18 18,0 0,0"><text:p/></draw:polygon><draw:polygon draw:style-name="gr5" draw:text-style-name="P72" svg:width="0.0067in" svg:height="0.0067in" svg:x="5.9028in" svg:y="0.6165in" svg:viewBox="0 0 18 18" draw:points="0,18 18,18 18,0 0,0"><text:p/></draw:polygon><draw:polygon draw:style-name="gr5" draw:text-style-name="P72" svg:width="0.0067in" svg:height="0.3598in" svg:x="-0.0437in" svg:y="0.6236in" svg:viewBox="0 0 18 915" draw:points="0,915 18,915 18,0 0,0"><text:p/></draw:polygon><draw:polygon draw:style-name="gr5" draw:text-style-name="P72" svg:width="0.0067in" svg:height="0.3598in" svg:x="5.9028in" svg:y="0.6236in" svg:viewBox="0 0 18 915" draw:points="0,915 18,915 18,0 0,0"><text:p/></draw:polygon><draw:polygon draw:style-name="gr2" draw:text-style-name="P69" svg:width="1.1264in" svg:height="0.1768in" svg:x="-0.037in" svg:y="0.9902in" svg:viewBox="0 0 2862 450" draw:points="0,450 2862,450 2862,0 0,0"><text:p/></draw:polygon><draw:polygon draw:style-name="gr2" draw:text-style-name="P69" svg:width="0.9866in" svg:height="0.1768in" svg:x="0.0327in" svg:y="0.9902in" svg:viewBox="0 0 2507 450" draw:points="0,450 2507,450 2507,0 0,0"><text:p/></draw:polygon><draw:frame draw:style-name="gr6" draw:text-style-name="P71" svg:width="0.1567in" svg:height="0.1815in" svg:x="4.7028in" svg:y="0.8102in"><draw:text-box><text:p text:style-name="P70"><text:span text:style-name="T34"><text:s/></text:span></text:p></draw:text-box></draw:frame><draw:polygon draw:style-name="gr2" draw:text-style-name="P69" svg:width="1.6398in" svg:height="0.1768in" svg:x="1.0929in" svg:y="0.9902in" svg:viewBox="0 0 4166 450" draw:points="0,450 4166,450 4166,0 0,0"><text:p/></draw:polygon><draw:polygon draw:style-name="gr2" draw:text-style-name="P69" svg:width="1.5035in" svg:height="0.1768in" svg:x="1.1594in" svg:y="0.9902in" svg:viewBox="0 0 3820 450" draw:points="0,450 3820,450 3820,0 0,0"><text:p/></draw:polygon><draw:frame draw:style-name="gr7" draw:text-style-name="P71" svg:width="0.6657in" svg:height="0.1858in" svg:x="0.2835in" svg:y="0.9917in"><draw:text-box><text:p text:style-name="P70"><text:span text:style-name="T33">Código </text:span></text:p></draw:text-box></draw:frame><draw:polygon draw:style-name="gr2" draw:text-style-name="P69" svg:width="0.9335in" svg:height="0.1768in" svg:x="2.7394in" svg:y="0.9902in" svg:viewBox="0 0 2372 450" draw:points="0,450 2372,450 2372,0 0,0"><text:p/></draw:polygon><draw:polygon draw:style-name="gr2" draw:text-style-name="P69" svg:width="0.7965in" svg:height="0.1768in" svg:x="2.8063in" svg:y="0.9902in" svg:viewBox="0 0 2024 450" draw:points="0,450 2024,450 2024,0 0,0"><text:p/></draw:polygon><draw:frame draw:style-name="gr8" draw:text-style-name="P71" svg:width="0.7551in" svg:height="0.1858in" svg:x="1.6362in" svg:y="0.9917in"><draw:text-box><text:p text:style-name="P70"><text:span text:style-name="T33">Nombre </text:span></text:p></draw:text-box></draw:frame><draw:polygon draw:style-name="gr2" draw:text-style-name="P69" svg:width="2.2232in" svg:height="0.1768in" svg:x="3.6795in" svg:y="0.9902in" svg:viewBox="0 0 5648 450" draw:points="0,450 5648,450 5648,0 0,0"><text:p/></draw:polygon><draw:polygon draw:style-name="gr2" draw:text-style-name="P69" svg:width="2.0933in" svg:height="0.1768in" svg:x="3.7465in" svg:y="0.9902in" svg:viewBox="0 0 5318 450" draw:points="0,450 5318,450 5318,0 0,0"><text:p/></draw:polygon><draw:frame draw:style-name="gr9" draw:text-style-name="P71" svg:width="0.5748in" svg:height="0.1858in" svg:x="3.0028in" svg:y="0.9917in"><draw:text-box><text:p text:style-name="P70"><text:span text:style-name="T33">Fecha </text:span></text:p></draw:text-box></draw:frame><draw:polygon draw:style-name="gr5" draw:text-style-name="P72" svg:width="0.0067in" svg:height="0.0067in" svg:x="-0.0437in" svg:y="0.9827in" svg:viewBox="0 0 18 18" draw:points="0,18 18,18 18,0 0,0"><text:p/></draw:polygon><draw:polygon draw:style-name="gr5" draw:text-style-name="P72" svg:width="1.1264in" svg:height="0.0067in" svg:x="-0.037in" svg:y="0.9827in" svg:viewBox="0 0 2862 18" draw:points="0,18 2862,18 2862,0 0,0"><text:p/></draw:polygon><draw:polygon draw:style-name="gr5" draw:text-style-name="P72" svg:width="0.0035in" svg:height="0.0067in" svg:x="1.0894in" svg:y="0.9827in" svg:viewBox="0 0 10 18" draw:points="0,18 10,18 10,0 0,0"><text:p/></draw:polygon><draw:polygon draw:style-name="gr5" draw:text-style-name="P72" svg:width="1.6398in" svg:height="0.0067in" svg:x="1.0929in" svg:y="0.9827in" svg:viewBox="0 0 4166 18" draw:points="0,18 4166,18 4166,0 0,0"><text:p/></draw:polygon><draw:polygon draw:style-name="gr5" draw:text-style-name="P72" svg:width="0.0067in" svg:height="0.0067in" svg:x="2.7327in" svg:y="0.9827in" svg:viewBox="0 0 18 18" draw:points="0,18 18,18 18,0 0,0"><text:p/></draw:polygon><draw:polygon draw:style-name="gr5" draw:text-style-name="P72" svg:width="0.9335in" svg:height="0.0067in" svg:x="2.7394in" svg:y="0.9827in" svg:viewBox="0 0 2372 18" draw:points="0,18 2372,18 2372,0 0,0"><text:p/></draw:polygon><draw:polygon draw:style-name="gr5" draw:text-style-name="P72" svg:width="0.0067in" svg:height="0.0067in" svg:x="3.6728in" svg:y="0.9827in" svg:viewBox="0 0 18 18" draw:points="0,18 18,18 18,0 0,0"><text:p/></draw:polygon><draw:polygon draw:style-name="gr5" draw:text-style-name="P72" svg:width="2.2232in" svg:height="0.0067in" svg:x="3.6795in" svg:y="0.9827in" svg:viewBox="0 0 5648 18" draw:points="0,18 5648,18 5648,0 0,0"><text:p/></draw:polygon><draw:polygon draw:style-name="gr5" draw:text-style-name="P72" svg:width="0.0067in" svg:height="0.0067in" svg:x="5.9028in" svg:y="0.9827in" svg:viewBox="0 0 18 18" draw:points="0,18 18,18 18,0 0,0"><text:p/></draw:polygon><draw:polygon draw:style-name="gr5" draw:text-style-name="P72" svg:width="0.0067in" svg:height="0.1768in" svg:x="-0.0437in" svg:y="0.9902in" svg:viewBox="0 0 18 450" draw:points="0,450 18,450 18,0 0,0"><text:p/></draw:polygon><draw:polygon draw:style-name="gr5" draw:text-style-name="P72" svg:width="0.0035in" svg:height="0.1768in" svg:x="1.0894in" svg:y="0.9902in" svg:viewBox="0 0 10 450" draw:points="0,450 10,450 10,0 0,0"><text:p/></draw:polygon><draw:polygon draw:style-name="gr5" draw:text-style-name="P72" svg:width="0.0067in" svg:height="0.1768in" svg:x="2.7327in" svg:y="0.9902in" svg:viewBox="0 0 18 450" draw:points="0,450 18,450 18,0 0,0"><text:p/></draw:polygon><draw:polygon draw:style-name="gr5" draw:text-style-name="P72" svg:width="0.0067in" svg:height="0.1768in" svg:x="3.6728in" svg:y="0.9902in" svg:viewBox="0 0 18 450" draw:points="0,450 18,450 18,0 0,0"><text:p/></draw:polygon><draw:polygon draw:style-name="gr5" draw:text-style-name="P72" svg:width="0.0067in" svg:height="0.1768in" svg:x="5.9028in" svg:y="0.9902in" svg:viewBox="0 0 18 450" draw:points="0,450 18,450 18,0 0,0"><text:p/></draw:polygon><draw:frame draw:style-name="gr10" draw:text-style-name="P71" svg:width="1.5587in" svg:height="0.1858in" svg:x="4.2134in" svg:y="0.9917in"><draw:text-box><text:p text:style-name="P70"><text:span text:style-name="T33">Grado Necesidad </text:span></text:p></draw:text-box></draw:frame><draw:frame draw:style-name="gr11" draw:text-style-name="P73" svg:width="0.5807in" svg:height="0.1677in" svg:x="0.2563in" svg:y="1.1748in"><draw:text-box><text:p text:style-name="P70"><text:span text:style-name="T35">RF 3.2.2</text:span></text:p></draw:text-box></draw:frame><draw:frame draw:style-name="gr12" draw:text-style-name="P73" svg:width="1.3378in" svg:height="0.1677in" svg:x="1.2728in" svg:y="1.1748in"><draw:text-box><text:p text:style-name="P70"><text:span text:style-name="T35"><text:tab/></text:span><text:span text:style-name="T35">Envido</text:span></text:p></draw:text-box></draw:frame><draw:frame draw:style-name="gr13" draw:text-style-name="P73" svg:width="0.698in" svg:height="0.1677in" svg:x="2.8728in" svg:y="1.1748in"><draw:text-box><text:p text:style-name="P70"><text:span text:style-name="T35">16/06/2016 </text:span></text:p></draw:text-box></draw:frame><draw:polygon draw:style-name="gr5" draw:text-style-name="P72" svg:width="0.0067in" svg:height="0.0067in" svg:x="-0.0437in" svg:y="1.1665in" svg:viewBox="0 0 18 18" draw:points="0,18 18,18 18,0 0,0"><text:p/></draw:polygon><draw:polygon draw:style-name="gr5" draw:text-style-name="P72" svg:width="1.1264in" svg:height="0.0067in" svg:x="-0.037in" svg:y="1.1665in" svg:viewBox="0 0 2862 18" draw:points="0,18 2862,18 2862,0 0,0"><text:p/></draw:polygon><draw:polygon draw:style-name="gr5" draw:text-style-name="P72" svg:width="0.0035in" svg:height="0.0067in" svg:x="1.0894in" svg:y="1.1665in" svg:viewBox="0 0 10 18" draw:points="0,18 10,18 10,0 0,0"><text:p/></draw:polygon><draw:polygon draw:style-name="gr5" draw:text-style-name="P72" svg:width="1.6398in" svg:height="0.0067in" svg:x="1.0929in" svg:y="1.1665in" svg:viewBox="0 0 4166 18" draw:points="0,18 4166,18 4166,0 0,0"><text:p/></draw:polygon><draw:polygon draw:style-name="gr5" draw:text-style-name="P72" svg:width="0.0067in" svg:height="0.0067in" svg:x="2.7327in" svg:y="1.1665in" svg:viewBox="0 0 18 18" draw:points="0,18 18,18 18,0 0,0"><text:p/></draw:polygon><draw:polygon draw:style-name="gr5" draw:text-style-name="P72" svg:width="0.9335in" svg:height="0.0067in" svg:x="2.7394in" svg:y="1.1665in" svg:viewBox="0 0 2372 18" draw:points="0,18 2372,18 2372,0 0,0"><text:p/></draw:polygon><draw:polygon draw:style-name="gr5" draw:text-style-name="P72" svg:width="0.0067in" svg:height="0.0067in" svg:x="3.6728in" svg:y="1.1665in" svg:viewBox="0 0 18 18" draw:points="0,18 18,18 18,0 0,0"><text:p/></draw:polygon><draw:polygon draw:style-name="gr5" draw:text-style-name="P72" svg:width="2.2232in" svg:height="0.0067in" svg:x="3.6795in" svg:y="1.1665in" svg:viewBox="0 0 5648 18" draw:points="0,18 5648,18 5648,0 0,0"><text:p/></draw:polygon><draw:polygon draw:style-name="gr5" draw:text-style-name="P72" svg:width="0.0067in" svg:height="0.0067in" svg:x="5.9028in" svg:y="1.1665in" svg:viewBox="0 0 18 18" draw:points="0,18 18,18 18,0 0,0"><text:p/></draw:polygon><draw:polygon draw:style-name="gr5" draw:text-style-name="P72" svg:width="0.0067in" svg:height="0.1665in" svg:x="-0.0437in" svg:y="1.1736in" svg:viewBox="0 0 18 424" draw:points="0,424 18,424 18,0 0,0"><text:p/></draw:polygon><draw:polygon draw:style-name="gr5" draw:text-style-name="P72" svg:width="0.0035in" svg:height="0.1665in" svg:x="1.0894in" svg:y="1.1736in" svg:viewBox="0 0 10 424" draw:points="0,424 10,424 10,0 0,0"><text:p/></draw:polygon><draw:polygon draw:style-name="gr5" draw:text-style-name="P72" svg:width="0.0067in" svg:height="0.1665in" svg:x="2.7327in" svg:y="1.1736in" svg:viewBox="0 0 18 424" draw:points="0,424 18,424 18,0 0,0"><text:p/></draw:polygon><draw:polygon draw:style-name="gr5" draw:text-style-name="P72" svg:width="0.0067in" svg:height="0.1665in" svg:x="3.6728in" svg:y="1.1736in" svg:viewBox="0 0 18 424" draw:points="0,424 18,424 18,0 0,0"><text:p/></draw:polygon><draw:polygon draw:style-name="gr5" draw:text-style-name="P72" svg:width="0.0067in" svg:height="0.1665in" svg:x="5.9028in" svg:y="1.1736in" svg:viewBox="0 0 18 424" draw:points="0,424 18,424 18,0 0,0"><text:p/></draw:polygon><draw:polygon draw:style-name="gr2" draw:text-style-name="P69" svg:width="1.1264in" svg:height="0.1835in" svg:x="-0.037in" svg:y="1.3469in" svg:viewBox="0 0 2862 467" draw:points="0,467 2862,467 2862,0 0,0"><text:p/></draw:polygon><draw:polygon draw:style-name="gr2" draw:text-style-name="P69" svg:width="0.9866in" svg:height="0.1799in" svg:x="0.0327in" svg:y="1.3469in" svg:viewBox="0 0 2507 458" draw:points="0,458 2507,458 2507,0 0,0"><text:p/></draw:polygon><draw:frame draw:style-name="gr14" draw:text-style-name="P73" svg:width="0.5307in" svg:height="0.1677in" svg:x="4.5465in" svg:y="1.1748in"><draw:text-box><text:p text:style-name="P70"><text:span text:style-name="T35">Esencial </text:span></text:p></draw:text-box></draw:frame><draw:frame draw:style-name="gr15" draw:text-style-name="P71" svg:width="1.0878in" svg:height="0.3661in" svg:x="0.1291in" svg:y="1.3476in"><draw:text-box><text:p text:style-name="P70"><text:span text:style-name="T33">Descripción</text:span></text:p><text:p text:style-name="P70"><text:span text:style-name="T33"/></text:p></draw:text-box></draw:frame><draw:polygon draw:style-name="gr5" draw:text-style-name="P72" svg:width="0.0067in" svg:height="0.0067in" svg:x="-0.0437in" svg:y="1.3402in" svg:viewBox="0 0 18 18" draw:points="0,18 18,18 18,0 0,0"><text:p/></draw:polygon><draw:polygon draw:style-name="gr5" draw:text-style-name="P72" svg:width="1.1264in" svg:height="0.0067in" svg:x="-0.037in" svg:y="1.3402in" svg:viewBox="0 0 2862 18" draw:points="0,18 2862,18 2862,0 0,0"><text:p/></draw:polygon><draw:polygon draw:style-name="gr5" draw:text-style-name="P72" svg:width="0.0035in" svg:height="0.0067in" svg:x="1.0894in" svg:y="1.3402in" svg:viewBox="0 0 10 18" draw:points="0,18 10,18 10,0 0,0"><text:p/></draw:polygon><draw:polygon draw:style-name="gr5" draw:text-style-name="P72" svg:width="1.6398in" svg:height="0.0067in" svg:x="1.0929in" svg:y="1.3402in" svg:viewBox="0 0 4166 18" draw:points="0,18 4166,18 4166,0 0,0"><text:p/></draw:polygon><draw:polygon draw:style-name="gr5" draw:text-style-name="P72" svg:width="0.0067in" svg:height="0.0067in" svg:x="2.7327in" svg:y="1.3402in" svg:viewBox="0 0 18 18" draw:points="0,18 18,18 18,0 0,0"><text:p/></draw:polygon><draw:polygon draw:style-name="gr5" draw:text-style-name="P72" svg:width="0.9335in" svg:height="0.0067in" svg:x="2.7394in" svg:y="1.3402in" svg:viewBox="0 0 2372 18" draw:points="0,18 2372,18 2372,0 0,0"><text:p/></draw:polygon><draw:polygon draw:style-name="gr5" draw:text-style-name="P72" svg:width="0.0067in" svg:height="0.0067in" svg:x="3.6728in" svg:y="1.3402in" svg:viewBox="0 0 18 18" draw:points="0,18 18,18 18,0 0,0"><text:p/></draw:polygon><draw:polygon draw:style-name="gr5" draw:text-style-name="P72" svg:width="2.2232in" svg:height="0.0067in" svg:x="3.6795in" svg:y="1.3402in" svg:viewBox="0 0 5648 18" draw:points="0,18 5648,18 5648,0 0,0"><text:p/></draw:polygon><draw:polygon draw:style-name="gr5" draw:text-style-name="P72" svg:width="0.0067in" svg:height="0.0067in" svg:x="5.9028in" svg:y="1.3402in" svg:viewBox="0 0 18 18" draw:points="0,18 18,18 18,0 0,0"><text:p/></draw:polygon><draw:polygon draw:style-name="gr5" draw:text-style-name="P72" svg:width="0.0067in" svg:height="0.1835in" svg:x="-0.0437in" svg:y="1.3469in" svg:viewBox="0 0 18 467" draw:points="0,467 18,467 18,0 0,0"><text:p/></draw:polygon><draw:polygon draw:style-name="gr5" draw:text-style-name="P72" svg:width="0.0035in" svg:height="0.1835in" svg:x="1.0894in" svg:y="1.3469in" svg:viewBox="0 0 10 467" draw:points="0,467 10,467 10,0 0,0"><text:p/></draw:polygon><draw:polygon draw:style-name="gr5" draw:text-style-name="P72" svg:width="0.0067in" svg:height="0.1835in" svg:x="5.9028in" svg:y="1.3469in" svg:viewBox="0 0 18 467" draw:points="0,467 18,467 18,0 0,0"><text:p/></draw:polygon><draw:polygon draw:style-name="gr2" draw:text-style-name="P69" svg:width="1.1264in" svg:height="0.1803in" svg:x="-0.037in" svg:y="1.5327in" svg:viewBox="0 0 2862 459" draw:points="0,459 2862,459 2862,0 0,0"><text:p/></draw:polygon><draw:polygon draw:style-name="gr2" draw:text-style-name="P69" svg:width="0.9866in" svg:height="0.1803in" svg:x="0.0327in" svg:y="1.5327in" svg:viewBox="0 0 2507 459" draw:points="0,459 2507,459 2507,0 0,0"><text:p/></draw:polygon><draw:frame draw:style-name="gr16" draw:text-style-name="P73" svg:width="3.0362in" svg:height="0.1677in" svg:x="1.1598in" svg:y="1.3476in"><draw:text-box><text:p text:style-name="P70"><text:span text:style-name="T35">El sistema debe permitirle al usuario cantar envido.</text:span></text:p></draw:text-box></draw:frame><draw:polygon draw:style-name="gr2" draw:text-style-name="P69" svg:width="1.1232in" svg:height="0.1803in" svg:x="1.0929in" svg:y="1.5327in" svg:viewBox="0 0 2854 459" draw:points="0,459 2854,459 2854,0 0,0"><text:p/></draw:polygon><draw:polygon draw:style-name="gr2" draw:text-style-name="P69" svg:width="0.9902in" svg:height="0.1803in" svg:x="1.1594in" svg:y="1.5327in" svg:viewBox="0 0 2516 459" draw:points="0,459 2516,459 2516,0 0,0"><text:p/></draw:polygon><draw:frame draw:style-name="gr17" draw:text-style-name="P71" svg:width="0.8453in" svg:height="0.1858in" svg:x="0.2134in" svg:y="1.5382in"><draw:text-box><text:p text:style-name="P70"><text:span text:style-name="T33">Entradas </text:span></text:p></draw:text-box></draw:frame><draw:polygon draw:style-name="gr2" draw:text-style-name="P69" svg:width="1.1201in" svg:height="0.1803in" svg:x="2.2228in" svg:y="1.5327in" svg:viewBox="0 0 2846 459" draw:points="0,459 2846,459 2846,0 0,0"><text:p/></draw:polygon><draw:polygon draw:style-name="gr2" draw:text-style-name="P69" svg:width="0.9902in" svg:height="0.1803in" svg:x="2.2894in" svg:y="1.5327in" svg:viewBox="0 0 2516 459" draw:points="0,459 2516,459 2516,0 0,0"><text:p/></draw:polygon><draw:frame draw:style-name="gr18" draw:text-style-name="P71" svg:width="0.6669in" svg:height="0.1858in" svg:x="1.4228in" svg:y="1.5382in"><draw:text-box><text:p text:style-name="P70"><text:span text:style-name="T33">Fuente </text:span></text:p></draw:text-box></draw:frame><draw:polygon draw:style-name="gr2" draw:text-style-name="P69" svg:width="1.1232in" svg:height="0.1803in" svg:x="3.3496in" svg:y="1.5327in" svg:viewBox="0 0 2854 459" draw:points="0,459 2854,459 2854,0 0,0"><text:p/></draw:polygon><draw:polygon draw:style-name="gr2" draw:text-style-name="P69" svg:width="0.9902in" svg:height="0.1803in" svg:x="3.4161in" svg:y="1.5327in" svg:viewBox="0 0 2516 459" draw:points="0,459 2516,459 2516,0 0,0"><text:p/></draw:polygon><draw:frame draw:style-name="gr19" draw:text-style-name="P71" svg:width="0.6012in" svg:height="0.1858in" svg:x="2.5697in" svg:y="1.5382in"><draw:text-box><text:p text:style-name="P70"><text:span text:style-name="T33">Salida </text:span></text:p></draw:text-box></draw:frame><draw:polygon draw:style-name="gr2" draw:text-style-name="P69" svg:width="1.4232in" svg:height="0.1803in" svg:x="4.4795in" svg:y="1.5327in" svg:viewBox="0 0 3616 459" draw:points="0,459 3616,459 3616,0 0,0"><text:p/></draw:polygon><draw:polygon draw:style-name="gr2" draw:text-style-name="P69" svg:width="1.2933in" svg:height="0.1803in" svg:x="4.5465in" svg:y="1.5327in" svg:viewBox="0 0 3286 459" draw:points="0,459 3286,459 3286,0 0,0"><text:p/></draw:polygon><draw:frame draw:style-name="gr20" draw:text-style-name="P71" svg:width="0.735in" svg:height="0.1858in" svg:x="3.6528in" svg:y="1.5382in"><draw:text-box><text:p text:style-name="P70"><text:span text:style-name="T33">Destino </text:span></text:p></draw:text-box></draw:frame><draw:polygon draw:style-name="gr5" draw:text-style-name="P72" svg:width="0.0067in" svg:height="0.0031in" svg:x="-0.0437in" svg:y="1.5299in" svg:viewBox="0 0 18 9" draw:points="0,9 18,9 18,0 0,0"><text:p/></draw:polygon><draw:polygon draw:style-name="gr5" draw:text-style-name="P72" svg:width="1.1264in" svg:height="0.0031in" svg:x="-0.037in" svg:y="1.5299in" svg:viewBox="0 0 2862 9" draw:points="0,9 2862,9 2862,0 0,0"><text:p/></draw:polygon><draw:polygon draw:style-name="gr5" draw:text-style-name="P72" svg:width="0.0035in" svg:height="0.0031in" svg:x="1.0894in" svg:y="1.5299in" svg:viewBox="0 0 10 9" draw:points="0,9 10,9 10,0 0,0"><text:p/></draw:polygon><draw:polygon draw:style-name="gr5" draw:text-style-name="P72" svg:width="1.1232in" svg:height="0.0031in" svg:x="1.0929in" svg:y="1.5299in" svg:viewBox="0 0 2854 9" draw:points="0,9 2854,9 2854,0 0,0"><text:p/></draw:polygon><draw:polygon draw:style-name="gr5" draw:text-style-name="P72" svg:width="0.0067in" svg:height="0.0031in" svg:x="2.2161in" svg:y="1.5299in" svg:viewBox="0 0 18 9" draw:points="0,9 18,9 18,0 0,0"><text:p/></draw:polygon><draw:polygon draw:style-name="gr5" draw:text-style-name="P72" svg:width="1.1201in" svg:height="0.0031in" svg:x="2.2228in" svg:y="1.5299in" svg:viewBox="0 0 2846 9" draw:points="0,9 2846,9 2846,0 0,0"><text:p/></draw:polygon><draw:polygon draw:style-name="gr5" draw:text-style-name="P72" svg:width="0.0067in" svg:height="0.0031in" svg:x="3.3429in" svg:y="1.5299in" svg:viewBox="0 0 18 9" draw:points="0,9 18,9 18,0 0,0"><text:p/></draw:polygon><draw:polygon draw:style-name="gr5" draw:text-style-name="P72" svg:width="1.1232in" svg:height="0.0031in" svg:x="3.3496in" svg:y="1.5299in" svg:viewBox="0 0 2854 9" draw:points="0,9 2854,9 2854,0 0,0"><text:p/></draw:polygon><draw:polygon draw:style-name="gr5" draw:text-style-name="P72" svg:width="0.0067in" svg:height="0.0031in" svg:x="4.4728in" svg:y="1.5299in" svg:viewBox="0 0 18 9" draw:points="0,9 18,9 18,0 0,0"><text:p/></draw:polygon><draw:polygon draw:style-name="gr5" draw:text-style-name="P72" svg:width="1.4232in" svg:height="0.0031in" svg:x="4.4795in" svg:y="1.5299in" svg:viewBox="0 0 3616 9" draw:points="0,9 3616,9 3616,0 0,0"><text:p/></draw:polygon><draw:polygon draw:style-name="gr5" draw:text-style-name="P72" svg:width="0.0067in" svg:height="0.0031in" svg:x="5.9028in" svg:y="1.5299in" svg:viewBox="0 0 18 9" draw:points="0,9 18,9 18,0 0,0"><text:p/></draw:polygon><draw:polygon draw:style-name="gr5" draw:text-style-name="P72" svg:width="0.0067in" svg:height="0.1803in" svg:x="-0.0437in" svg:y="1.5327in" svg:viewBox="0 0 18 459" draw:points="0,459 18,459 18,0 0,0"><text:p/></draw:polygon><draw:polygon draw:style-name="gr5" draw:text-style-name="P72" svg:width="0.0035in" svg:height="0.1803in" svg:x="1.0894in" svg:y="1.5327in" svg:viewBox="0 0 10 459" draw:points="0,459 10,459 10,0 0,0"><text:p/></draw:polygon><draw:polygon draw:style-name="gr5" draw:text-style-name="P72" svg:width="0.0067in" svg:height="0.1803in" svg:x="2.2161in" svg:y="1.5327in" svg:viewBox="0 0 18 459" draw:points="0,459 18,459 18,0 0,0"><text:p/></draw:polygon><draw:polygon draw:style-name="gr5" draw:text-style-name="P72" svg:width="0.0067in" svg:height="0.1803in" svg:x="3.3429in" svg:y="1.5327in" svg:viewBox="0 0 18 459" draw:points="0,459 18,459 18,0 0,0"><text:p/></draw:polygon><draw:polygon draw:style-name="gr5" draw:text-style-name="P72" svg:width="0.0067in" svg:height="0.1803in" svg:x="4.4728in" svg:y="1.5327in" svg:viewBox="0 0 18 459" draw:points="0,459 18,459 18,0 0,0"><text:p/></draw:polygon><draw:polygon draw:style-name="gr5" draw:text-style-name="P72" svg:width="0.0067in" svg:height="0.1803in" svg:x="5.9028in" svg:y="1.5327in" svg:viewBox="0 0 18 459" draw:points="0,459 18,459 18,0 0,0"><text:p/></draw:polygon><draw:frame draw:style-name="gr21" draw:text-style-name="P71" svg:width="1.2425in" svg:height="0.1858in" svg:x="4.7465in" svg:y="1.5382in"><draw:text-box><text:p text:style-name="P70"><text:span text:style-name="T33">Restricciones </text:span></text:p></draw:text-box></draw:frame><draw:frame draw:style-name="gr22" draw:text-style-name="P73" svg:width="0.913in" svg:height="0.3343in" svg:x="0.0898in" svg:y="1.7181in"><draw:text-box><text:p text:style-name="P70"><text:span text:style-name="T35"/></text:p><text:p text:style-name="P70"><text:span text:style-name="T35"><text:s text:c="7"/></text:span><text:span text:style-name="T35">True</text:span></text:p></draw:text-box></draw:frame><draw:frame draw:style-name="gr23" draw:text-style-name="P73" svg:width="0.5067in" svg:height="0.3343in" svg:x="3.6791in" svg:y="1.7181in"><draw:text-box><text:p text:style-name="P70"><text:span text:style-name="T35"/></text:p><text:p text:style-name="P70"><text:span text:style-name="T35">Pantalla </text:span></text:p></draw:text-box></draw:frame><draw:frame draw:style-name="gr85" draw:text-style-name="P73" svg:width="0.8161in" svg:height="0.5012in" svg:x="4.8598in" svg:y="1.7181in"><draw:text-box><text:p text:style-name="P70"><text:span text:style-name="T35">El <text:s/>no debe</text:span></text:p><text:p text:style-name="P70"><text:span text:style-name="T35">Haber sido </text:span></text:p><text:p text:style-name="P70"><text:span text:style-name="T35">Cantado antes</text:span></text:p></draw:text-box></draw:frame><draw:polygon draw:style-name="gr5" draw:text-style-name="P72" svg:width="0.0067in" svg:height="0.0063in" svg:x="-0.0437in" svg:y="1.7138in" svg:viewBox="0 0 18 17" draw:points="0,17 18,17 18,0 0,0"><text:p/></draw:polygon><draw:polygon draw:style-name="gr5" draw:text-style-name="P72" svg:width="1.1264in" svg:height="0.0063in" svg:x="-0.037in" svg:y="1.7138in" svg:viewBox="0 0 2862 17" draw:points="0,17 2862,17 2862,0 0,0"><text:p/></draw:polygon><draw:polygon draw:style-name="gr5" draw:text-style-name="P72" svg:width="0.0035in" svg:height="0.0063in" svg:x="1.0894in" svg:y="1.7138in" svg:viewBox="0 0 10 17" draw:points="0,17 10,17 10,0 0,0"><text:p/></draw:polygon><draw:polygon draw:style-name="gr5" draw:text-style-name="P72" svg:width="1.1232in" svg:height="0.0063in" svg:x="1.0929in" svg:y="1.7138in" svg:viewBox="0 0 2854 17" draw:points="0,17 2854,17 2854,0 0,0"><text:p/></draw:polygon><draw:polygon draw:style-name="gr5" draw:text-style-name="P72" svg:width="0.0067in" svg:height="0.0063in" svg:x="2.2161in" svg:y="1.7138in" svg:viewBox="0 0 18 17" draw:points="0,17 18,17 18,0 0,0"><text:p/></draw:polygon><draw:polygon draw:style-name="gr5" draw:text-style-name="P72" svg:width="1.1201in" svg:height="0.0063in" svg:x="2.2228in" svg:y="1.7138in" svg:viewBox="0 0 2846 17" draw:points="0,17 2846,17 2846,0 0,0"><text:p/></draw:polygon><draw:polygon draw:style-name="gr5" draw:text-style-name="P72" svg:width="0.0067in" svg:height="0.0063in" svg:x="3.3429in" svg:y="1.7138in" svg:viewBox="0 0 18 17" draw:points="0,17 18,17 18,0 0,0"><text:p/></draw:polygon><draw:polygon draw:style-name="gr5" draw:text-style-name="P72" svg:width="1.1232in" svg:height="0.0063in" svg:x="3.3496in" svg:y="1.7138in" svg:viewBox="0 0 2854 17" draw:points="0,17 2854,17 2854,0 0,0"><text:p/></draw:polygon><draw:polygon draw:style-name="gr5" draw:text-style-name="P72" svg:width="0.0067in" svg:height="0.0063in" svg:x="4.4728in" svg:y="1.7138in" svg:viewBox="0 0 18 17" draw:points="0,17 18,17 18,0 0,0"><text:p/></draw:polygon><draw:polygon draw:style-name="gr5" draw:text-style-name="P72" svg:width="1.4232in" svg:height="0.0063in" svg:x="4.4795in" svg:y="1.7138in" svg:viewBox="0 0 3616 17" draw:points="0,17 3616,17 3616,0 0,0"><text:p/></draw:polygon><draw:polygon draw:style-name="gr5" draw:text-style-name="P72" svg:width="0.0067in" svg:height="0.0063in" svg:x="5.9028in" svg:y="1.7138in" svg:viewBox="0 0 18 17" draw:points="0,17 18,17 18,0 0,0"><text:p/></draw:polygon><draw:polygon draw:style-name="gr5" draw:text-style-name="P72" svg:width="0.0067in" svg:height="0.6602in" svg:x="-0.0437in" svg:y="1.7197in" svg:viewBox="0 0 18 1678" draw:points="0,1678 18,1678 18,0 0,0"><text:p/></draw:polygon><draw:polygon draw:style-name="gr5" draw:text-style-name="P72" svg:width="0.0035in" svg:height="0.6602in" svg:x="1.0894in" svg:y="1.7197in" svg:viewBox="0 0 10 1678" draw:points="0,1678 10,1678 10,0 0,0"><text:p/></draw:polygon><draw:polygon draw:style-name="gr5" draw:text-style-name="P72" svg:width="0.0067in" svg:height="0.6602in" svg:x="2.2161in" svg:y="1.7197in" svg:viewBox="0 0 18 1678" draw:points="0,1678 18,1678 18,0 0,0"><text:p/></draw:polygon><draw:polygon draw:style-name="gr5" draw:text-style-name="P72" svg:width="0.0067in" svg:height="0.6602in" svg:x="3.3429in" svg:y="1.7197in" svg:viewBox="0 0 18 1678" draw:points="0,1678 18,1678 18,0 0,0"><text:p/></draw:polygon><draw:polygon draw:style-name="gr5" draw:text-style-name="P72" svg:width="0.0067in" svg:height="0.6602in" svg:x="4.4728in" svg:y="1.7197in" svg:viewBox="0 0 18 1678" draw:points="0,1678 18,1678 18,0 0,0"><text:p/></draw:polygon><draw:polygon draw:style-name="gr5" draw:text-style-name="P72" svg:width="0.0067in" svg:height="0.6602in" svg:x="5.9028in" svg:y="1.7197in" svg:viewBox="0 0 18 1678" draw:points="0,1678 18,1678 18,0 0,0"><text:p/></draw:polygon><draw:polygon draw:style-name="gr2" draw:text-style-name="P69" svg:width="1.1264in" svg:height="0.6598in" svg:x="-0.037in" svg:y="2.3866in" svg:viewBox="0 0 2862 1677" draw:points="0,1677 2862,1677 2862,0 0,0"><text:p/></draw:polygon><draw:polygon draw:style-name="gr2" draw:text-style-name="P69" svg:width="0.9866in" svg:height="0.1831in" svg:x="0.0327in" svg:y="2.3866in" svg:viewBox="0 0 2507 466" draw:points="0,466 2507,466 2507,0 0,0"><text:p/></draw:polygon><draw:polygon draw:style-name="gr2" draw:text-style-name="P69" svg:width="0.9866in" svg:height="0.1768in" svg:x="0.0327in" svg:y="2.5697in" svg:viewBox="0 0 2507 450" draw:points="0,450 2507,450 2507,0 0,0"><text:p/></draw:polygon><draw:frame draw:style-name="gr25" draw:text-style-name="P71" svg:width="0.1567in" svg:height="0.1858in" svg:x="0.5228in" svg:y="2.3882in"><draw:text-box><text:p text:style-name="P70"><text:span text:style-name="T33"><text:s/></text:span></text:p></draw:text-box></draw:frame><draw:frame draw:style-name="gr26" draw:text-style-name="P71" svg:width="0.7579in" svg:height="0.1858in" svg:x="0.2634in" svg:y="2.5713in"><draw:text-box><text:p text:style-name="P70"><text:span text:style-name="T33">Proceso </text:span></text:p></draw:text-box></draw:frame><draw:frame draw:style-name="gr86" draw:text-style-name="P73" svg:width="4.8094in" svg:height="0.1677in" svg:x="1.1598in" svg:y="2.5512in"><draw:text-box><text:p text:style-name="P70"><text:span text:style-name="T35">El jugador canta envido, </text:span></text:p></draw:text-box></draw:frame><draw:polygon draw:style-name="gr5" draw:text-style-name="P72" svg:width="0.0067in" svg:height="0.0067in" svg:x="-0.0437in" svg:y="2.3799in" svg:viewBox="0 0 18 18" draw:points="0,18 18,18 18,0 0,0"><text:p/></draw:polygon><draw:polygon draw:style-name="gr5" draw:text-style-name="P72" svg:width="1.1264in" svg:height="0.0067in" svg:x="-0.037in" svg:y="2.3799in" svg:viewBox="0 0 2862 18" draw:points="0,18 2862,18 2862,0 0,0"><text:p/></draw:polygon><draw:polygon draw:style-name="gr5" draw:text-style-name="P72" svg:width="0.0035in" svg:height="0.0067in" svg:x="1.0894in" svg:y="2.3799in" svg:viewBox="0 0 10 18" draw:points="0,18 10,18 10,0 0,0"><text:p/></draw:polygon><draw:polygon draw:style-name="gr5" draw:text-style-name="P72" svg:width="1.1232in" svg:height="0.0067in" svg:x="1.0929in" svg:y="2.3799in" svg:viewBox="0 0 2854 18" draw:points="0,18 2854,18 2854,0 0,0"><text:p/></draw:polygon><draw:polygon draw:style-name="gr5" draw:text-style-name="P72" svg:width="0.0067in" svg:height="0.0067in" svg:x="2.2161in" svg:y="2.3799in" svg:viewBox="0 0 18 18" draw:points="0,18 18,18 18,0 0,0"><text:p/></draw:polygon><draw:polygon draw:style-name="gr5" draw:text-style-name="P72" svg:width="1.1201in" svg:height="0.0067in" svg:x="2.2228in" svg:y="2.3799in" svg:viewBox="0 0 2846 18" draw:points="0,18 2846,18 2846,0 0,0"><text:p/></draw:polygon><draw:polygon draw:style-name="gr5" draw:text-style-name="P72" svg:width="0.0067in" svg:height="0.0067in" svg:x="3.3429in" svg:y="2.3799in" svg:viewBox="0 0 18 18" draw:points="0,18 18,18 18,0 0,0"><text:p/></draw:polygon><draw:polygon draw:style-name="gr5" draw:text-style-name="P72" svg:width="1.1232in" svg:height="0.0067in" svg:x="3.3496in" svg:y="2.3799in" svg:viewBox="0 0 2854 18" draw:points="0,18 2854,18 2854,0 0,0"><text:p/></draw:polygon><draw:polygon draw:style-name="gr5" draw:text-style-name="P72" svg:width="0.0067in" svg:height="0.0067in" svg:x="4.4728in" svg:y="2.3799in" svg:viewBox="0 0 18 18" draw:points="0,18 18,18 18,0 0,0"><text:p/></draw:polygon><draw:polygon draw:style-name="gr5" draw:text-style-name="P72" svg:width="1.4232in" svg:height="0.0067in" svg:x="4.4795in" svg:y="2.3799in" svg:viewBox="0 0 3616 18" draw:points="0,18 3616,18 3616,0 0,0"><text:p/></draw:polygon><draw:polygon draw:style-name="gr5" draw:text-style-name="P72" svg:width="0.0067in" svg:height="0.0067in" svg:x="5.9028in" svg:y="2.3799in" svg:viewBox="0 0 18 18" draw:points="0,18 18,18 18,0 0,0"><text:p/></draw:polygon><draw:polygon draw:style-name="gr5" draw:text-style-name="P72" svg:width="0.0067in" svg:height="0.6598in" svg:x="-0.0437in" svg:y="2.3866in" svg:viewBox="0 0 18 1677" draw:points="0,1677 18,1677 18,0 0,0"><text:p/></draw:polygon><draw:polygon draw:style-name="gr5" draw:text-style-name="P72" svg:width="0.0035in" svg:height="0.6598in" svg:x="1.0894in" svg:y="2.3866in" svg:viewBox="0 0 10 1677" draw:points="0,1677 10,1677 10,0 0,0"><text:p/></draw:polygon><draw:polygon draw:style-name="gr5" draw:text-style-name="P72" svg:width="0.0067in" svg:height="0.6598in" svg:x="5.9028in" svg:y="2.3866in" svg:viewBox="0 0 18 1677" draw:points="0,1677 18,1677 18,0 0,0"><text:p/></draw:polygon><draw:polygon draw:style-name="gr2" draw:text-style-name="P69" svg:width="1.1264in" svg:height="0.3602in" svg:x="-0.037in" svg:y="3.0528in" svg:viewBox="0 0 2862 916" draw:points="0,916 2862,916 2862,0 0,0"><text:p/></draw:polygon><draw:polygon draw:style-name="gr2" draw:text-style-name="P69" svg:width="0.9866in" svg:height="0.1799in" svg:x="0.0327in" svg:y="3.0528in" svg:viewBox="0 0 2507 458" draw:points="0,458 2507,458 2507,0 0,0"><text:p/></draw:polygon><draw:polygon draw:style-name="gr2" draw:text-style-name="P69" svg:width="0.9866in" svg:height="0.1803in" svg:x="0.0327in" svg:y="3.2327in" svg:viewBox="0 0 2507 459" draw:points="0,459 2507,459 2507,0 0,0"><text:p/></draw:polygon><draw:frame draw:style-name="gr28" draw:text-style-name="P71" svg:width="0.6142in" svg:height="0.1858in" svg:x="0.3098in" svg:y="3.0583in"><draw:text-box><text:p text:style-name="P70"><text:span text:style-name="T33">Efecto </text:span></text:p></draw:text-box></draw:frame><draw:frame draw:style-name="gr29" draw:text-style-name="P71" svg:width="0.8579in" svg:height="0.1858in" svg:x="0.2098in" svg:y="3.2346in"><draw:text-box><text:p text:style-name="P70"><text:span text:style-name="T33">Colateral </text:span></text:p></draw:text-box></draw:frame><draw:polygon draw:style-name="gr5" draw:text-style-name="P72" svg:width="0.0067in" svg:height="0.0067in" svg:x="-0.0437in" svg:y="3.0469in" svg:viewBox="0 0 18 18" draw:points="0,18 18,18 18,0 0,0"><text:p/></draw:polygon><draw:polygon draw:style-name="gr5" draw:text-style-name="P72" svg:width="1.1264in" svg:height="0.0067in" svg:x="-0.037in" svg:y="3.0469in" svg:viewBox="0 0 2862 18" draw:points="0,18 2862,18 2862,0 0,0"><text:p/></draw:polygon><draw:polygon draw:style-name="gr5" draw:text-style-name="P72" svg:width="0.0035in" svg:height="0.0067in" svg:x="1.0894in" svg:y="3.0469in" svg:viewBox="0 0 10 18" draw:points="0,18 10,18 10,0 0,0"><text:p/></draw:polygon><draw:polygon draw:style-name="gr5" draw:text-style-name="P72" svg:width="4.8098in" svg:height="0.0067in" svg:x="1.0929in" svg:y="3.0469in" svg:viewBox="0 0 12218 18" draw:points="0,18 12218,18 12218,0 0,0"><text:p/></draw:polygon><draw:polygon draw:style-name="gr5" draw:text-style-name="P72" svg:width="0.0067in" svg:height="0.0067in" svg:x="5.9028in" svg:y="3.0469in" svg:viewBox="0 0 18 18" draw:points="0,18 18,18 18,0 0,0"><text:p/></draw:polygon><draw:polygon draw:style-name="gr5" draw:text-style-name="P72" svg:width="0.0067in" svg:height="0.3602in" svg:x="-0.0437in" svg:y="3.0528in" svg:viewBox="0 0 18 916" draw:points="0,916 18,916 18,0 0,0"><text:p/></draw:polygon><draw:polygon draw:style-name="gr5" draw:text-style-name="P72" svg:width="0.0067in" svg:height="0.0063in" svg:x="-0.0437in" svg:y="3.4138in" svg:viewBox="0 0 18 17" draw:points="0,17 18,17 18,0 0,0"><text:p/></draw:polygon><draw:polygon draw:style-name="gr5" draw:text-style-name="P72" svg:width="0.0067in" svg:height="0.0063in" svg:x="-0.0437in" svg:y="3.4138in" svg:viewBox="0 0 18 17" draw:points="0,17 18,17 18,0 0,0"><text:p/></draw:polygon><draw:polygon draw:style-name="gr5" draw:text-style-name="P72" svg:width="1.1264in" svg:height="0.0063in" svg:x="-0.037in" svg:y="3.4138in" svg:viewBox="0 0 2862 17" draw:points="0,17 2862,17 2862,0 0,0"><text:p/></draw:polygon><draw:polygon draw:style-name="gr5" draw:text-style-name="P72" svg:width="0.0035in" svg:height="0.3602in" svg:x="1.0894in" svg:y="3.0528in" svg:viewBox="0 0 10 916" draw:points="0,916 10,916 10,0 0,0"><text:p/></draw:polygon><draw:polygon draw:style-name="gr5" draw:text-style-name="P72" svg:width="0.0035in" svg:height="0.0063in" svg:x="1.0894in" svg:y="3.4138in" svg:viewBox="0 0 10 17" draw:points="0,17 10,17 10,0 0,0"><text:p/></draw:polygon><draw:polygon draw:style-name="gr5" draw:text-style-name="P72" svg:width="4.8098in" svg:height="0.0063in" svg:x="1.0929in" svg:y="3.4138in" svg:viewBox="0 0 12218 17" draw:points="0,17 12218,17 12218,0 0,0"><text:p/></draw:polygon><draw:polygon draw:style-name="gr5" draw:text-style-name="P72" svg:width="0.0067in" svg:height="0.3602in" svg:x="5.9028in" svg:y="3.0528in" svg:viewBox="0 0 18 916" draw:points="0,916 18,916 18,0 0,0"><text:p/></draw:polygon><draw:polygon draw:style-name="gr5" draw:text-style-name="P72" svg:width="0.0067in" svg:height="0.0063in" svg:x="5.9028in" svg:y="3.4138in" svg:viewBox="0 0 18 17" draw:points="0,17 18,17 18,0 0,0"><text:p/></draw:polygon><draw:polygon draw:style-name="gr5" draw:text-style-name="P72" svg:width="0.0067in" svg:height="0.0063in" svg:x="5.9028in" svg:y="3.4138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.3 Hardware</text:p>
      <text:p text:style-name="P10"><text:tab/></text:p>
      <text:p text:style-name="P43"><text:tab/>Requerimientos mínimos de hardware para un desempeño razonable de las funcionalidades</text:p>
      <text:p text:style-name="P43">del sistema:</text:p>
      <text:p text:style-name="P41"><text:tab/><text:tab/><text:span text:style-name="T27">✔ Procesador a 1 GHz</text:span></text:p>
      <text:p text:style-name="P43"><text:tab/><text:tab/>✔ 256 MB de RAM</text:p>
      <text:p text:style-name="P43"><text:tab/><text:tab/>✔ Espacio libre en el disco rígido</text:p>
      <text:p text:style-name="P8"><text:s/></text:p>
      <text:p text:style-name="P8">3.4 Portabilidad</text:p>
      <text:p text:style-name="P8"><text:tab/></text:p>
      <text:p text:style-name="P10"><text:tab/><text:tab/><text:span text:style-name="T11">Dado que la aplicación será accesible a través de un browser, la misma será multiplataforma.</text:span></text:p>
      <text:p text:style-name="P42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TimesNewRomanPS" svg:font-family="TimesNewRomanPS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0:57:43.057793806</meta:creation-date>
    <dc:date>2016-06-23T20:06:26.683820031</dc:date>
    <meta:editing-duration>PT1H53M35S</meta:editing-duration>
    <meta:editing-cycles>11</meta:editing-cycles>
    <meta:generator>LibreOffice/5.0.5.2$Linux_x86 LibreOffice_project/00m0$Build-2</meta:generator>
    <meta:document-statistic meta:table-count="2" meta:image-count="1" meta:object-count="0" meta:page-count="10" meta:paragraph-count="170" meta:word-count="1189" meta:character-count="8930" meta:non-whitespace-character-count="7831"/>
  </office:meta>
</office:document-meta>
</file>